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Consolas" fo:font-size="10.5pt" fo:font-weight="normal" fo:background-color="#002451"/>
    </style:style>
    <style:style style:name="P2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text-properties fo:color="#d1f1a9" style:font-name="Consolas" fo:font-size="10.5pt" fo:font-weight="normal" fo:background-color="#002451"/>
    </style:style>
    <style:style style:name="P5" style:family="paragraph" style:parent-style-name="Standard">
      <style:paragraph-properties style:line-height-at-least="0.503cm"/>
      <style:text-properties fo:color="#d1f1a9" style:font-name="Consolas" fo:font-size="10.5pt" fo:font-weight="normal" fo:background-color="#002451"/>
    </style:style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Preformatted_20_Text">
      <style:text-properties fo:background-color="#000000"/>
    </style:style>
    <style:style style:name="P8" style:family="paragraph" style:parent-style-name="Preformatted_20_Text">
      <style:text-properties fo:color="#ffffff" fo:background-color="#000000"/>
    </style:style>
    <style:style style:name="P9" style:family="paragraph" style:parent-style-name="Preformatted_20_Text">
      <style:text-properties fo:font-variant="normal" fo:text-transform="none" fo:color="#ffffff" style:font-name="Inter" fo:font-size="10.5pt" fo:letter-spacing="normal" fo:font-style="normal" fo:font-weight="normal" fo:background-color="#000000"/>
    </style:style>
    <style:style style:name="P10" style:family="paragraph" style:parent-style-name="Preformatted_20_Text">
      <style:paragraph-properties loext:contextual-spacing="false" fo:margin-top="0cm" fo:margin-bottom="0cm" fo:line-height="170%" fo:text-align="start" style:justify-single-word="false" fo:orphans="2" fo:widows="2"/>
    </style:style>
    <style:style style:name="P11" style:family="paragraph" style:parent-style-name="Standard">
      <style:paragraph-properties style:line-height-at-least="0.503cm"/>
      <style:text-properties fo:color="#ffffff" style:font-name="Consolas" fo:font-size="10.5pt" fo:font-weight="normal" fo:background-color="#002451"/>
    </style:style>
    <style:style style:name="P12" style:family="paragraph" style:parent-style-name="Standard">
      <style:paragraph-properties fo:margin-top="0cm" fo:margin-bottom="0.499cm" style:line-height-at-least="0.503cm" fo:background-color="#000066">
        <style:background-image/>
      </style:paragraph-properties>
    </style:style>
    <style:style style:name="P13" style:family="paragraph" style:parent-style-name="Standard">
      <style:paragraph-properties loext:contextual-spacing="false" fo:margin-top="0cm" fo:margin-bottom="0.499cm" style:line-height-at-least="0.503cm" fo:background-color="#000066">
        <style:background-image/>
      </style:paragraph-properties>
    </style:style>
    <style:style style:name="P14" style:family="paragraph" style:parent-style-name="Standard">
      <style:paragraph-properties fo:margin-top="0cm" fo:margin-bottom="0.499cm" style:line-height-at-least="0.503cm" fo:background-color="#000066">
        <style:background-image/>
      </style:paragraph-properties>
      <style:text-properties fo:color="#ffffff" style:font-name="Consolas" fo:font-size="10.5pt" fo:font-weight="normal" fo:background-color="#002451"/>
    </style:style>
    <style:style style:name="P15" style:family="paragraph" style:parent-style-name="Standard">
      <style:paragraph-properties fo:background-color="#000066">
        <style:background-image/>
      </style:paragraph-properties>
    </style:style>
    <style:style style:name="P16" style:family="paragraph" style:parent-style-name="Standard">
      <style:paragraph-properties fo:background-color="#000066">
        <style:background-image/>
      </style:paragraph-properties>
      <style:text-properties fo:color="#ffffff" style:font-name="Consolas" fo:font-size="10.5pt" fo:font-weight="normal" fo:background-color="#002451"/>
    </style:style>
    <style:style style:name="P17" style:family="paragraph" style:parent-style-name="Standard">
      <style:paragraph-properties style:line-height-at-least="0.503cm" fo:background-color="#000066">
        <style:background-image/>
      </style:paragraph-properties>
      <style:text-properties fo:color="#ffffff" style:font-name="Consolas" fo:font-size="10.5pt" fo:font-weight="normal" fo:background-color="#002451"/>
    </style:style>
    <style:style style:name="P18" style:family="paragraph" style:parent-style-name="Standard">
      <style:paragraph-properties fo:background-color="#000066">
        <style:background-image/>
      </style:paragraph-properties>
      <style:text-properties fo:color="#ffffff" fo:background-color="#002451"/>
    </style:style>
    <style:style style:name="P19" style:family="paragraph" style:parent-style-name="Standard">
      <style:paragraph-properties style:line-height-at-least="0.503cm" fo:background-color="#000066">
        <style:background-image/>
      </style:paragraph-properties>
      <style:text-properties fo:color="#ffffff" fo:background-color="#002451"/>
    </style:style>
    <style:style style:name="P20" style:family="paragraph" style:parent-style-name="Standard">
      <style:paragraph-properties style:line-height-at-least="0.503cm" fo:background-color="#000066">
        <style:background-image/>
      </style:paragraph-properties>
    </style:style>
    <style:style style:name="P21" style:family="paragraph" style:parent-style-name="Standard">
      <style:paragraph-properties style:line-height-at-least="0.503cm" fo:background-color="#000066">
        <style:background-image/>
      </style:paragraph-properties>
      <style:text-properties fo:color="#7285b7" fo:background-color="#002451"/>
    </style:style>
    <style:style style:name="P22" style:family="paragraph" style:parent-style-name="Standard">
      <style:paragraph-properties style:line-height-at-least="0.503cm" fo:background-color="#000066">
        <style:background-image/>
      </style:paragraph-properties>
      <style:text-properties fo:color="#7285b7" style:font-name="Consolas" fo:font-size="10.5pt" fo:font-weight="normal" fo:background-color="#002451"/>
    </style:style>
    <style:style style:name="P23" style:family="paragraph" style:parent-style-name="Standard">
      <style:paragraph-properties fo:background-color="#000066">
        <style:background-image/>
      </style:paragraph-properties>
      <style:text-properties fo:color="#d1f1a9" style:font-name="Consolas" fo:font-size="10.5pt" fo:font-weight="normal" fo:background-color="#002451"/>
    </style:style>
    <style:style style:name="P24" style:family="paragraph" style:parent-style-name="Standard">
      <style:paragraph-properties fo:background-color="#000066">
        <style:background-image/>
      </style:paragraph-properties>
      <style:text-properties fo:color="#ff9da4" style:font-name="Consolas" fo:font-size="10.5pt" fo:font-weight="normal" fo:background-color="#002451"/>
    </style:style>
    <style:style style:name="P25" style:family="paragraph" style:parent-style-name="Standard">
      <style:paragraph-properties style:line-height-at-least="0.503cm" fo:background-color="#000066">
        <style:background-image/>
      </style:paragraph-properties>
      <style:text-properties fo:color="#ff9da4" style:font-name="Consolas" fo:font-size="10.5pt" fo:font-weight="normal" fo:background-color="#002451"/>
    </style:style>
    <style:style style:name="P26" style:family="paragraph" style:parent-style-name="Standard">
      <style:paragraph-properties fo:background-color="#000066">
        <style:background-image/>
      </style:paragraph-properties>
      <style:text-properties fo:color="#ffc58f" style:font-name="Consolas" fo:font-size="10.5pt" fo:font-weight="normal" fo:background-color="#002451"/>
    </style:style>
    <style:style style:name="P27" style:family="paragraph" style:parent-style-name="Standard">
      <style:paragraph-properties style:line-height-at-least="0.503cm" fo:background-color="#000066">
        <style:background-image/>
      </style:paragraph-properties>
      <style:text-properties fo:color="#ebbbff" style:font-name="Consolas" fo:font-size="10.5pt" fo:font-weight="normal" fo:background-color="#002451"/>
    </style:style>
    <style:style style:name="P28" style:family="paragraph" style:parent-style-name="Preformatted_20_Text" style:list-style-name="L1"/>
    <style:style style:name="P29" style:family="paragraph" style:parent-style-name="Preformatted_20_Text" style:list-style-name="L1">
      <style:paragraph-properties fo:text-align="start" style:justify-single-word="false"/>
    </style:style>
    <style:style style:name="P30" style:family="paragraph" style:parent-style-name="Preformatted_20_Text" style:list-style-name="L1">
      <style:text-properties fo:font-style="italic" style:text-underline-style="solid" style:text-underline-width="auto" style:text-underline-color="font-color" fo:font-weight="bold" fo:background-color="#ff3333" style:font-style-asian="italic" style:font-weight-asian="bold" style:font-style-complex="italic" style:font-weight-complex="bold"/>
    </style:style>
    <style:style style:name="P31" style:family="paragraph" style:parent-style-name="Preformatted_20_Text">
      <style:text-properties fo:background-color="#000000"/>
    </style:style>
    <style:style style:name="P32" style:family="paragraph" style:parent-style-name="Preformatted_20_Text">
      <style:paragraph-properties fo:background-color="#000066">
        <style:background-image/>
      </style:paragraph-properties>
    </style:style>
    <style:style style:name="T1" style:family="text">
      <style:text-properties fo:font-variant="normal" fo:text-transform="none" fo:color="#ffffff" style:font-name="source-code-pro" fo:font-size="12pt" fo:letter-spacing="normal" fo:font-style="normal" fo:font-weight="normal" fo:background-color="#000000" loext:char-shading-value="0" loext:padding="0cm" loext:border="none"/>
    </style:style>
    <style:style style:name="T2" style:family="text">
      <style:text-properties fo:font-variant="normal" fo:text-transform="none" style:font-name="Inter" fo:font-size="10.5pt" fo:letter-spacing="normal" fo:font-style="normal" fo:font-weight="normal"/>
    </style:style>
    <style:style style:name="T3" style:family="text">
      <style:text-properties fo:color="#ffffff" style:font-name="source-code-pro" fo:background-color="#000000" loext:char-shading-value="0" loext:padding="0cm" loext:border="none"/>
    </style:style>
    <style:style style:name="T4" style:family="text">
      <style:text-properties fo:color="#ffffff" fo:background-color="#000000" loext:char-shading-value="0"/>
    </style:style>
    <style:style style:name="T5" style:family="text">
      <style:text-properties fo:color="#ffffff" fo:background-color="#002451"/>
    </style:style>
    <style:style style:name="T6" style:family="text">
      <style:text-properties fo:color="#ffffff" fo:background-color="#002451" loext:char-shading-value="0"/>
    </style:style>
    <style:style style:name="T7" style:family="text">
      <style:text-properties fo:color="#ffffff" style:font-name="Consolas" fo:font-size="10.5pt" fo:font-weight="normal" fo:background-color="#002451"/>
    </style:style>
    <style:style style:name="T8" style:family="text">
      <style:text-properties fo:color="#ffffff" style:font-name="Consolas" fo:font-size="10.5pt" fo:font-weight="normal" fo:background-color="#002451" loext:char-shading-value="0"/>
    </style:style>
    <style:style style:name="T9" style:family="text">
      <style:text-properties fo:color="#ff9da4"/>
    </style:style>
    <style:style style:name="T10" style:family="text">
      <style:text-properties fo:color="#ff9da4" style:font-name="Consolas" fo:font-size="10.5pt" fo:font-weight="normal"/>
    </style:style>
    <style:style style:name="T11" style:family="text">
      <style:text-properties fo:color="#99ffff"/>
    </style:style>
    <style:style style:name="T12" style:family="text">
      <style:text-properties fo:color="#99ffff" style:font-name="Consolas" fo:font-size="10.5pt" fo:font-weight="normal"/>
    </style:style>
    <style:style style:name="T13" style:family="text">
      <style:text-properties fo:color="#99ffff" style:font-name="Consolas" fo:font-size="10.5pt" fo:font-weight="normal" fo:background-color="#002451" loext:char-shading-value="0"/>
    </style:style>
    <style:style style:name="T14" style:family="text">
      <style:text-properties fo:color="#ffc58f"/>
    </style:style>
    <style:style style:name="T15" style:family="text">
      <style:text-properties fo:color="#ffc58f" style:font-name="Consolas" fo:font-size="10.5pt" fo:font-weight="normal"/>
    </style:style>
    <style:style style:name="T16" style:family="text">
      <style:text-properties fo:color="#d1f1a9"/>
    </style:style>
    <style:style style:name="T17" style:family="text">
      <style:text-properties fo:color="#d1f1a9" style:font-name="Consolas" fo:font-size="10.5pt" fo:font-weight="normal"/>
    </style:style>
    <style:style style:name="T18" style:family="text">
      <style:text-properties fo:color="#d1f1a9" style:font-name="Consolas" fo:font-size="10.5pt" fo:font-weight="normal" fo:background-color="#002451"/>
    </style:style>
    <style:style style:name="T19" style:family="text">
      <style:text-properties fo:color="#d1f1a9" style:font-name="Consolas" fo:font-size="10.5pt" fo:font-weight="normal" fo:background-color="#002451" loext:char-shading-value="0"/>
    </style:style>
    <style:style style:name="T20" style:family="text">
      <style:text-properties fo:color="#ebbbff"/>
    </style:style>
    <style:style style:name="T21" style:family="text">
      <style:text-properties fo:color="#ebbbff" style:font-name="Consolas" fo:font-size="10.5pt" fo:font-weight="normal"/>
    </style:style>
    <style:style style:name="T22" style:family="text">
      <style:text-properties fo:color="#ebbbff" style:font-name="Consolas" fo:font-size="10.5pt" fo:font-weight="normal" fo:background-color="#002451"/>
    </style:style>
    <style:style style:name="T23" style:family="text">
      <style:text-properties style:font-name="Consolas" fo:font-size="10.5pt" fo:font-weight="normal"/>
    </style:style>
    <style:style style:name="T24" style:family="text">
      <style:text-properties fo:color="#ffeead"/>
    </style:style>
    <style:style style:name="T25" style:family="text">
      <style:text-properties fo:color="#ffeead" style:font-name="Consolas" fo:font-size="10.5pt" fo:font-weight="normal"/>
    </style:style>
    <style:style style:name="T26" style:family="text">
      <style:text-properties fo:color="#bbdaff"/>
    </style:style>
    <style:style style:name="T27" style:family="text">
      <style:text-properties fo:color="#bbdaff" style:font-name="Consolas" fo:font-size="10.5pt" fo:font-weight="normal"/>
    </style:style>
    <style:style style:name="T28" style:family="text">
      <style:text-properties fo:color="#bbdaff" style:font-name="Consolas" fo:font-size="10.5pt" fo:font-weight="normal" fo:background-color="#002451"/>
    </style:style>
    <style:style style:name="T29" style:family="text">
      <style:text-properties fo:color="#7285b7"/>
    </style:style>
    <style:style style:name="T30" style:family="text">
      <style:text-properties fo:color="#7285b7" style:font-name="Consolas" fo:font-size="10.5pt" fo:font-weight="normal"/>
    </style:style>
    <style:style style:name="T31" style:family="text">
      <style:text-properties fo:background-color="#ff3333"/>
    </style:style>
    <style:style style:name="T3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Examen Desarrollo Entorno Servidor</text:p>
      <text:p text:style-name="Preformatted_20_Text"/>
      <text:list xml:id="list2278343818783562160" text:style-name="L1">
        <text:list-item>
          <text:p text:style-name="P28">Creamos la BBDD a utilizar y otorgamos privilegios al usuario</text:p>
        </text:list-item>
      </text:list>
      <text:p text:style-name="Preformatted_20_Text"><draw:frame draw:style-name="fr1" draw:name="Imagen1" text:anchor-type="paragraph" svg:width="16.984cm" svg:height="9.338cm" draw:z-index="0"><draw:image/></draw:frame></text:p>
      <text:list xml:id="list42663374" text:continue-numbering="true" text:style-name="L1">
        <text:list-item>
          <text:p text:style-name="P28">Creamos desde la terminal de comandos el proyecto de laravel</text:p>
        </text:list-item>
      </text:list>
      <text:p text:style-name="Preformatted_20_Text"/>
      <text:p text:style-name="P7">composer create-project laravel/laravel LarJetFinal</text:p>
      <text:p text:style-name="Preformatted_20_Text"/>
      <text:list xml:id="list42690084" text:continue-numbering="true" text:style-name="L1">
        <text:list-item>
          <text:p text:style-name="P28">Instalamos Jetstream y Liveware</text:p>
        </text:list-item>
      </text:list>
      <text:p text:style-name="Preformatted_20_Text"><text:span text:style-name="Source_20_Text"><text:span text:style-name="T3">composer require laravel/jetstream</text:span></text:span><text:span text:style-name="T4"><text:line-break/></text:span><text:span text:style-name="Source_20_Text"><text:span text:style-name="T1">php artisan jetstream:install livewire</text:span></text:span><text:span text:style-name="T4"><text:line-break/></text:span><text:span text:style-name="Source_20_Text"><text:span text:style-name="T1">npm install</text:span></text:span></text:p>
      <text:p text:style-name="P10"><text:span text:style-name="Source_20_Text"><text:span text:style-name="T1">npm run dev</text:span></text:span></text:p>
      <text:list xml:id="list42668353" text:continue-numbering="true" text:style-name="L1">
        <text:list-item>
          <text:p text:style-name="P28">Publicamos la carpeta vendor de componentes si vamos a usar alguna, en mi caso usaré la de jetstream-views numero 22</text:p>
        </text:list-item>
      </text:list>
      <text:p text:style-name="Preformatted_20_Text"/>
      <text:p text:style-name="P7">php artisan vendor:publish</text:p>
      <text:p text:style-name="Preformatted_20_Text"/>
      <text:list xml:id="list42693433" text:continue-numbering="true" text:style-name="L1">
        <text:list-item>
          <text:p text:style-name="P28">Para utilizar el email tenemos que crear cuenta en mailtrap, o en otra web que nos permita usar una direccion de mail sin estar el proyecto subido a la red, para atrapar el mensaje en local. Una vez dentro en inbox, habrá opciones de configuracion,seleccionamos la de Laravel y copiamos unas líneas de código que pondremos en el .env</text:p>
        </text:list-item>
      </text:list>
      <text:p text:style-name="Preformatted_20_Text"/>
      <text:p text:style-name="P9">MAIL_MAILER=smtp </text:p>
      <text:p text:style-name="P9">MAIL_HOST=smtp.mailtrap.io </text:p>
      <text:p text:style-name="P9">MAIL_PORT=2525 </text:p>
      <text:p text:style-name="P9">MAIL_USERNAME=da440b56d504a1 </text:p>
      <text:p text:style-name="P9">MAIL_PASSWORD=f0da1a4e9296f8 </text:p>
      <text:p text:style-name="P8"><text:span text:style-name="T2">MAIL_ENCRYPTION=tls</text:span>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42677331" text:continue-numbering="true" text:style-name="L1">
        <text:list-item>
          <text:p text:style-name="P28"><text:soft-page-break/>Modificamos el .env en la raíz del proyecto para usar la BBDD, nuestro usuario. Mailtrap y usar el disco public. Al final del codigo mostrado hemos modificado el email que aparecerá que envía el correo</text:p>
        </text:list-item>
      </text:list>
      <text:p text:style-name="P16"><text:span text:style-name="T9">APP_NAME</text:span><text:span text:style-name="T11">=</text:span>Laravel</text:p>
      <text:p text:style-name="P17"><text:span text:style-name="T9">APP_ENV</text:span><text:span text:style-name="T11">=</text:span>local</text:p>
      <text:p text:style-name="P17"><text:span text:style-name="T9">APP_KEY</text:span><text:span text:style-name="T11">=</text:span>base64:QzFlbwUK40/<text:span text:style-name="T9">MzjRNPKtjtDpgL8d8NONKcuv0VXTpgOs</text:span><text:span text:style-name="T11">=</text:span></text:p>
      <text:p text:style-name="P17"><text:span text:style-name="T9">APP_DEBUG</text:span><text:span text:style-name="T11">=</text:span><text:span text:style-name="T14">true</text:span></text:p>
      <text:p text:style-name="P17"><text:span text:style-name="T9">APP_URL</text:span><text:span text:style-name="T11">=</text:span>http://localhost:<text:span text:style-name="T14">8000</text:span></text:p>
      <text:p text:style-name="P20"/>
      <text:p text:style-name="P17"><text:span text:style-name="T9">LOG_CHANNEL</text:span><text:span text:style-name="T11">=</text:span>stack</text:p>
      <text:p text:style-name="P17"><text:span text:style-name="T9">LOG_DEPRECATIONS_CHANNEL</text:span><text:span text:style-name="T11">=</text:span><text:span text:style-name="T14">null</text:span></text:p>
      <text:p text:style-name="P17"><text:span text:style-name="T9">LOG_LEVEL</text:span><text:span text:style-name="T11">=</text:span>debug</text:p>
      <text:p text:style-name="P20"/>
      <text:p text:style-name="P17"><text:span text:style-name="T9">DB_CONNECTION</text:span><text:span text:style-name="T11">=</text:span>mysql</text:p>
      <text:p text:style-name="P17"><text:span text:style-name="T9">DB_HOST</text:span><text:span text:style-name="T11">=</text:span><text:span text:style-name="T14">127.0.0.1</text:span></text:p>
      <text:p text:style-name="P17"><text:span text:style-name="T9">DB_PORT</text:span><text:span text:style-name="T11">=</text:span><text:span text:style-name="T14">3306</text:span></text:p>
      <text:p text:style-name="P17"><text:span text:style-name="T9">DB_DATABASE</text:span><text:span text:style-name="T11">=</text:span>laravelexamen</text:p>
      <text:p text:style-name="P17"><text:span text:style-name="T9">DB_USERNAME</text:span><text:span text:style-name="T11">=</text:span>Pechi</text:p>
      <text:p text:style-name="P17"><text:span text:style-name="T9">DB_PASSWORD</text:span><text:span text:style-name="T11">=</text:span>secret0</text:p>
      <text:p text:style-name="P20"/>
      <text:p text:style-name="P17"><text:span text:style-name="T9">BROADCAST_DRIVER</text:span><text:span text:style-name="T11">=</text:span>log</text:p>
      <text:p text:style-name="P17"><text:span text:style-name="T9">CACHE_DRIVER</text:span><text:span text:style-name="T11">=</text:span>file</text:p>
      <text:p text:style-name="P17"><text:span text:style-name="T9">FILESYSTEM_DISK</text:span><text:span text:style-name="T11">=</text:span>public</text:p>
      <text:p text:style-name="P17"><text:span text:style-name="T9">QUEUE_CONNECTION</text:span><text:span text:style-name="T11">=</text:span>sync</text:p>
      <text:p text:style-name="P17"><text:span text:style-name="T9">SESSION_DRIVER</text:span><text:span text:style-name="T11">=</text:span>database</text:p>
      <text:p text:style-name="P17"><text:span text:style-name="T9">SESSION_LIFETIME</text:span><text:span text:style-name="T11">=</text:span><text:span text:style-name="T14">120</text:span></text:p>
      <text:p text:style-name="P20"/>
      <text:p text:style-name="P17"><text:span text:style-name="T9">MEMCACHED_HOST</text:span><text:span text:style-name="T11">=</text:span><text:span text:style-name="T14">127.0.0.1</text:span></text:p>
      <text:p text:style-name="P20"/>
      <text:p text:style-name="P17"><text:span text:style-name="T9">REDIS_HOST</text:span><text:span text:style-name="T11">=</text:span><text:span text:style-name="T14">127.0.0.1</text:span></text:p>
      <text:p text:style-name="P17"><text:span text:style-name="T9">REDIS_PASSWORD</text:span><text:span text:style-name="T11">=</text:span><text:span text:style-name="T14">null</text:span></text:p>
      <text:p text:style-name="P17"><text:span text:style-name="T9">REDIS_PORT</text:span><text:span text:style-name="T11">=</text:span><text:span text:style-name="T14">6379</text:span></text:p>
      <text:p text:style-name="P20"/>
      <text:p text:style-name="P17"><text:span text:style-name="T9">MAIL_MAILER</text:span><text:span text:style-name="T11">=</text:span>smtp</text:p>
      <text:p text:style-name="P17"><text:span text:style-name="T9">MAIL_HOST</text:span><text:span text:style-name="T11">=</text:span>smtp.mailtrap.io</text:p>
      <text:p text:style-name="P17"><text:span text:style-name="T9">MAIL_PORT</text:span><text:span text:style-name="T11">=</text:span><text:span text:style-name="T14">2525</text:span></text:p>
      <text:p text:style-name="P17"><text:span text:style-name="T9">MAIL_USERNAME</text:span><text:span text:style-name="T11">=</text:span>da440b56d504a1</text:p>
      <text:p text:style-name="P17"><text:span text:style-name="T9">MAIL_PASSWORD</text:span><text:span text:style-name="T11">=</text:span>f0da1a4e9296f8</text:p>
      <text:p text:style-name="P17"><text:span text:style-name="T9">MAIL_ENCRYPTION</text:span><text:span text:style-name="T11">=</text:span>tls</text:p>
      <text:p text:style-name="P17"><text:span text:style-name="T9">MAIL_FROM_ADDRESS</text:span><text:span text:style-name="T11">=</text:span><text:span text:style-name="T16">"adminRuizOrtega@LaravelMolaMazo.com"</text:span></text:p>
      <text:p text:style-name="P17"><text:span text:style-name="T9">MAIL_FROM_NAME</text:span><text:span text:style-name="T11">=</text:span><text:span text:style-name="T16">"</text:span><text:span text:style-name="T20">${</text:span><text:span text:style-name="T9">APP_NAME</text:span><text:span text:style-name="T20">}</text:span><text:span text:style-name="T16">"</text:span></text:p>
      <text:p text:style-name="Preformatted_20_Text"/>
      <text:p text:style-name="Preformatted_20_Text"/>
      <text:list xml:id="list42682681" text:continue-numbering="true" text:style-name="L1">
        <text:list-item>
          <text:p text:style-name="P28">Creamos una clase ContactoMailable(llamada así por convenio) y su controlador para gestrionar los emails y sus rutas.</text:p>
        </text:list-item>
      </text:list>
      <text:p text:style-name="P7">php artisan make:mail ContactoMailable</text:p>
      <text:p text:style-name="P7">php artisan make:controller ContactoControlle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42670735" text:continue-numbering="true" text:style-name="L1">
        <text:list-item>
          <text:p text:style-name="P28"><text:soft-page-break/>Ahora modificamos los archivos de configuracion para habilitar la verificacion por email <text:s/>Dejamos aquí la configuración del mail.Continuamos en el punto <text:span text:style-name="T32">40</text:span></text:p>
        </text:list-item>
      </text:list>
      <text:p text:style-name="Preformatted_20_Text"><text:tab/>Ruta : config/fortify.php</text:p>
      <text:p text:style-name="Preformatted_20_Text"><text:tab/>Descomentamos el emailverification()</text:p>
      <text:p text:style-name="P18">   <text:span text:style-name="T17">'features'</text:span><text:span text:style-name="T23"> </text:span><text:span text:style-name="T12">=&gt;</text:span><text:span text:style-name="T23"> [</text:span></text:p>
      <text:p text:style-name="P19">        <text:span text:style-name="T25">Features</text:span><text:span text:style-name="T23">::</text:span><text:span text:style-name="T27">registration</text:span><text:span text:style-name="T23">(),</text:span></text:p>
      <text:p text:style-name="P19">        <text:span text:style-name="T25">Features</text:span><text:span text:style-name="T23">::</text:span><text:span text:style-name="T27">resetPasswords</text:span><text:span text:style-name="T23">(),</text:span></text:p>
      <text:p text:style-name="P19">        <text:span text:style-name="T25">Features</text:span><text:span text:style-name="T23">::</text:span><text:span text:style-name="T27">emailVerification</text:span><text:span text:style-name="T23">(),</text:span></text:p>
      <text:p text:style-name="Preformatted_20_Text"/>
      <text:p text:style-name="Preformatted_20_Text"/>
      <text:list xml:id="list42691957" text:continue-numbering="true" text:style-name="L1">
        <text:list-item>
          <text:p text:style-name="P28">Modificamos el modelo User para que necesite verificar el email antes de acceder a la app</text:p>
          <text:p text:style-name="P28">El MustVerifyEmail, al haberlo descomentado se habia traido al modelo, pero hay que implementarlo manualmente, ahora mandará email de verificacion para entrar a la app</text:p>
        </text:list-item>
      </text:list>
      <text:p text:style-name="Preformatted_20_Text"/>
      <text:p text:style-name="P16"><text:span text:style-name="T20">class</text:span> <text:span text:style-name="T24">User</text:span> <text:span text:style-name="T20">extends</text:span> <text:span text:style-name="T16">Authenticatable</text:span> <text:span text:style-name="T20">implements</text:span> <text:span text:style-name="T16">MustVerifyEmail</text:span></text:p>
      <text:p text:style-name="Preformatted_20_Text"/>
      <text:p text:style-name="Preformatted_20_Text"/>
      <text:p text:style-name="Preformatted_20_Text"/>
      <text:list xml:id="list42662914" text:continue-numbering="true" text:style-name="L1">
        <text:list-item>
          <text:p text:style-name="P28">Modificamos config/app.php para cambiar los idiomas</text:p>
        </text:list-item>
      </text:list>
      <text:p text:style-name="P18">    <text:span text:style-name="T17">'locale'</text:span><text:span text:style-name="T23"> </text:span><text:span text:style-name="T12">=&gt;</text:span><text:span text:style-name="T23"> </text:span><text:span text:style-name="T17">'es'</text:span><text:span text:style-name="T23">,</text:span></text:p>
      <text:p text:style-name="P15"><text:span text:style-name="T6">    </text:span><text:span text:style-name="T19">'faker_locale'</text:span><text:span text:style-name="T8"> </text:span><text:span text:style-name="T13">=&gt;</text:span><text:span text:style-name="T8"> </text:span><text:span text:style-name="T19">'es_ES'</text:span><text:span text:style-name="T8">,</text:span></text:p>
      <text:p text:style-name="Preformatted_20_Text"/>
      <text:list xml:id="list42690257" text:continue-numbering="true" text:style-name="L1">
        <text:list-item>
          <text:p text:style-name="P28">usamos la terminal para descargar el paquete de idiomas a usar</text:p>
        </text:list-item>
      </text:list>
      <text:p text:style-name="P7">composer require laravel-lang/lang</text:p>
      <text:p text:style-name="Preformatted_20_Text"/>
      <text:list xml:id="list42671724" text:continue-numbering="true" text:style-name="L1">
        <text:list-item>
          <text:p text:style-name="P29">Buscamos vendor/laravel-lang/locales el paquete a usar,</text:p>
          <text:p text:style-name="P29"><text:s/>en este caso: /es y lo movemos a raiz: lang</text:p>
        </text:list-item>
      </text:list>
      <text:p text:style-name="Preformatted_20_Text"/>
      <text:list xml:id="list42671414" text:continue-numbering="true" text:style-name="L1">
        <text:list-item>
          <text:p text:style-name="P28">Habilitamos la imagen de usuario en config/laravel.php está deshabilitada, descomentándola la habilitamos</text:p>
        </text:list-item>
      </text:list>
      <text:p text:style-name="P18">  <text:span text:style-name="T17">'features'</text:span><text:span text:style-name="T23"> </text:span><text:span text:style-name="T12">=&gt;</text:span><text:span text:style-name="T23"> [</text:span></text:p>
      <text:p text:style-name="P19">        <text:span text:style-name="T30">// Features::termsAndPrivacyPolicy(),</text:span></text:p>
      <text:p text:style-name="P19">        <text:span text:style-name="T25">Features</text:span><text:span text:style-name="T23">::</text:span><text:span text:style-name="T27">profilePhotos</text:span><text:span text:style-name="T23">(),</text:span></text:p>
      <text:p text:style-name="P19">        <text:span text:style-name="T30">// Features::api(),</text:span></text:p>
      <text:p text:style-name="Preformatted_20_Text"/>
      <text:p text:style-name="Preformatted_20_Text"/>
      <text:list xml:id="list42682108" text:continue-numbering="true" text:style-name="L1">
        <text:list-item>
          <text:p text:style-name="P28">Creamos un acceso directo hacia nuestro disco public para su más fácil acceso</text:p>
        </text:list-item>
      </text:list>
      <text:p text:style-name="P7">php artisan storage:link</text:p>
      <text:p text:style-name="Preformatted_20_Text"/>
      <text:list xml:id="list42685034" text:continue-numbering="true" text:style-name="L1">
        <text:list-item>
          <text:p text:style-name="P28">Creamos los modelos para nuestras tablas, categorias, y comics</text:p>
        </text:list-item>
      </text:list>
      <text:p text:style-name="Preformatted_20_Text"/>
      <text:p text:style-name="P7">php artisan make:model Category -mcrfs</text:p>
      <text:p text:style-name="P7">php artisan make:model Comic -mcrf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42689614" text:continue-numbering="true" text:style-name="L1">
        <text:list-item>
          <text:p text:style-name="P28"><text:soft-page-break/>En la ruta:database/migrations/create_categories_table ponemos los nombres de los campos de la tabla y si alguno es unico</text:p>
        </text:list-item>
      </text:list>
      <text:p text:style-name="P16"><text:span text:style-name="T20">return</text:span> <text:span text:style-name="T20">new</text:span> <text:span text:style-name="T20">class</text:span> <text:span text:style-name="T20">extends</text:span> <text:span text:style-name="T16">Migration</text:span></text:p>
      <text:p text:style-name="P17">{</text:p>
      <text:p text:style-name="P19">    <text:span text:style-name="T30">/**</text:span></text:p>
      <text:p text:style-name="P21">     <text:span text:style-name="T23">* Run the migrations.</text:span></text:p>
      <text:p text:style-name="P21">     <text:span text:style-name="T23">*</text:span></text:p>
      <text:p text:style-name="P19"><text:span text:style-name="T29">     </text:span><text:span text:style-name="T30">* </text:span><text:span text:style-name="T21">@return</text:span><text:span text:style-name="T30"> </text:span><text:span text:style-name="T21">void</text:span></text:p>
      <text:p text:style-name="P21">     <text:span text:style-name="T23">*/</text:span></text:p>
      <text:p text:style-name="P19">    <text:span text:style-name="T21">public</text:span><text:span text:style-name="T23"> </text:span><text:span text:style-name="T21">function</text:span><text:span text:style-name="T23"> </text:span><text:span text:style-name="T27">up</text:span><text:span text:style-name="T23">()</text:span></text:p>
      <text:p text:style-name="P19">    <text:span text:style-name="T23">{</text:span></text:p>
      <text:p text:style-name="P19">        <text:span text:style-name="T25">Schema</text:span><text:span text:style-name="T23">::</text:span><text:span text:style-name="T27">create</text:span><text:span text:style-name="T23">(</text:span><text:span text:style-name="T17">'categories'</text:span><text:span text:style-name="T23">, </text:span><text:span text:style-name="T21">function</text:span><text:span text:style-name="T23"> (</text:span><text:span text:style-name="T25">Blueprint</text:span><text:span text:style-name="T23"> </text:span><text:span text:style-name="T10">$table</text:span><text:span text:style-name="T23">) {</text:span></text:p>
      <text:p text:style-name="P19">            <text:span text:style-name="T10">$table</text:span><text:span text:style-name="T23">-&gt;</text:span><text:span text:style-name="T27">id</text:span><text:span text:style-name="T23">();</text:span></text:p>
      <text:p text:style-name="P19">            <text:span text:style-name="T10">$table</text:span><text:span text:style-name="T23">-&gt;</text:span><text:span text:style-name="T27">timestamps</text:span><text:span text:style-name="T23">();</text:span></text:p>
      <text:p text:style-name="P19">            <text:span text:style-name="T10">$table</text:span><text:span text:style-name="T23">-&gt;</text:span><text:span text:style-name="T27">string</text:span><text:span text:style-name="T23">(</text:span><text:span text:style-name="T17">'nombre'</text:span><text:span text:style-name="T23">)-&gt;</text:span><text:span text:style-name="T27">unique</text:span><text:span text:style-name="T23">();</text:span></text:p>
      <text:p text:style-name="P19">            <text:span text:style-name="T10">$table</text:span><text:span text:style-name="T23">-&gt;</text:span><text:span text:style-name="T27">string</text:span><text:span text:style-name="T23">(</text:span><text:span text:style-name="T17">'descripcion'</text:span><text:span text:style-name="T23">);</text:span></text:p>
      <text:p text:style-name="P19">        <text:span text:style-name="T23">});</text:span></text:p>
      <text:p text:style-name="Preformatted_20_Text"/>
      <text:list xml:id="list42690255" text:continue-numbering="true" text:style-name="L1">
        <text:list-item>
          <text:p text:style-name="P28">En la ruta:database/migrations/create_comics_table ponemos los nombres de los campos de la tabla y si alguno es unico</text:p>
          <text:p text:style-name="P28">Aqui hemos introducido 2 claves foráneas, además las hemos introducido usando la nueva forma indicada en la guia de laravel 9</text:p>
        </text:list-item>
      </text:list>
      <text:p text:style-name="P18"><text:span text:style-name="T23"> </text:span><text:span text:style-name="T25">Schema</text:span><text:span text:style-name="T23">::</text:span><text:span text:style-name="T27">create</text:span><text:span text:style-name="T23">(</text:span><text:span text:style-name="T17">'comics'</text:span><text:span text:style-name="T23">, </text:span><text:span text:style-name="T21">function</text:span><text:span text:style-name="T23"> (</text:span><text:span text:style-name="T25">Blueprint</text:span><text:span text:style-name="T23"> </text:span><text:span text:style-name="T10">$table</text:span><text:span text:style-name="T23">) {</text:span></text:p>
      <text:p text:style-name="P19">            <text:span text:style-name="T10">$table</text:span><text:span text:style-name="T23">-&gt;</text:span><text:span text:style-name="T27">id</text:span><text:span text:style-name="T23">();</text:span></text:p>
      <text:p text:style-name="P19">            <text:span text:style-name="T10">$table</text:span><text:span text:style-name="T23">-&gt;</text:span><text:span text:style-name="T27">timestamps</text:span><text:span text:style-name="T23">();</text:span></text:p>
      <text:p text:style-name="P19">            <text:span text:style-name="T10">$table</text:span><text:span text:style-name="T23">-&gt;</text:span><text:span text:style-name="T27">string</text:span><text:span text:style-name="T23">(</text:span><text:span text:style-name="T17">'nombre'</text:span><text:span text:style-name="T23">)-&gt;</text:span><text:span text:style-name="T27">unique</text:span><text:span text:style-name="T23">();</text:span></text:p>
      <text:p text:style-name="P19">            <text:span text:style-name="T10">$table</text:span><text:span text:style-name="T23">-&gt;</text:span><text:span text:style-name="T27">enum</text:span><text:span text:style-name="T23">(</text:span><text:span text:style-name="T17">'</text:span><text:span text:style-name="T17">privado</text:span><text:span text:style-name="T17">'</text:span><text:span text:style-name="T23">,[</text:span><text:span text:style-name="T17">'SI'</text:span><text:span text:style-name="T23">,</text:span><text:span text:style-name="T17">'NO'</text:span><text:span text:style-name="T23">]);</text:span></text:p>
      <text:p text:style-name="P19">            <text:span text:style-name="T10">$table</text:span><text:span text:style-name="T23">-&gt;</text:span><text:span text:style-name="T27">string</text:span><text:span text:style-name="T23">(</text:span><text:span text:style-name="T17">'image'</text:span><text:span text:style-name="T23">);</text:span></text:p>
      <text:p text:style-name="P19">            <text:span text:style-name="T10">$table</text:span><text:span text:style-name="T23">-&gt;</text:span><text:span text:style-name="T27">enum</text:span><text:span text:style-name="T23">(</text:span><text:span text:style-name="T17">'editorial'</text:span><text:span text:style-name="T23">,[</text:span><text:span text:style-name="T17">'DC'</text:span><text:span text:style-name="T23">,</text:span><text:span text:style-name="T17">'Marvel'</text:span><text:span text:style-name="T23">,</text:span><text:span text:style-name="T17">'Vertigo'</text:span><text:span text:style-name="T23">,</text:span><text:span text:style-name="T17">'Salvat'</text:span><text:span text:style-name="T23">,</text:span><text:span text:style-name="T17">'Planeta'</text:span><text:span text:style-name="T23">]);</text:span></text:p>
      <text:p text:style-name="P19">            <text:span text:style-name="T10">$table</text:span><text:span text:style-name="T23">-&gt;</text:span><text:span text:style-name="T27">foreignId</text:span><text:span text:style-name="T23">(</text:span><text:span text:style-name="T17">'category_id'</text:span><text:span text:style-name="T23">)-&gt;</text:span><text:span text:style-name="T27">constrained</text:span><text:span text:style-name="T23">()-&gt;</text:span><text:span text:style-name="T27">cascadeOnUpdate</text:span><text:span text:style-name="T23">()-&gt;</text:span><text:span text:style-name="T27">cascadeOnDelete</text:span><text:span text:style-name="T23">();</text:span></text:p>
      <text:p text:style-name="P19">            <text:span text:style-name="T10">$table</text:span><text:span text:style-name="T23">-&gt;</text:span><text:span text:style-name="T27">foreignId</text:span><text:span text:style-name="T23">(</text:span><text:span text:style-name="T17">'user_id'</text:span><text:span text:style-name="T23">)-&gt;</text:span><text:span text:style-name="T27">constrained</text:span><text:span text:style-name="T23">()-&gt;</text:span><text:span text:style-name="T27">cascadeOnUpdate</text:span><text:span text:style-name="T23">()-&gt;</text:span><text:span text:style-name="T27">cascadeOnDelete</text:span><text:span text:style-name="T23">();</text:span></text:p>
      <text:p text:style-name="P19">        <text:span text:style-name="T23">});</text:span></text:p>
      <text:p text:style-name="P1"/>
      <text:p text:style-name="Preformatted_20_Text"/>
      <text:p text:style-name="Preformatted_20_Text"/>
      <text:list xml:id="list42694852" text:continue-numbering="true" text:style-name="L1">
        <text:list-item>
          <text:p text:style-name="P28">Preparamos los modelos en app/Models con sus relaciones y campos rellenables</text:p>
        </text:list-item>
      </text:list>
      <text:p text:style-name="Preformatted_20_Text"><text:tab/>User: ya tiene el fillable de base, no lo modificamos, solo la relacion con Contact</text:p>
      <text:p text:style-name="P16"><text:span text:style-name="T20">class</text:span> <text:span text:style-name="T24">User</text:span> <text:span text:style-name="T20">extends</text:span> <text:span text:style-name="T16">Authenticatable</text:span> <text:span text:style-name="T20">implements</text:span> <text:span text:style-name="T16">MustVerifyEmail</text:span></text:p>
      <text:p text:style-name="P17">{</text:p>
      <text:p text:style-name="P19">    <text:span text:style-name="T21">use</text:span><text:span text:style-name="T23"> </text:span><text:span text:style-name="T25">HasApiTokens</text:span><text:span text:style-name="T23">;</text:span></text:p>
      <text:p text:style-name="P19">    <text:span text:style-name="T21">use</text:span><text:span text:style-name="T23"> </text:span><text:span text:style-name="T25">HasFactory</text:span><text:span text:style-name="T23">;</text:span></text:p>
      <text:p text:style-name="P19">    <text:span text:style-name="T21">use</text:span><text:span text:style-name="T23"> </text:span><text:span text:style-name="T25">HasProfilePhoto</text:span><text:span text:style-name="T23">;</text:span></text:p>
      <text:p text:style-name="P19">    <text:span text:style-name="T21">use</text:span><text:span text:style-name="T23"> </text:span><text:span text:style-name="T25">Notifiable</text:span><text:span text:style-name="T23">;</text:span></text:p>
      <text:p text:style-name="P19">    <text:span text:style-name="T21">use</text:span><text:span text:style-name="T23"> </text:span><text:span text:style-name="T25">TwoFactorAuthenticatable</text:span><text:span text:style-name="T23">;</text:span></text:p>
      <text:p text:style-name="P20"/>
      <text:p text:style-name="P19">    <text:span text:style-name="T21">function</text:span><text:span text:style-name="T23"> </text:span><text:span text:style-name="T27">comic</text:span><text:span text:style-name="T27">s</text:span><text:span text:style-name="T23">(){</text:span></text:p>
      <text:p text:style-name="P19">        <text:span text:style-name="T21">return</text:span><text:span text:style-name="T23"> </text:span><text:span text:style-name="T10">$this</text:span><text:span text:style-name="T23">-&gt;</text:span><text:span text:style-name="T27">hasMany</text:span><text:span text:style-name="T23">(</text:span><text:span text:style-name="T25">Comic</text:span><text:span text:style-name="T23">::</text:span><text:span text:style-name="T21">class</text:span><text:span text:style-name="T23">);</text:span></text:p>
      <text:p text:style-name="P19">    <text:span text:style-name="T23">}</text:span></text:p>
      <text:p text:style-name="P4"/>
      <text:p text:style-name="P4"/>
      <text:p text:style-name="P3"><text:soft-page-break/></text:p>
      <text:p text:style-name="Preformatted_20_Text">Category: creamos fillable y ponemos la relacion con contactos</text:p>
      <text:p text:style-name="P16"><text:span text:style-name="T20">class</text:span> <text:span text:style-name="T24">Category</text:span> <text:span text:style-name="T20">extends</text:span> <text:span text:style-name="T16">Model</text:span></text:p>
      <text:p text:style-name="P17">{</text:p>
      <text:p text:style-name="P19">    <text:span text:style-name="T21">use</text:span><text:span text:style-name="T23"> </text:span><text:span text:style-name="T25">HasFactory</text:span><text:span text:style-name="T23">;</text:span></text:p>
      <text:p text:style-name="P19">    <text:span text:style-name="T21">protected</text:span><text:span text:style-name="T23"> </text:span><text:span text:style-name="T10">$fillable</text:span><text:span text:style-name="T12">=</text:span><text:span text:style-name="T23">[</text:span><text:span text:style-name="T17">'nombre'</text:span><text:span text:style-name="T23">,</text:span><text:span text:style-name="T17">'descripcion'</text:span><text:span text:style-name="T23">];</text:span></text:p>
      <text:p text:style-name="P19">    <text:span text:style-name="T21">function</text:span><text:span text:style-name="T23"> </text:span><text:span text:style-name="T27">comics</text:span><text:span text:style-name="T23">(){</text:span></text:p>
      <text:p text:style-name="P19">        <text:span text:style-name="T21">return</text:span><text:span text:style-name="T23"> </text:span><text:span text:style-name="T10">$this</text:span><text:span text:style-name="T23">-&gt;</text:span><text:span text:style-name="T27">hasMany</text:span><text:span text:style-name="T23">(</text:span><text:span text:style-name="T25">Comic</text:span><text:span text:style-name="T23">::</text:span><text:span text:style-name="T21">class</text:span><text:span text:style-name="T23">);</text:span></text:p>
      <text:p text:style-name="P19">    <text:span text:style-name="T23">}</text:span></text:p>
      <text:p text:style-name="P17">}</text:p>
      <text:p text:style-name="P23"/>
      <text:p text:style-name="P5"/>
      <text:p text:style-name="P2"/>
      <text:p text:style-name="Preformatted_20_Text">Contact:</text:p>
      <text:p text:style-name="P16"><text:span text:style-name="T20">class</text:span> <text:span text:style-name="T24">Comic</text:span> <text:span text:style-name="T20">extends</text:span> <text:span text:style-name="T16">Model</text:span></text:p>
      <text:p text:style-name="P17">{</text:p>
      <text:p text:style-name="P19">    <text:span text:style-name="T21">use</text:span><text:span text:style-name="T23"> </text:span><text:span text:style-name="T25">HasFactory</text:span><text:span text:style-name="T23">;</text:span></text:p>
      <text:p text:style-name="P19">    <text:span text:style-name="T21">protected</text:span><text:span text:style-name="T23"> </text:span><text:span text:style-name="T10">$fillable</text:span><text:span text:style-name="T12">=</text:span><text:span text:style-name="T23">[</text:span><text:span text:style-name="T17">'nombre'</text:span><text:span text:style-name="T23">,</text:span><text:span text:style-name="T17">'privado'</text:span><text:span text:style-name="T23">,</text:span><text:span text:style-name="T17">'image'</text:span><text:span text:style-name="T23">,</text:span><text:span text:style-name="T17">'editorial'</text:span><text:span text:style-name="T23">,</text:span><text:span text:style-name="T17">'category_id'</text:span><text:span text:style-name="T23">,</text:span><text:span text:style-name="T17">'user_id'</text:span><text:span text:style-name="T23">];</text:span></text:p>
      <text:p text:style-name="P19">    public <text:span text:style-name="T21">function</text:span><text:span text:style-name="T23"> </text:span><text:span text:style-name="T27">user</text:span><text:span text:style-name="T23">(){</text:span></text:p>
      <text:p text:style-name="P19">        <text:span text:style-name="T21">return</text:span><text:span text:style-name="T23"> </text:span><text:span text:style-name="T10">$this</text:span><text:span text:style-name="T23">-&gt;</text:span><text:span text:style-name="T27">belongsTo</text:span><text:span text:style-name="T23">(</text:span><text:span text:style-name="T25">User</text:span><text:span text:style-name="T23">::</text:span><text:span text:style-name="T21">class</text:span><text:span text:style-name="T23">);</text:span></text:p>
      <text:p text:style-name="P19">    <text:span text:style-name="T23">}</text:span></text:p>
      <text:p text:style-name="P19">    public <text:span text:style-name="T21">function</text:span><text:span text:style-name="T23"> </text:span><text:span text:style-name="T27">categor</text:span><text:span text:style-name="T27">y</text:span><text:span text:style-name="T23">(){</text:span></text:p>
      <text:p text:style-name="P19">        <text:span text:style-name="T21">return</text:span><text:span text:style-name="T23"> </text:span><text:span text:style-name="T10">$this</text:span><text:span text:style-name="T23">-&gt;</text:span><text:span text:style-name="T27">belongsTo</text:span><text:span text:style-name="T23">(</text:span><text:span text:style-name="T25">Category</text:span><text:span text:style-name="T23">::</text:span><text:span text:style-name="T21">class</text:span><text:span text:style-name="T23">);</text:span></text:p>
      <text:p text:style-name="P19">    <text:span text:style-name="T23">}</text:span></text:p>
      <text:p text:style-name="P19">    </text:p>
      <text:p text:style-name="P17">}</text:p>
      <text:p text:style-name="Preformatted_20_Text"/>
      <text:p text:style-name="Preformatted_20_Text"/>
      <text:p text:style-name="Preformatted_20_Text"/>
      <text:list xml:id="list42692782" text:continue-numbering="true" text:style-name="L1">
        <text:list-item>
          <text:p text:style-name="P28">Ahora preparamos los Seeders y factories</text:p>
        </text:list-item>
      </text:list>
      <text:p text:style-name="Preformatted_20_Text"/>
      <text:p text:style-name="P16"><text:span text:style-name="T20">class</text:span> <text:span text:style-name="T24">CategorySeeder</text:span> <text:span text:style-name="T20">extends</text:span> <text:span text:style-name="T16">Seeder</text:span></text:p>
      <text:p text:style-name="P17">{</text:p>
      <text:p text:style-name="P19">    <text:span text:style-name="T30">/**</text:span></text:p>
      <text:p text:style-name="P21">     <text:span text:style-name="T23">* Run the database seeds.</text:span></text:p>
      <text:p text:style-name="P21">     <text:span text:style-name="T23">*</text:span></text:p>
      <text:p text:style-name="P19"><text:span text:style-name="T29">     </text:span><text:span text:style-name="T30">* </text:span><text:span text:style-name="T21">@return</text:span><text:span text:style-name="T30"> </text:span><text:span text:style-name="T21">void</text:span></text:p>
      <text:p text:style-name="P21">     <text:span text:style-name="T23">*/</text:span></text:p>
      <text:p text:style-name="P19">    <text:span text:style-name="T21">public</text:span><text:span text:style-name="T23"> </text:span><text:span text:style-name="T21">function</text:span><text:span text:style-name="T23"> </text:span><text:span text:style-name="T27">run</text:span><text:span text:style-name="T23">()</text:span></text:p>
      <text:p text:style-name="P19">    <text:span text:style-name="T23">{</text:span></text:p>
      <text:p text:style-name="P19">        <text:span text:style-name="T10">$array</text:span><text:span text:style-name="T12">=</text:span><text:span text:style-name="T23">[</text:span></text:p>
      <text:p text:style-name="P19">            <text:span text:style-name="T17">'Accion'</text:span><text:span text:style-name="T12">=&gt;</text:span><text:span text:style-name="T17">'Aventura y dessenfreno sin igual'</text:span><text:span text:style-name="T23">,</text:span></text:p>
      <text:p text:style-name="P19">            <text:span text:style-name="T17">'Ciencia Ficción'</text:span><text:span text:style-name="T12">=&gt;</text:span><text:span text:style-name="T17">'Historias que nos llevan al límite de la imaginación'</text:span><text:span text:style-name="T23">,</text:span></text:p>
      <text:p text:style-name="P19">            <text:span text:style-name="T17">'Terror'</text:span><text:span text:style-name="T12">=&gt;</text:span><text:span text:style-name="T17">'Prepárate para ponerte con la piel de gallina'</text:span><text:span text:style-name="T23">,</text:span></text:p>
      <text:p text:style-name="P19">            <text:span text:style-name="T17">'Fábulas'</text:span><text:span text:style-name="T12">=&gt;</text:span><text:span text:style-name="T17">'Cuentos cortos para todos los públicos'</text:span><text:span text:style-name="T23">,</text:span></text:p>
      <text:p text:style-name="P19">            <text:span text:style-name="T17">'Histórico'</text:span><text:span text:style-name="T12">=&gt;</text:span><text:span text:style-name="T17">'Basado en hechos reales'</text:span></text:p>
      <text:p text:style-name="P19">        <text:span text:style-name="T23">];</text:span></text:p>
      <text:p text:style-name="P20"/>
      <text:p text:style-name="P19">        <text:span text:style-name="T21">foreach</text:span><text:span text:style-name="T23">(</text:span><text:span text:style-name="T10">$array</text:span><text:span text:style-name="T23"> </text:span><text:span text:style-name="T12">as</text:span><text:span text:style-name="T23"> </text:span><text:span text:style-name="T10">$k</text:span><text:span text:style-name="T12">=&gt;</text:span><text:span text:style-name="T10">$v</text:span><text:span text:style-name="T23">){</text:span></text:p>
      <text:p text:style-name="P19">            <text:span text:style-name="T23">\App\Models\</text:span><text:span text:style-name="T25">Category</text:span><text:span text:style-name="T23">::</text:span><text:span text:style-name="T27">factory</text:span><text:span text:style-name="T23">()-&gt;</text:span><text:span text:style-name="T27">create</text:span><text:span text:style-name="T23">([</text:span></text:p>
      <text:p text:style-name="P19">                     <text:span text:style-name="T17">'nombre'</text:span><text:span text:style-name="T12">=&gt;</text:span><text:span text:style-name="T10">$k</text:span><text:span text:style-name="T23">,</text:span></text:p>
      <text:p text:style-name="P19">                     <text:span text:style-name="T17">'descripcion'</text:span><text:span text:style-name="T12">=&gt;</text:span><text:span text:style-name="T10">$v</text:span></text:p>
      <text:p text:style-name="P20"><text:soft-page-break/><text:span text:style-name="T6">                 </text:span><text:span text:style-name="T8">]);</text:span></text:p>
      <text:p text:style-name="P20"><text:span text:style-name="T6">        </text:span><text:span text:style-name="T8">}</text:span></text:p>
      <text:p text:style-name="P19">    <text:span text:style-name="T23">}</text:span></text:p>
      <text:p text:style-name="P17">}</text:p>
      <text:p text:style-name="Preformatted_20_Text"/>
      <text:p text:style-name="Preformatted_20_Text"/>
      <text:p text:style-name="Preformatted_20_Text"/>
      <text:p text:style-name="Preformatted_20_Text"/>
      <text:list xml:id="list42684691" text:continue-numbering="true" text:style-name="L1">
        <text:list-item>
          <text:p text:style-name="P28">Antes de hacer el factory, usaremos un proveedor de imagenes distinto al habitual asi que lo descargamos</text:p>
          <text:p text:style-name="P30">CUIDADO DE NO DESCARGAR EL PAQUETE EQUIVOCADO, HAY VARIOS SIMILARES</text:p>
        </text:list-item>
      </text:list>
      <text:p text:style-name="Preformatted_20_Text">En caso de que se trabaje en varios equipos, es importante hacer <text:span text:style-name="T31">php artisan storage:link</text:span> antes de hacer las migraciones con seeder o dirá que <text:span text:style-name="T31">NO SE PUEDE ESCRIBIR EN EL ARCHIVO</text:span></text:p>
      <text:p text:style-name="P7">composer require mmo/faker-images</text:p>
      <text:p text:style-name="Preformatted_20_Text"/>
      <text:list xml:id="list42672955" text:continue-numbering="true" text:style-name="L1">
        <text:list-item>
          <text:p text:style-name="P28">Hacemos el factory de comics</text:p>
        </text:list-item>
      </text:list>
      <text:p text:style-name="P18"><text:span text:style-name="T23"> </text:span><text:span text:style-name="T21">public</text:span><text:span text:style-name="T23"> </text:span><text:span text:style-name="T21">function</text:span><text:span text:style-name="T23"> </text:span><text:span text:style-name="T27">definition</text:span><text:span text:style-name="T23">()</text:span></text:p>
      <text:p text:style-name="P20"><text:span text:style-name="T6">    </text:span><text:span text:style-name="T8">{</text:span></text:p>
      <text:p text:style-name="P19">        <text:span text:style-name="T10">$this</text:span><text:span text:style-name="T23">-&gt;</text:span><text:span text:style-name="T10">faker</text:span><text:span text:style-name="T23">-&gt;</text:span><text:span text:style-name="T27">addProvider</text:span><text:span text:style-name="T23">(</text:span><text:span text:style-name="T21">new</text:span><text:span text:style-name="T23"> \Mmo\Faker\</text:span><text:span text:style-name="T25">PicsumProvider</text:span><text:span text:style-name="T23">(</text:span><text:span text:style-name="T10">$this</text:span><text:span text:style-name="T23">-&gt;</text:span><text:span text:style-name="T10">faker</text:span><text:span text:style-name="T23">));</text:span></text:p>
      <text:p text:style-name="P19">                </text:p>
      <text:p text:style-name="P19">        <text:span text:style-name="T21">return</text:span><text:span text:style-name="T23"> [</text:span></text:p>
      <text:p text:style-name="P19">            <text:span text:style-name="T17">'nombre'</text:span><text:span text:style-name="T12">=&gt;</text:span><text:span text:style-name="T10">$this</text:span><text:span text:style-name="T23">-&gt;</text:span><text:span text:style-name="T10">faker</text:span><text:span text:style-name="T23">-&gt;</text:span><text:span text:style-name="T27">name</text:span><text:span text:style-name="T23">(),</text:span></text:p>
      <text:p text:style-name="P19">            <text:span text:style-name="T17">'privado'</text:span><text:span text:style-name="T12">=&gt;</text:span><text:span text:style-name="T10">$this</text:span><text:span text:style-name="T23">-&gt;</text:span><text:span text:style-name="T10">faker</text:span><text:span text:style-name="T23">-&gt;</text:span><text:span text:style-name="T27">randomElement</text:span><text:span text:style-name="T23">(</text:span><text:span text:style-name="T10">$array</text:span><text:span text:style-name="T12">=</text:span><text:span text:style-name="T27">array</text:span><text:span text:style-name="T23">(</text:span><text:span text:style-name="T17">'SI'</text:span><text:span text:style-name="T23">,</text:span><text:span text:style-name="T17">'NO'</text:span><text:span text:style-name="T23">)),</text:span></text:p>
      <text:p text:style-name="P19">            <text:span text:style-name="T17">'image'</text:span><text:span text:style-name="T12">=&gt;</text:span><text:span text:style-name="T17">'comics/'</text:span><text:span text:style-name="T12">.</text:span><text:span text:style-name="T10">$this</text:span><text:span text:style-name="T23">-&gt;</text:span><text:span text:style-name="T10">faker</text:span><text:span text:style-name="T23">-&gt;</text:span><text:span text:style-name="T27">picsum</text:span><text:span text:style-name="T23">(</text:span><text:span text:style-name="T17">'public/storage/comics'</text:span><text:span text:style-name="T23">,</text:span><text:span text:style-name="T17">'640'</text:span><text:span text:style-name="T23">,</text:span><text:span text:style-name="T17">'480'</text:span><text:span text:style-name="T23">,</text:span><text:span text:style-name="T15">null</text:span><text:span text:style-name="T23">,</text:span><text:span text:style-name="T15">false</text:span><text:span text:style-name="T23">),</text:span></text:p>
      <text:p text:style-name="P19">            <text:span text:style-name="T17">'editorial'</text:span><text:span text:style-name="T12">=&gt;</text:span><text:span text:style-name="T10">$this</text:span><text:span text:style-name="T23">-&gt;</text:span><text:span text:style-name="T10">faker</text:span><text:span text:style-name="T23">-&gt;</text:span><text:span text:style-name="T27">randomElement</text:span><text:span text:style-name="T23">(</text:span><text:span text:style-name="T10">$editorial</text:span><text:span text:style-name="T12">=</text:span><text:span text:style-name="T27">array</text:span><text:span text:style-name="T23">(</text:span><text:span text:style-name="T17">'DC'</text:span><text:span text:style-name="T23">,</text:span><text:span text:style-name="T17">'Marvel'</text:span><text:span text:style-name="T23">,</text:span><text:span text:style-name="T17">'Vertigo'</text:span><text:span text:style-name="T23">,</text:span><text:span text:style-name="T17">'Salvat'</text:span><text:span text:style-name="T23">,</text:span><text:span text:style-name="T17">'Planeta'</text:span><text:span text:style-name="T23">)),</text:span></text:p>
      <text:p text:style-name="P19">            <text:span text:style-name="T17">'category_id'</text:span><text:span text:style-name="T12">=&gt;</text:span><text:span text:style-name="T25">Category</text:span><text:span text:style-name="T23">::</text:span><text:span text:style-name="T27">all</text:span><text:span text:style-name="T23">()-&gt;</text:span><text:span text:style-name="T27">random</text:span><text:span text:style-name="T23">()-&gt;</text:span><text:span text:style-name="T10">id</text:span><text:span text:style-name="T23">,</text:span></text:p>
      <text:p text:style-name="P19">            <text:span text:style-name="T17">'user_id'</text:span><text:span text:style-name="T12">=&gt;</text:span><text:span text:style-name="T25">User</text:span><text:span text:style-name="T23">::</text:span><text:span text:style-name="T27">all</text:span><text:span text:style-name="T23">()-&gt;</text:span><text:span text:style-name="T27">random</text:span><text:span text:style-name="T23">()-&gt;</text:span><text:span text:style-name="T10">id</text:span></text:p>
      <text:p text:style-name="P19">        <text:span text:style-name="T23">];</text:span></text:p>
      <text:p text:style-name="P19">    <text:span text:style-name="T23">}</text:span></text:p>
      <text:p text:style-name="P1"/>
      <text:p text:style-name="Preformatted_20_Text"/>
      <text:list xml:id="list42676156" text:continue-numbering="true" text:style-name="L1">
        <text:list-item>
          <text:p text:style-name="P28">Ahora que tenemos listos los seeder y factory hacemos las migraciones con seeders</text:p>
        </text:list-item>
      </text:list>
      <text:p text:style-name="Preformatted_20_Text"><text:tab/>Ruta: database/seeders/dtabaseSeeders</text:p>
      <text:p text:style-name="Preformatted_20_Text"><text:tab/>Primero borramos el directorio de las fotos para que se borren y no se queden ocupando espacio, creamos el dirctorio de las fotos, llamamos al seeder de categorias, y llamamos a 2 factory, el de comics y el de users</text:p>
      <text:p text:style-name="P32"/>
      <text:p text:style-name="P16"><text:span text:style-name="T20">public</text:span> <text:span text:style-name="T20">function</text:span> <text:span text:style-name="T26">run</text:span>()</text:p>
      <text:p text:style-name="P19">    <text:span text:style-name="T23">{</text:span></text:p>
      <text:p text:style-name="P19">        <text:span text:style-name="T25">Storage</text:span><text:span text:style-name="T23">::</text:span><text:span text:style-name="T27">deleteDirectory</text:span><text:span text:style-name="T23">(</text:span><text:span text:style-name="T17">'comics'</text:span><text:span text:style-name="T23">);</text:span></text:p>
      <text:p text:style-name="P19">        <text:span text:style-name="T25">Storage</text:span><text:span text:style-name="T23">::</text:span><text:span text:style-name="T27">makeDirectory</text:span><text:span text:style-name="T23">(</text:span><text:span text:style-name="T17">'comics'</text:span><text:span text:style-name="T23">);</text:span></text:p>
      <text:p text:style-name="P20"/>
      <text:p text:style-name="P19">        <text:span text:style-name="T10">$this</text:span><text:span text:style-name="T23">-&gt;</text:span><text:span text:style-name="T27">call</text:span><text:span text:style-name="T23">(</text:span><text:span text:style-name="T25">CategorySeeder</text:span><text:span text:style-name="T23">::</text:span><text:span text:style-name="T21">class</text:span><text:span text:style-name="T23">);</text:span></text:p>
      <text:p text:style-name="P20"/>
      <text:p text:style-name="P19">        <text:span text:style-name="T23">\App\Models\</text:span><text:span text:style-name="T25">User</text:span><text:span text:style-name="T23">::</text:span><text:span text:style-name="T27">factory</text:span><text:span text:style-name="T23">(</text:span><text:span text:style-name="T15">20</text:span><text:span text:style-name="T23">)-&gt;</text:span><text:span text:style-name="T27">create</text:span><text:span text:style-name="T23">();</text:span></text:p>
      <text:p text:style-name="P19">        <text:span text:style-name="T23">\App\Models\</text:span><text:span text:style-name="T25">Comic</text:span><text:span text:style-name="T23">::</text:span><text:span text:style-name="T27">factory</text:span><text:span text:style-name="T23">(</text:span><text:span text:style-name="T15">100</text:span><text:span text:style-name="T23">)-&gt;</text:span><text:span text:style-name="T27">create</text:span><text:span text:style-name="T23">();</text:span></text:p>
      <text:p text:style-name="P20"/>
      <text:p text:style-name="P19">        <text:span text:style-name="T30">// \App\Models\User::factory()-&gt;create([</text:span></text:p>
      <text:p text:style-name="P19">        <text:span text:style-name="T30">//     'name' =&gt; 'Test User',</text:span></text:p>
      <text:p text:style-name="P19">        <text:span text:style-name="T30">//     'email' =&gt; 'test@example.com',</text:span></text:p>
      <text:p text:style-name="P19">        <text:span text:style-name="T30">// ]);</text:span></text:p>
      <text:p text:style-name="P19"><text:soft-page-break/>    <text:span text:style-name="T23">}</text:span></text:p>
      <text:p text:style-name="Preformatted_20_Text"/>
      <text:list xml:id="list42674820" text:continue-numbering="true" text:style-name="L1">
        <text:list-item>
          <text:p text:style-name="P28">Corremos las migraciones</text:p>
        </text:list-item>
      </text:list>
      <text:p text:style-name="P7">php artisan migrate:fresh --seed</text:p>
      <text:p text:style-name="Preformatted_20_Text"/>
      <text:list xml:id="list42671559" text:continue-numbering="true" text:style-name="L1">
        <text:list-item>
          <text:p text:style-name="P28">Preparamos las rutas en routes/web.php</text:p>
        </text:list-item>
      </text:list>
      <text:p text:style-name="Preformatted_20_Text">Usaremos la ruta sin verificacion que devuelve welcome para enseñar todos los comics publicados a los visitantes no logeados, tendrán su show y ya.</text:p>
      <text:p text:style-name="Preformatted_20_Text">Una vez estemos logeados nos llevará directamente a otra pagina con nuestros comics, donde podremos modificarlos</text:p>
      <text:p text:style-name="Preformatted_20_Text"/>
      <text:p text:style-name="Preformatted_20_Text">Hemos creado un grupo y le hemos asignado un contrlador, de comics, para manejar la pagina de inicio con un nuevo metodo llamado home que mostrará todos los comics no privados a todos los visitantes sin estar identificados</text:p>
      <text:p text:style-name="Standard"/>
      <text:p text:style-name="P17"><text:span text:style-name="T24">Route</text:span>::<text:span text:style-name="T26">controller</text:span>(<text:span text:style-name="T24">ComicController</text:span>::<text:span text:style-name="T20">class</text:span>)-&gt;<text:span text:style-name="T26">group</text:span>(<text:span text:style-name="T20">function</text:span>(){</text:p>
      <text:p text:style-name="P19">    <text:span text:style-name="T25">Route</text:span><text:span text:style-name="T23">::</text:span><text:span text:style-name="T27">get</text:span><text:span text:style-name="T23">(</text:span><text:span text:style-name="T17">'/'</text:span><text:span text:style-name="T23">,</text:span><text:span text:style-name="T17">'home'</text:span><text:span text:style-name="T23">);</text:span></text:p>
      <text:p text:style-name="P17">});</text:p>
      <text:p text:style-name="P17"/>
      <text:p text:style-name="P17"/>
      <text:p text:style-name="P15"/>
      <text:p text:style-name="P17"><text:span text:style-name="T24">Route</text:span>::<text:span text:style-name="T26">middleware</text:span>([</text:p>
      <text:p text:style-name="P19">    <text:span text:style-name="T17">'auth:sanctum'</text:span><text:span text:style-name="T23">,</text:span></text:p>
      <text:p text:style-name="P19">    <text:span text:style-name="T27">config(</text:span><text:span text:style-name="T17">'jetstream.auth_session'</text:span><text:span text:style-name="T27">)</text:span><text:span text:style-name="T23">,</text:span></text:p>
      <text:p text:style-name="P19">    <text:span text:style-name="T17">'verified'</text:span></text:p>
      <text:p text:style-name="P17">])-&gt;<text:span text:style-name="T26">group</text:span>(<text:span text:style-name="T20">function</text:span> () {</text:p>
      <text:p text:style-name="P19">    <text:span text:style-name="T25">Route</text:span><text:span text:style-name="T23">::</text:span><text:span text:style-name="T27">get</text:span><text:span text:style-name="T23">(</text:span><text:span text:style-name="T17">'/dashboard'</text:span><text:span text:style-name="T23">, </text:span><text:span text:style-name="T21">function</text:span><text:span text:style-name="T23"> () {</text:span></text:p>
      <text:p text:style-name="P19">        <text:span text:style-name="T21">return</text:span><text:span text:style-name="T23"> </text:span><text:span text:style-name="T27">view(</text:span><text:span text:style-name="T17">'dashboard'</text:span><text:span text:style-name="T27">)</text:span><text:span text:style-name="T23">;</text:span></text:p>
      <text:p text:style-name="P19">    <text:span text:style-name="T23">})-&gt;</text:span><text:span text:style-name="T27">name</text:span><text:span text:style-name="T23">(</text:span><text:span text:style-name="T17">'dashboard'</text:span><text:span text:style-name="T23">);</text:span></text:p>
      <text:p text:style-name="P17">});</text:p>
      <text:p text:style-name="P13"/>
      <text:p text:style-name="P22">//rutas de categorias, acceso concedido solo con verificacion de user</text:p>
      <text:p text:style-name="P17"><text:span text:style-name="T24">Route</text:span>::<text:span text:style-name="T26">middleware</text:span>([</text:p>
      <text:p text:style-name="P19">    <text:span text:style-name="T17">'auth:sanctum'</text:span><text:span text:style-name="T23">,</text:span></text:p>
      <text:p text:style-name="P19">    <text:span text:style-name="T27">config(</text:span><text:span text:style-name="T17">'jetstream.auth_session'</text:span><text:span text:style-name="T27">)</text:span><text:span text:style-name="T23">,</text:span></text:p>
      <text:p text:style-name="P19">    <text:span text:style-name="T17">'verified'</text:span></text:p>
      <text:p text:style-name="P17">])-&gt;<text:span text:style-name="T26">resource</text:span>(<text:span text:style-name="T16">'categories'</text:span>,<text:span text:style-name="T24">CategoryController</text:span>::<text:span text:style-name="T20">class</text:span>);</text:p>
      <text:p text:style-name="P20"/>
      <text:p text:style-name="P22">//rutas de cursos, accesibles solo con verificacion de user</text:p>
      <text:p text:style-name="P17"><text:span text:style-name="T24">Route</text:span>::<text:span text:style-name="T26">middleware</text:span>([</text:p>
      <text:p text:style-name="P19">    <text:span text:style-name="T17">'auth:sanctum'</text:span><text:span text:style-name="T23">,</text:span></text:p>
      <text:p text:style-name="P19">    <text:span text:style-name="T27">config(</text:span><text:span text:style-name="T17">'jetstream.auth_session'</text:span><text:span text:style-name="T27">)</text:span><text:span text:style-name="T23">,</text:span></text:p>
      <text:p text:style-name="P19">    <text:span text:style-name="T17">'verified'</text:span></text:p>
      <text:p text:style-name="P17">])-&gt;<text:span text:style-name="T26">resource</text:span>(<text:span text:style-name="T16">'comics'</text:span>,<text:span text:style-name="T24">ComicController</text:span>::<text:span text:style-name="T20">class</text:span>);</text:p>
      <text:p text:style-name="Preformatted_20_Text"/>
      <text:p text:style-name="Preformatted_20_Text"/>
      <text:list xml:id="list42666968" text:continue-numbering="true" text:style-name="L1">
        <text:list-item>
          <text:p text:style-name="P28">Creamos el controlador home en ComicController, devolvemos un array con todos los comics y en home ya haremos para mostrar los publicos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home</text:span><text:span text:style-name="T23">()</text:span></text:p>
      <text:p text:style-name="P19">    <text:span text:style-name="T23">{</text:span></text:p>
      <text:p text:style-name="P19">        <text:span text:style-name="T10">$comics</text:span><text:span text:style-name="T12">=</text:span><text:span text:style-name="T25">Comic</text:span><text:span text:style-name="T23">::</text:span><text:span text:style-name="T27">orderBy</text:span><text:span text:style-name="T23">(</text:span><text:span text:style-name="T17">'id'</text:span><text:span text:style-name="T23">,</text:span><text:span text:style-name="T17">'desc'</text:span><text:span text:style-name="T23">)-&gt;</text:span><text:span text:style-name="T27">paginate</text:span><text:span text:style-name="T23">(</text:span><text:span text:style-name="T15">10</text:span><text:span text:style-name="T23">);</text:span></text:p>
      <text:p text:style-name="P19">        <text:span text:style-name="T21">return</text:span><text:span text:style-name="T23"> </text:span><text:span text:style-name="T27">view(</text:span><text:span text:style-name="T17">'welcome'</text:span><text:span text:style-name="T27">,compact(</text:span><text:span text:style-name="T17">'comics'</text:span><text:span text:style-name="T27">))</text:span><text:span text:style-name="T23">;</text:span></text:p>
      <text:p text:style-name="P19">    <text:span text:style-name="T23">}</text:span></text:p>
      <text:p text:style-name="Preformatted_20_Text"><text:soft-page-break/></text:p>
      <text:p text:style-name="Preformatted_20_Text"/>
      <text:p text:style-name="Preformatted_20_Text"/>
      <text:list xml:id="list42684942" text:continue-numbering="true" text:style-name="L1">
        <text:list-item>
          <text:p text:style-name="P28">creamos la vista welcome, solo son visibles los que no son privados</text:p>
        </text:list-item>
      </text:list>
      <text:p text:style-name="P24">&lt;!DOCTYPE html&gt;</text:p>
      <text:p text:style-name="P17"><text:span text:style-name="T9">&lt;html lang=</text:span><text:span text:style-name="T16">"</text:span><text:span text:style-name="T26">{{</text:span><text:span text:style-name="T16"> </text:span><text:span text:style-name="T26">str_replace(</text:span><text:span text:style-name="T16">'_'</text:span><text:span text:style-name="T26">, </text:span><text:span text:style-name="T16">'-'</text:span><text:span text:style-name="T26">, app()</text:span>-&gt;<text:span text:style-name="T26">getLocale())</text:span><text:span text:style-name="T16"> </text:span><text:span text:style-name="T26">}}</text:span><text:span text:style-name="T16">"</text:span><text:span text:style-name="T9">&gt;</text:span></text:p>
      <text:p text:style-name="P19">    <text:span text:style-name="T10">&lt;head&gt;</text:span></text:p>
      <text:p text:style-name="P19">        <text:span text:style-name="T10">&lt;meta charset=</text:span><text:span text:style-name="T17">"utf-8"</text:span><text:span text:style-name="T10">&gt;</text:span></text:p>
      <text:p text:style-name="P19">        <text:span text:style-name="T10">&lt;meta name=</text:span><text:span text:style-name="T17">"viewport"</text:span><text:span text:style-name="T10"> content=</text:span><text:span text:style-name="T17">"width=device-width, initial-scale=1"</text:span><text:span text:style-name="T10">&gt;</text:span></text:p>
      <text:p text:style-name="P20"/>
      <text:p text:style-name="P19">        <text:span text:style-name="T10">&lt;title&gt;</text:span><text:span text:style-name="T23">Laravel</text:span><text:span text:style-name="T10">&lt;/title&gt;</text:span></text:p>
      <text:p text:style-name="P19">  <text:span text:style-name="T30">&lt;!-- Fonts --&gt;</text:span></text:p>
      <text:p text:style-name="P19">  <text:span text:style-name="T10">&lt;link rel=</text:span><text:span text:style-name="T17">"stylesheet"</text:span><text:span text:style-name="T10"> href=</text:span><text:span text:style-name="T17">"https://fonts.googleapis.com/css2?family=Nunito:wght@400;600;700&amp;display=swap"</text:span><text:span text:style-name="T10">&gt;</text:span></text:p>
      <text:p text:style-name="P20"/>
      <text:p text:style-name="P19">  <text:span text:style-name="T30">&lt;!-- Styles --&gt;</text:span></text:p>
      <text:p text:style-name="P19">  <text:span text:style-name="T10">&lt;link rel=</text:span><text:span text:style-name="T17">"stylesheet"</text:span><text:span text:style-name="T10"> href=</text:span><text:span text:style-name="T17">"</text:span><text:span text:style-name="T27">{{</text:span><text:span text:style-name="T17"> </text:span><text:span text:style-name="T27">mix(</text:span><text:span text:style-name="T17">'css/app.css'</text:span><text:span text:style-name="T27">)</text:span><text:span text:style-name="T17"> </text:span><text:span text:style-name="T27">}}</text:span><text:span text:style-name="T17">"</text:span><text:span text:style-name="T10">&gt;</text:span></text:p>
      <text:p text:style-name="P19"> <text:span text:style-name="T30">&lt;!-- Scripts --&gt;</text:span></text:p>
      <text:p text:style-name="P19"> <text:span text:style-name="T10">&lt;script src=</text:span><text:span text:style-name="T17">"</text:span><text:span text:style-name="T27">{{</text:span><text:span text:style-name="T17"> </text:span><text:span text:style-name="T27">mix(</text:span><text:span text:style-name="T17">'js/app.js'</text:span><text:span text:style-name="T27">)</text:span><text:span text:style-name="T17"> </text:span><text:span text:style-name="T27">}}</text:span><text:span text:style-name="T17">"</text:span><text:span text:style-name="T10"> defer&gt;&lt;/script&gt;</text:span></text:p>
      <text:p text:style-name="P20"/>
      <text:p text:style-name="P19">        <text:span text:style-name="T30">&lt;!-- Fonts --&gt;</text:span></text:p>
      <text:p text:style-name="P19">        <text:span text:style-name="T10">&lt;link href=</text:span><text:span text:style-name="T17">"https://fonts.googleapis.com/css2?family=Nunito:wght@400;600;700&amp;display=swap"</text:span><text:span text:style-name="T10"> rel=</text:span><text:span text:style-name="T17">"stylesheet"</text:span><text:span text:style-name="T10">&gt;</text:span></text:p>
      <text:p text:style-name="P20"/>
      <text:p text:style-name="P19">        <text:span text:style-name="T30">&lt;!-- Styles --&gt;</text:span></text:p>
      <text:p text:style-name="P19">        <text:span text:style-name="T10">&lt;style&gt;</text:span></text:p>
      <text:p text:style-name="P19">            <text:span text:style-name="T30">/*! normalize.css v8.0.1 | MIT License | github.com/necolas/normalize.css */</text:span><text:span text:style-name="T21">html</text:span><text:span text:style-name="T23">{</text:span><text:span text:style-name="T25">line-height</text:span><text:span text:style-name="T23">:</text:span><text:span text:style-name="T15">1.15</text:span><text:span text:style-name="T23">;</text:span><text:span text:style-name="T25">-webkit-text-size-adjust</text:span><text:span text:style-name="T23">:</text:span><text:span text:style-name="T15">100%</text:span><text:span text:style-name="T23">}</text:span><text:span text:style-name="T21">body</text:span><text:span text:style-name="T23">{</text:span><text:span text:style-name="T25">margin</text:span><text:span text:style-name="T23">:</text:span><text:span text:style-name="T15">0</text:span><text:span text:style-name="T23">}</text:span><text:span text:style-name="T21">a</text:span><text:span text:style-name="T23">{</text:span><text:span text:style-name="T25">background-color</text:span><text:span text:style-name="T23">:</text:span><text:span text:style-name="T15">transparent</text:span><text:span text:style-name="T23">}[</text:span><text:span text:style-name="T10">hidden</text:span><text:span text:style-name="T23">]{</text:span><text:span text:style-name="T25">display</text:span><text:span text:style-name="T23">:</text:span><text:span text:style-name="T15">none</text:span><text:span text:style-name="T23">}</text:span><text:span text:style-name="T21">html</text:span><text:span text:style-name="T23">{</text:span><text:span text:style-name="T25">font-family</text:span><text:span text:style-name="T23">:</text:span><text:span text:style-name="T15">system-ui</text:span><text:span text:style-name="T23">,</text:span><text:span text:style-name="T15">-apple-system</text:span><text:span text:style-name="T23">,BlinkMacSystemFont,Segoe UI,Roboto,</text:span><text:span text:style-name="T15">Helvetica</text:span><text:span text:style-name="T23"> Neue,</text:span><text:span text:style-name="T15">Arial</text:span><text:span text:style-name="T23">,Noto Sans,</text:span><text:span text:style-name="T15">sans-serif</text:span><text:span text:style-name="T23">,Apple </text:span><text:span text:style-name="T15">Color</text:span><text:span text:style-name="T23"> Emoji,Segoe UI Emoji,Segoe UI </text:span><text:span text:style-name="T15">Symbol</text:span><text:span text:style-name="T23">,Noto </text:span><text:span text:style-name="T15">Color</text:span><text:span text:style-name="T23"> Emoji;</text:span><text:span text:style-name="T25">line-height</text:span><text:span text:style-name="T23">:</text:span><text:span text:style-name="T15">1.5</text:span><text:span text:style-name="T23">}</text:span><text:span text:style-name="T10">*</text:span><text:span text:style-name="T23">,</text:span><text:span text:style-name="T10">:after</text:span><text:span text:style-name="T23">,</text:span><text:span text:style-name="T10">:before</text:span><text:span text:style-name="T23">{</text:span><text:span text:style-name="T25">box-sizing</text:span><text:span text:style-name="T23">:</text:span><text:span text:style-name="T15">border-box</text:span><text:span text:style-name="T23">;</text:span><text:span text:style-name="T25">border</text:span><text:span text:style-name="T23">:</text:span><text:span text:style-name="T15">0</text:span><text:span text:style-name="T23"> </text:span><text:span text:style-name="T15">solid</text:span><text:span text:style-name="T23"> </text:span><text:span text:style-name="T12">#e2e8f0</text:span><text:span text:style-name="T23">}</text:span><text:span text:style-name="T21">a</text:span><text:span text:style-name="T23">{</text:span><text:span text:style-name="T25">color</text:span><text:span text:style-name="T23">:</text:span><text:span text:style-name="T15">inherit</text:span><text:span text:style-name="T23">;</text:span><text:span text:style-name="T25">text-decoration</text:span><text:span text:style-name="T23">:</text:span><text:span text:style-name="T15">inherit</text:span><text:span text:style-name="T23">}</text:span><text:span text:style-name="T21">svg</text:span><text:span text:style-name="T23">,</text:span><text:span text:style-name="T21">video</text:span><text:span text:style-name="T23">{</text:span><text:span text:style-name="T25">display</text:span><text:span text:style-name="T23">:</text:span><text:span text:style-name="T15">block</text:span><text:span text:style-name="T23">;</text:span><text:span text:style-name="T25">vertical-align</text:span><text:span text:style-name="T23">:</text:span><text:span text:style-name="T15">middle</text:span><text:span text:style-name="T23">}</text:span><text:span text:style-name="T21">video</text:span><text:span text:style-name="T23">{</text:span><text:span text:style-name="T25">max-width</text:span><text:span text:style-name="T23">:</text:span><text:span text:style-name="T15">100%</text:span><text:span text:style-name="T23">;</text:span><text:span text:style-name="T25">height</text:span><text:span text:style-name="T23">:</text:span><text:span text:style-name="T15">auto</text:span><text:span text:style-name="T23">}</text:span><text:span text:style-name="T10">.bg-white</text:span><text:span text:style-name="T23">{</text:span><text:span text:style-name="T10">--bg-opacity</text:span><text:span text:style-name="T23">:</text:span><text:span text:style-name="T15">1</text:span><text:span text:style-name="T23">;</text:span><text:span text:style-name="T25">background-color</text:span><text:span text:style-name="T23">:</text:span><text:span text:style-name="T12">#fff</text:span><text:span text:style-name="T23">;</text:span><text:span text:style-name="T25">background-color</text:span><text:span text:style-name="T23">:</text:span><text:span text:style-name="T27">rgba</text:span><text:span text:style-name="T23">(</text:span><text:span text:style-name="T15">255</text:span><text:span text:style-name="T23">,</text:span><text:span text:style-name="T15">255</text:span><text:span text:style-name="T23">,</text:span><text:span text:style-name="T15">255</text:span><text:span text:style-name="T23">,</text:span><text:span text:style-name="T27">var</text:span><text:span text:style-name="T23">(</text:span><text:span text:style-name="T10">--bg-opacity</text:span><text:span text:style-name="T23">))}</text:span><text:span text:style-name="T10">.bg-gray-100</text:span><text:span text:style-name="T23">{</text:span><text:span text:style-name="T10">--bg-opacity</text:span><text:span text:style-name="T23">:</text:span><text:span text:style-name="T15">1</text:span><text:span text:style-name="T23">;</text:span><text:span text:style-name="T25">background-color</text:span><text:span text:style-name="T23">:</text:span><text:span text:style-name="T12">#f7fafc</text:span><text:span text:style-name="T23">;</text:span><text:span text:style-name="T25">background-color</text:span><text:span text:style-name="T23">:</text:span><text:span text:style-name="T27">rgba</text:span><text:span text:style-name="T23">(</text:span><text:span text:style-name="T15">247</text:span><text:span text:style-name="T23">,</text:span><text:span text:style-name="T15">250</text:span><text:span text:style-name="T23">,</text:span><text:span text:style-name="T15">252</text:span><text:span text:style-name="T23">,</text:span><text:span text:style-name="T27">var</text:span><text:span text:style-name="T23">(</text:span><text:span text:style-name="T10">--bg-opacity</text:span><text:span text:style-name="T23">))}</text:span><text:span text:style-name="T10">.border-gray-200</text:span><text:span text:style-name="T23">{</text:span><text:span text:style-name="T10">--border-opacity</text:span><text:span text:style-name="T23">:</text:span><text:span text:style-name="T15">1</text:span><text:span text:style-name="T23">;</text:span><text:span text:style-name="T25">border-color</text:span><text:span text:style-name="T23">:</text:span><text:span text:style-name="T12">#edf2f7</text:span><text:span text:style-name="T23">;</text:span><text:span text:style-name="T25">border-color</text:span><text:span text:style-name="T23">:</text:span><text:span text:style-name="T27">rgba</text:span><text:span text:style-name="T23">(</text:span><text:span text:style-name="T15">237</text:span><text:span text:style-name="T23">,</text:span><text:span text:style-name="T15">242</text:span><text:span text:style-name="T23">,</text:span><text:span text:style-name="T15">247</text:span><text:span text:style-name="T23">,</text:span><text:span text:style-name="T27">var</text:span><text:span text:style-name="T23">(</text:span><text:span text:style-name="T10">--border-opacity</text:span><text:span text:style-name="T23">))}</text:span><text:span text:style-name="T10">.border-t</text:span><text:span text:style-name="T23">{</text:span><text:span text:style-name="T25">border-top-width</text:span><text:span text:style-name="T23">:</text:span><text:span text:style-name="T15">1px</text:span><text:span text:style-name="T23">}</text:span><text:span text:style-name="T10">.flex</text:span><text:span text:style-name="T23">{</text:span><text:span text:style-name="T25">display</text:span><text:span text:style-name="T23">:</text:span><text:span text:style-name="T15">flex</text:span><text:span text:style-name="T23">}</text:span><text:span text:style-name="T10">.grid</text:span><text:span text:style-name="T23">{</text:span><text:span text:style-name="T25">display</text:span><text:span text:style-name="T23">:</text:span><text:span text:style-name="T15">grid</text:span><text:span text:style-name="T23">}</text:span><text:span text:style-name="T10">.hidden</text:span><text:span text:style-name="T23">{</text:span><text:span text:style-name="T25">display</text:span><text:span text:style-name="T23">:</text:span><text:span text:style-name="T15">none</text:span><text:span text:style-name="T23">}</text:span><text:span text:style-name="T10">.items-center</text:span><text:span text:style-name="T23">{</text:span><text:span text:style-name="T25">align-items</text:span><text:span text:style-name="T23">:</text:span><text:span text:style-name="T15">center</text:span><text:span text:style-name="T23">}</text:span><text:span text:style-name="T10">.justify-center</text:span><text:span text:style-name="T23">{</text:span><text:span text:style-name="T25">justify-content</text:span><text:span text:style-name="T23">:</text:span><text:span text:style-name="T15">center</text:span><text:span text:style-name="T23">}</text:span><text:span text:style-name="T10">.font-semibold</text:span><text:span text:style-name="T23">{</text:span><text:span text:style-name="T25">font-weight</text:span><text:span text:style-name="T23">:</text:span><text:span text:style-name="T15">600</text:span><text:span text:style-name="T23">}</text:span><text:span text:style-name="T10">.h-5</text:span><text:span text:style-name="T23">{</text:span><text:span text:style-name="T25">height</text:span><text:span text:style-name="T23">:</text:span><text:span text:style-name="T15">1.25rem</text:span><text:span text:style-name="T23">}</text:span><text:span text:style-name="T10">.h-8</text:span><text:span text:style-name="T23">{</text:span><text:span text:style-name="T25">height</text:span><text:span text:style-name="T23">:</text:span><text:span text:style-name="T15">2rem</text:span><text:span text:style-name="T23">}</text:span><text:span text:style-name="T10">.h-16</text:span><text:span text:style-name="T23">{</text:span><text:span text:style-name="T25">height</text:span><text:span text:style-name="T23">:</text:span><text:span text:style-name="T15">4rem</text:span><text:span text:style-name="T23">}</text:span><text:span text:style-name="T10">.text-sm</text:span><text:span text:style-name="T23">{</text:span><text:span text:style-name="T25">font-size</text:span><text:span text:style-name="T23">:</text:span><text:span text:style-name="T15">.875rem</text:span><text:span text:style-name="T23">}</text:span><text:span text:style-name="T10">.text-lg</text:span><text:span text:style-name="T23">{</text:span><text:span text:style-name="T25">font-size</text:span><text:span text:style-name="T23">:</text:span><text:span text:style-name="T15">1.125rem</text:span><text:span text:style-name="T23">}</text:span><text:span text:style-name="T10">.leading-7</text:span><text:span text:style-name="T23">{</text:span><text:span text:style-name="T25">line-height</text:span><text:span text:style-name="T23">:</text:span><text:span text:style-name="T15">1.75rem</text:span><text:span text:style-name="T23">}</text:span><text:span text:style-name="T10">.mx-auto</text:span><text:span text:style-name="T23">{</text:span><text:span text:style-name="T25">margin-left</text:span><text:span text:style-name="T23">:</text:span><text:span text:style-name="T15">auto</text:span><text:span text:style-name="T23">;</text:span><text:span text:style-name="T25">margin-right</text:span><text:span text:style-name="T23">:</text:span><text:span text:style-name="T15">auto</text:span><text:span text:style-name="T23">}</text:span><text:span text:style-name="T10">.ml-1</text:span><text:span text:style-name="T23">{</text:span><text:span text:style-name="T25">margin-left</text:span><text:span text:style-name="T23">:</text:span><text:span text:style-name="T15">.25rem</text:span><text:span text:style-name="T23">}</text:span><text:span text:style-name="T10">.mt-2</text:span><text:span text:style-name="T23">{</text:span><text:span text:style-name="T25">margin-top</text:span><text:span text:style-name="T23">:</text:span><text:span text:style-name="T15">.5rem</text:span><text:span text:style-name="T23">}</text:span><text:span text:style-name="T10">.mr-2</text:span><text:span text:style-name="T23">{</text:span><text:span text:style-name="T25">margin-right</text:span><text:span text:style-name="T23">:</text:span><text:span text:style-name="T15">.5rem</text:span><text:span text:style-name="T23">}</text:span><text:span text:style-name="T10">.ml-2</text:span><text:span text:style-name="T23">{</text:span><text:span text:style-name="T25">margin-left</text:span><text:span text:style-name="T23">:</text:span><text:span text:style-name="T15">.5rem</text:span><text:span text:style-name="T23">}</text:span><text:span text:style-name="T10">.mt-4</text:span><text:span text:style-name="T23">{</text:span><text:span text:style-name="T25">margin-top</text:span><text:span text:style-name="T23">:</text:span><text:span text:style-name="T15">1rem</text:span><text:span text:style-name="T23">}</text:span><text:span text:style-name="T10">.ml-4</text:span><text:span text:style-name="T23">{</text:span><text:span text:style-name="T25">margin-left</text:span><text:span text:style-name="T23">:</text:span><text:span text:style-name="T15">1rem</text:span><text:span text:style-name="T23">}</text:span><text:span text:style-name="T10">.mt-8</text:span><text:span text:style-name="T23">{</text:span><text:span text:style-name="T25">margin-top</text:span><text:span text:style-name="T23">:</text:span><text:span text:style-name="T15">2rem</text:span><text:span text:style-name="T23">}</text:span><text:span text:style-name="T10">.ml-12</text:span><text:span text:style-name="T23">{</text:span><text:span text:style-name="T25">margin-left</text:span><text:span text:style-name="T23">:</text:span><text:span text:style-name="T15">3rem</text:span><text:span text:style-name="T23">}</text:span><text:span text:style-name="T10">.-mt-px</text:span><text:span text:style-name="T23">{</text:span><text:span text:style-name="T25">margin-top</text:span><text:span text:style-name="T23">:</text:span><text:span text:style-name="T15">-1px</text:span><text:span text:style-name="T23">}</text:span><text:span text:style-name="T10">.max-w-6xl</text:span><text:span text:style-name="T23">{</text:span><text:span text:style-name="T25">max-width</text:span><text:span text:style-name="T23">:</text:span><text:span text:style-name="T15">72rem</text:span><text:span text:style-name="T23">}</text:span><text:span text:style-name="T10">.min-h-screen</text:span><text:span text:style-name="T23">{</text:span><text:span text:style-name="T25">min-height</text:span><text:span text:style-name="T23">:</text:span><text:span text:style-name="T15">100vh</text:span><text:span text:style-name="T23">}</text:span><text:span text:style-name="T10">.overflow-hidden</text:span><text:span text:style-name="T23">{</text:span><text:span text:style-name="T25">overflow</text:span><text:span text:style-name="T23">:</text:span><text:span text:style-name="T15">hidden</text:span><text:span text:style-name="T23">}</text:span><text:span text:style-name="T10">.p-6</text:span><text:span text:style-name="T23">{</text:span><text:span text:style-name="T25">padding</text:span><text:span text:style-name="T23">:</text:span><text:span text:style-name="T15">1.5rem</text:span><text:span text:style-name="T23">}</text:span><text:span text:style-name="T10">.py-4</text:span><text:span text:style-name="T23">{</text:span><text:span text:style-name="T25">padding-top</text:span><text:span text:style-name="T23">:</text:span><text:span text:style-name="T15">1rem</text:span><text:span text:style-name="T23">;</text:span><text:span text:style-name="T25">padding-bottom</text:span><text:span text:style-name="T23">:</text:span><text:span text:style-name="T15">1rem</text:span><text:span text:style-name="T23">}</text:span><text:span text:style-name="T10">.px-6</text:span><text:span text:style-name="T23">{</text:span><text:span text:style-name="T25">padding-left</text:span><text:span text:style-name="T23">:</text:span><text:span text:style-name="T15">1.5rem</text:span><text:span text:style-name="T23">;</text:span><text:span text:style-name="T25">padding-right</text:span><text:span text:style-name="T23">:</text:span><text:span text:style-name="T15">1.5rem</text:span><text:span text:style-name="T23">}</text:span><text:span text:style-name="T10">.pt-8</text:span><text:span text:style-name="T23">{</text:span><text:span text:style-name="T25">padding-top</text:span><text:span text:style-name="T23">:</text:span><text:span text:style-name="T15">2rem</text:span><text:span text:style-name="T23">}</text:span><text:span text:style-name="T10">.fixed</text:span><text:span text:style-name="T23">{</text:span><text:span text:style-name="T25">position</text:span><text:span text:style-name="T23">:</text:span><text:span text:style-name="T15">fixed</text:span><text:span text:style-name="T23">}</text:span><text:span text:style-name="T10">.relative</text:span><text:span text:style-name="T23">{</text:span><text:span text:style-name="T25">position</text:span><text:span text:style-name="T23">:</text:span><text:span text:style-name="T15">relative</text:span><text:span text:style-name="T23">}</text:span><text:span text:style-name="T10">.top-0</text:span><text:span text:style-name="T23">{</text:span><text:span text:style-name="T25">top</text:span><text:span text:style-name="T23">:</text:span><text:span text:style-name="T15">0</text:span><text:span text:style-name="T23">}</text:span><text:span text:style-name="T10">.right-0</text:span><text:span text:style-name="T23">{</text:span><text:span text:style-name="T25">right</text:span><text:span text:style-name="T23">:</text:span><text:span text:style-name="T15">0</text:span><text:span text:style-name="T23">}</text:span><text:span text:style-name="T10">.shadow</text:span><text:span text:style-name="T23">{</text:span><text:span text:style-name="T25">box-shadow</text:span><text:span text:style-name="T23">:</text:span><text:span text:style-name="T15">0</text:span><text:span text:style-name="T23"> </text:span><text:span text:style-name="T15">1px</text:span><text:span text:style-name="T23"> </text:span><text:span text:style-name="T15">3px</text:span><text:span text:style-name="T23"> </text:span><text:span text:style-name="T15">0</text:span><text:span text:style-name="T23"> </text:span><text:span text:style-name="T27">rgba</text:span><text:span text:style-name="T23">(</text:span><text:span text:style-name="T15">0</text:span><text:span text:style-name="T23">,</text:span><text:span text:style-name="T15">0</text:span><text:span text:style-name="T23">,</text:span><text:span text:style-name="T15">0</text:span><text:span text:style-name="T23">,</text:span><text:span text:style-name="T15">.1</text:span><text:span text:style-name="T23">),</text:span><text:span text:style-name="T15">0</text:span><text:span text:style-name="T23"> </text:span><text:span text:style-name="T15">1px</text:span><text:span text:style-name="T23"> </text:span><text:span text:style-name="T15">2px</text:span><text:span text:style-name="T23"> </text:span><text:span text:style-name="T15">0</text:span><text:span text:style-name="T23"> </text:span><text:span text:style-name="T27">rgba</text:span><text:span text:style-name="T23">(</text:span><text:span text:style-name="T15">0</text:span><text:span text:style-name="T23">,</text:span><text:span text:style-name="T15">0</text:span><text:span text:style-name="T23">,</text:span><text:span text:style-name="T15">0</text:span><text:span text:style-name="T23">,</text:span><text:span text:style-name="T15">.06</text:span><text:span text:style-name="T23">)}</text:span><text:span text:style-name="T10">.text-center</text:span><text:span text:style-name="T23">{</text:span><text:span text:style-name="T25">text-align</text:span><text:span text:style-name="T23">:</text:span><text:span text:style-name="T15">center</text:span><text:span text:style-name="T23">}</text:span><text:span text:style-name="T10">.text-gray-200</text:span><text:span text:style-name="T23">{</text:span><text:span text:style-name="T10">--text-</text:span><text:soft-page-break/><text:span text:style-name="T10">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edf2f7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37</text:span><text:span text:style-name="T23">,</text:span><text:span text:style-name="T15">242</text:span><text:span text:style-name="T23">,</text:span><text:span text:style-name="T15">247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3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e2e8f0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26</text:span><text:span text:style-name="T23">,</text:span><text:span text:style-name="T15">232</text:span><text:span text:style-name="T23">,</text:span><text:span text:style-name="T15">240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4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cbd5e0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03</text:span><text:span text:style-name="T23">,</text:span><text:span text:style-name="T15">213</text:span><text:span text:style-name="T23">,</text:span><text:span text:style-name="T15">224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5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a0aec0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160</text:span><text:span text:style-name="T23">,</text:span><text:span text:style-name="T15">174</text:span><text:span text:style-name="T23">,</text:span><text:span text:style-name="T15">192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6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718096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113</text:span><text:span text:style-name="T23">,</text:span><text:span text:style-name="T15">128</text:span><text:span text:style-name="T23">,</text:span><text:span text:style-name="T15">150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7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4a5568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74</text:span><text:span text:style-name="T23">,</text:span><text:span text:style-name="T15">85</text:span><text:span text:style-name="T23">,</text:span><text:span text:style-name="T15">104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text-gray-9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1a202c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6</text:span><text:span text:style-name="T23">,</text:span><text:span text:style-name="T15">32</text:span><text:span text:style-name="T23">,</text:span><text:span text:style-name="T15">44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underline</text:span><text:span text:style-name="T23">{</text:span><text:span text:style-name="T25">text-decoration</text:span><text:span text:style-name="T23">:</text:span><text:span text:style-name="T15">underline</text:span><text:span text:style-name="T23">}</text:span><text:span text:style-name="T10">.antialiased</text:span><text:span text:style-name="T23">{</text:span><text:span text:style-name="T25">-webkit-font-smoothing</text:span><text:span text:style-name="T23">:</text:span><text:span text:style-name="T15">antialiased</text:span><text:span text:style-name="T23">;</text:span><text:span text:style-name="T25">-moz-osx-font-smoothing</text:span><text:span text:style-name="T23">:</text:span><text:span text:style-name="T15">grayscale</text:span><text:span text:style-name="T23">}</text:span><text:span text:style-name="T10">.w-5</text:span><text:span text:style-name="T23">{</text:span><text:span text:style-name="T25">width</text:span><text:span text:style-name="T23">:</text:span><text:span text:style-name="T15">1.25rem</text:span><text:span text:style-name="T23">}</text:span><text:span text:style-name="T10">.w-8</text:span><text:span text:style-name="T23">{</text:span><text:span text:style-name="T25">width</text:span><text:span text:style-name="T23">:</text:span><text:span text:style-name="T15">2rem</text:span><text:span text:style-name="T23">}</text:span><text:span text:style-name="T10">.w-auto</text:span><text:span text:style-name="T23">{</text:span><text:span text:style-name="T25">width</text:span><text:span text:style-name="T23">:</text:span><text:span text:style-name="T15">auto</text:span><text:span text:style-name="T23">}</text:span><text:span text:style-name="T10">.grid-cols-1</text:span><text:span text:style-name="T23">{</text:span><text:span text:style-name="T25">grid-template-columns</text:span><text:span text:style-name="T23">:</text:span><text:span text:style-name="T27">repeat</text:span><text:span text:style-name="T23">(</text:span><text:span text:style-name="T15">1</text:span><text:span text:style-name="T23">,</text:span><text:span text:style-name="T27">minmax</text:span><text:span text:style-name="T23">(</text:span><text:span text:style-name="T15">0</text:span><text:span text:style-name="T23">,</text:span><text:span text:style-name="T15">1fr</text:span><text:span text:style-name="T23">))}</text:span><text:span text:style-name="T21">@media</text:span><text:span text:style-name="T23"> (</text:span><text:span text:style-name="T25">min-width</text:span><text:span text:style-name="T23">:</text:span><text:span text:style-name="T15">640px</text:span><text:span text:style-name="T23">){</text:span><text:span text:style-name="T10">.sm</text:span><text:span text:style-name="T15">\:</text:span><text:span text:style-name="T10">rounded-lg</text:span><text:span text:style-name="T23">{</text:span><text:span text:style-name="T25">border-radius</text:span><text:span text:style-name="T23">:</text:span><text:span text:style-name="T15">.5rem</text:span><text:span text:style-name="T23">}</text:span><text:span text:style-name="T10">.sm</text:span><text:span text:style-name="T15">\:</text:span><text:span text:style-name="T10">block</text:span><text:span text:style-name="T23">{</text:span><text:span text:style-name="T25">display</text:span><text:span text:style-name="T23">:</text:span><text:span text:style-name="T15">block</text:span><text:span text:style-name="T23">}</text:span><text:span text:style-name="T10">.sm</text:span><text:span text:style-name="T15">\:</text:span><text:span text:style-name="T10">items-center</text:span><text:span text:style-name="T23">{</text:span><text:span text:style-name="T25">align-items</text:span><text:span text:style-name="T23">:</text:span><text:span text:style-name="T15">center</text:span><text:span text:style-name="T23">}</text:span><text:span text:style-name="T10">.sm</text:span><text:span text:style-name="T15">\:</text:span><text:span text:style-name="T10">justify-start</text:span><text:span text:style-name="T23">{</text:span><text:span text:style-name="T25">justify-content</text:span><text:span text:style-name="T23">:</text:span><text:span text:style-name="T15">flex-start</text:span><text:span text:style-name="T23">}</text:span><text:span text:style-name="T10">.sm</text:span><text:span text:style-name="T15">\:</text:span><text:span text:style-name="T10">justify-between</text:span><text:span text:style-name="T23">{</text:span><text:span text:style-name="T25">justify-content</text:span><text:span text:style-name="T23">:</text:span><text:span text:style-name="T15">space-between</text:span><text:span text:style-name="T23">}</text:span><text:span text:style-name="T10">.sm</text:span><text:span text:style-name="T15">\:</text:span><text:span text:style-name="T10">h-20</text:span><text:span text:style-name="T23">{</text:span><text:span text:style-name="T25">height</text:span><text:span text:style-name="T23">:</text:span><text:span text:style-name="T15">5rem</text:span><text:span text:style-name="T23">}</text:span><text:span text:style-name="T10">.sm</text:span><text:span text:style-name="T15">\:</text:span><text:span text:style-name="T10">ml-0</text:span><text:span text:style-name="T23">{</text:span><text:span text:style-name="T25">margin-left</text:span><text:span text:style-name="T23">:</text:span><text:span text:style-name="T15">0</text:span><text:span text:style-name="T23">}</text:span><text:span text:style-name="T10">.sm</text:span><text:span text:style-name="T15">\:</text:span><text:span text:style-name="T10">px-6</text:span><text:span text:style-name="T23">{</text:span><text:span text:style-name="T25">padding-left</text:span><text:span text:style-name="T23">:</text:span><text:span text:style-name="T15">1.5rem</text:span><text:span text:style-name="T23">;</text:span><text:span text:style-name="T25">padding-right</text:span><text:span text:style-name="T23">:</text:span><text:span text:style-name="T15">1.5rem</text:span><text:span text:style-name="T23">}</text:span><text:span text:style-name="T10">.sm</text:span><text:span text:style-name="T15">\:</text:span><text:span text:style-name="T10">pt-0</text:span><text:span text:style-name="T23">{</text:span><text:span text:style-name="T25">padding-top</text:span><text:span text:style-name="T23">:</text:span><text:span text:style-name="T15">0</text:span><text:span text:style-name="T23">}</text:span><text:span text:style-name="T10">.sm</text:span><text:span text:style-name="T15">\:</text:span><text:span text:style-name="T10">text-left</text:span><text:span text:style-name="T23">{</text:span><text:span text:style-name="T25">text-align</text:span><text:span text:style-name="T23">:</text:span><text:span text:style-name="T15">left</text:span><text:span text:style-name="T23">}</text:span><text:span text:style-name="T10">.sm</text:span><text:span text:style-name="T15">\:</text:span><text:span text:style-name="T10">text-right</text:span><text:span text:style-name="T23">{</text:span><text:span text:style-name="T25">text-align</text:span><text:span text:style-name="T23">:</text:span><text:span text:style-name="T15">right</text:span><text:span text:style-name="T23">}}</text:span><text:span text:style-name="T21">@media</text:span><text:span text:style-name="T23"> (</text:span><text:span text:style-name="T25">min-width</text:span><text:span text:style-name="T23">:</text:span><text:span text:style-name="T15">768px</text:span><text:span text:style-name="T23">){</text:span><text:span text:style-name="T10">.md</text:span><text:span text:style-name="T15">\:</text:span><text:span text:style-name="T10">border-t-0</text:span><text:span text:style-name="T23">{</text:span><text:span text:style-name="T25">border-top-width</text:span><text:span text:style-name="T23">:</text:span><text:span text:style-name="T15">0</text:span><text:span text:style-name="T23">}</text:span><text:span text:style-name="T10">.md</text:span><text:span text:style-name="T15">\:</text:span><text:span text:style-name="T10">border-l</text:span><text:span text:style-name="T23">{</text:span><text:span text:style-name="T25">border-left-width</text:span><text:span text:style-name="T23">:</text:span><text:span text:style-name="T15">1px</text:span><text:span text:style-name="T23">}</text:span><text:span text:style-name="T10">.md</text:span><text:span text:style-name="T15">\:</text:span><text:span text:style-name="T10">grid-cols-2</text:span><text:span text:style-name="T23">{</text:span><text:span text:style-name="T25">grid-template-columns</text:span><text:span text:style-name="T23">:</text:span><text:span text:style-name="T27">repeat</text:span><text:span text:style-name="T23">(</text:span><text:span text:style-name="T15">2</text:span><text:span text:style-name="T23">,</text:span><text:span text:style-name="T27">minmax</text:span><text:span text:style-name="T23">(</text:span><text:span text:style-name="T15">0</text:span><text:span text:style-name="T23">,</text:span><text:span text:style-name="T15">1fr</text:span><text:span text:style-name="T23">))}}</text:span><text:span text:style-name="T21">@media</text:span><text:span text:style-name="T23"> (</text:span><text:span text:style-name="T25">min-width</text:span><text:span text:style-name="T23">:</text:span><text:span text:style-name="T15">1024px</text:span><text:span text:style-name="T23">){</text:span><text:span text:style-name="T10">.lg</text:span><text:span text:style-name="T15">\:</text:span><text:span text:style-name="T10">px-8</text:span><text:span text:style-name="T23">{</text:span><text:span text:style-name="T25">padding-left</text:span><text:span text:style-name="T23">:</text:span><text:span text:style-name="T15">2rem</text:span><text:span text:style-name="T23">;</text:span><text:span text:style-name="T25">padding-right</text:span><text:span text:style-name="T23">:</text:span><text:span text:style-name="T15">2rem</text:span><text:span text:style-name="T23">}}</text:span><text:span text:style-name="T21">@media</text:span><text:span text:style-name="T23"> (prefers-color-scheme:dark){</text:span><text:span text:style-name="T10">.dark</text:span><text:span text:style-name="T15">\:</text:span><text:span text:style-name="T10">bg-gray-800</text:span><text:span text:style-name="T23">{</text:span><text:span text:style-name="T10">--bg-opacity</text:span><text:span text:style-name="T23">:</text:span><text:span text:style-name="T15">1</text:span><text:span text:style-name="T23">;</text:span><text:span text:style-name="T25">background-color</text:span><text:span text:style-name="T23">:</text:span><text:span text:style-name="T12">#2d3748</text:span><text:span text:style-name="T23">;</text:span><text:span text:style-name="T25">background-color</text:span><text:span text:style-name="T23">:</text:span><text:span text:style-name="T27">rgba</text:span><text:span text:style-name="T23">(</text:span><text:span text:style-name="T15">45</text:span><text:span text:style-name="T23">,</text:span><text:span text:style-name="T15">55</text:span><text:span text:style-name="T23">,</text:span><text:span text:style-name="T15">72</text:span><text:span text:style-name="T23">,</text:span><text:span text:style-name="T27">var</text:span><text:span text:style-name="T23">(</text:span><text:span text:style-name="T10">--bg-opacity</text:span><text:span text:style-name="T23">))}</text:span><text:span text:style-name="T10">.dark</text:span><text:span text:style-name="T15">\:</text:span><text:span text:style-name="T10">bg-gray-900</text:span><text:span text:style-name="T23">{</text:span><text:span text:style-name="T10">--bg-opacity</text:span><text:span text:style-name="T23">:</text:span><text:span text:style-name="T15">1</text:span><text:span text:style-name="T23">;</text:span><text:span text:style-name="T25">background-color</text:span><text:span text:style-name="T23">:</text:span><text:span text:style-name="T12">#1a202c</text:span><text:span text:style-name="T23">;</text:span><text:span text:style-name="T25">background-color</text:span><text:span text:style-name="T23">:</text:span><text:span text:style-name="T27">rgba</text:span><text:span text:style-name="T23">(</text:span><text:span text:style-name="T15">26</text:span><text:span text:style-name="T23">,</text:span><text:span text:style-name="T15">32</text:span><text:span text:style-name="T23">,</text:span><text:span text:style-name="T15">44</text:span><text:span text:style-name="T23">,</text:span><text:span text:style-name="T27">var</text:span><text:span text:style-name="T23">(</text:span><text:span text:style-name="T10">--bg-opacity</text:span><text:span text:style-name="T23">))}</text:span><text:span text:style-name="T10">.dark</text:span><text:span text:style-name="T15">\:</text:span><text:span text:style-name="T10">border-gray-700</text:span><text:span text:style-name="T23">{</text:span><text:span text:style-name="T10">--border-opacity</text:span><text:span text:style-name="T23">:</text:span><text:span text:style-name="T15">1</text:span><text:span text:style-name="T23">;</text:span><text:span text:style-name="T25">border-color</text:span><text:span text:style-name="T23">:</text:span><text:span text:style-name="T12">#4a5568</text:span><text:span text:style-name="T23">;</text:span><text:span text:style-name="T25">border-color</text:span><text:span text:style-name="T23">:</text:span><text:span text:style-name="T27">rgba</text:span><text:span text:style-name="T23">(</text:span><text:span text:style-name="T15">74</text:span><text:span text:style-name="T23">,</text:span><text:span text:style-name="T15">85</text:span><text:span text:style-name="T23">,</text:span><text:span text:style-name="T15">104</text:span><text:span text:style-name="T23">,</text:span><text:span text:style-name="T27">var</text:span><text:span text:style-name="T23">(</text:span><text:span text:style-name="T10">--border-opacity</text:span><text:span text:style-name="T23">))}</text:span><text:span text:style-name="T10">.dark</text:span><text:span text:style-name="T15">\:</text:span><text:span text:style-name="T10">text-white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fff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55</text:span><text:span text:style-name="T23">,</text:span><text:span text:style-name="T15">255</text:span><text:span text:style-name="T23">,</text:span><text:span text:style-name="T15">255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dark</text:span><text:span text:style-name="T15">\:</text:span><text:span text:style-name="T10">text-gray-400</text:span><text:span text:style-name="T23">{</text:span><text:span text:style-name="T10">-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cbd5e0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203</text:span><text:span text:style-name="T23">,</text:span><text:span text:style-name="T15">213</text:span><text:span text:style-name="T23">,</text:span><text:span text:style-name="T15">224</text:span><text:span text:style-name="T23">,</text:span><text:span text:style-name="T27">var</text:span><text:span text:style-name="T23">(</text:span><text:span text:style-name="T10">--text-opacity</text:span><text:span text:style-name="T23">))}</text:span><text:span text:style-name="T10">.dark</text:span><text:span text:style-name="T15">\:</text:span><text:span text:style-name="T10">text-gray-500</text:span><text:span text:style-name="T23">{</text:span><text:span text:style-name="T10">--tw-text-opacity</text:span><text:span text:style-name="T23">:</text:span><text:span text:style-name="T15">1</text:span><text:span text:style-name="T23">;</text:span><text:span text:style-name="T25">color</text:span><text:span text:style-name="T23">:</text:span><text:span text:style-name="T12">#6b7280</text:span><text:span text:style-name="T23">;</text:span><text:span text:style-name="T25">color</text:span><text:span text:style-name="T23">:</text:span><text:span text:style-name="T27">rgba</text:span><text:span text:style-name="T23">(</text:span><text:span text:style-name="T15">107</text:span><text:span text:style-name="T23">,</text:span><text:span text:style-name="T15">114</text:span><text:span text:style-name="T23">,</text:span><text:span text:style-name="T15">128</text:span><text:span text:style-name="T23">,</text:span><text:span text:style-name="T27">var</text:span><text:span text:style-name="T23">(</text:span><text:span text:style-name="T10">--tw-text-opacity</text:span><text:span text:style-name="T23">))}}</text:span></text:p>
      <text:p text:style-name="P19">        <text:span text:style-name="T10">&lt;/style&gt;</text:span></text:p>
      <text:p text:style-name="P20"/>
      <text:p text:style-name="P19">        <text:span text:style-name="T10">&lt;style&gt;</text:span></text:p>
      <text:p text:style-name="P19">            <text:span text:style-name="T21">body</text:span><text:span text:style-name="T23"> {</text:span></text:p>
      <text:p text:style-name="P19">                <text:span text:style-name="T25">font-family</text:span><text:span text:style-name="T23">: </text:span><text:span text:style-name="T17">'Nunito'</text:span><text:span text:style-name="T23">, </text:span><text:span text:style-name="T15">sans-serif</text:span><text:span text:style-name="T23">;</text:span></text:p>
      <text:p text:style-name="P19">            <text:span text:style-name="T23">}</text:span></text:p>
      <text:p text:style-name="P19">        <text:span text:style-name="T10">&lt;/style&gt;</text:span></text:p>
      <text:p text:style-name="P19">    <text:span text:style-name="T10">&lt;/head&gt;</text:span></text:p>
      <text:p text:style-name="P19">    <text:span text:style-name="T10">&lt;body class=</text:span><text:span text:style-name="T17">"antialiased"</text:span><text:span text:style-name="T10">&gt;</text:span></text:p>
      <text:p text:style-name="P19">        <text:span text:style-name="T10">&lt;div class=</text:span><text:span text:style-name="T17">"relative flex items-top justify-center min-h-screen bg-gray-100 dark:bg-gray-900 sm:items-center py-4 sm:pt-0"</text:span><text:span text:style-name="T10">&gt;</text:span></text:p>
      <text:p text:style-name="P19">            <text:span text:style-name="T21">@if </text:span><text:span text:style-name="T23">(</text:span><text:span text:style-name="T25">Route</text:span><text:span text:style-name="T23">::</text:span><text:span text:style-name="T27">has</text:span><text:span text:style-name="T23">(</text:span><text:span text:style-name="T17">'login'</text:span><text:span text:style-name="T23">))</text:span></text:p>
      <text:p text:style-name="P19">                <text:span text:style-name="T10">&lt;div class=</text:span><text:span text:style-name="T17">"hidden fixed top-0 right-0 px-6 py-4 sm:block"</text:span><text:span text:style-name="T10">&gt;</text:span></text:p>
      <text:p text:style-name="P19">                    <text:span text:style-name="T21">@auth</text:span></text:p>
      <text:p text:style-name="P19">                        <text:span text:style-name="T10">&lt;a href=</text:span><text:span text:style-name="T17">"</text:span><text:span text:style-name="T27">{{</text:span><text:span text:style-name="T17"> </text:span><text:span text:style-name="T27">url(</text:span><text:span text:style-name="T17">'/dashboard'</text:span><text:span text:style-name="T27">)</text:span><text:span text:style-name="T17"> </text:span><text:span text:style-name="T27">}}</text:span><text:span text:style-name="T17">"</text:span><text:span text:style-name="T10"> class=</text:span><text:span text:style-name="T17">"text-sm text-gray-700 dark:text-gray-500 underline"</text:span><text:span text:style-name="T10">&gt;</text:span><text:span text:style-name="T23">Dashboard</text:span><text:span text:style-name="T10">&lt;/a&gt;</text:span></text:p>
      <text:p text:style-name="P19">                    <text:span text:style-name="T21">@else</text:span></text:p>
      <text:p text:style-name="P19">                        <text:span text:style-name="T10">&lt;a href=</text:span><text:span text:style-name="T17">"</text:span><text:span text:style-name="T27">{{</text:span><text:span text:style-name="T17"> </text:span><text:span text:style-name="T27">route(</text:span><text:span text:style-name="T17">'login'</text:span><text:span text:style-name="T27">)</text:span><text:span text:style-name="T17"> </text:span><text:span text:style-name="T27">}}</text:span><text:span text:style-name="T17">"</text:span><text:span text:style-name="T10"> class=</text:span><text:span text:style-name="T17">"text-sm text-gray-700 dark:text-gray-500 underline"</text:span><text:span text:style-name="T10">&gt;</text:span><text:span text:style-name="T23">Log in</text:span><text:span text:style-name="T10">&lt;/a&gt;</text:span></text:p>
      <text:p text:style-name="P20"/>
      <text:p text:style-name="P19">                        <text:span text:style-name="T21">@if </text:span><text:span text:style-name="T23">(</text:span><text:span text:style-name="T25">Route</text:span><text:span text:style-name="T23">::</text:span><text:span text:style-name="T27">has</text:span><text:span text:style-name="T23">(</text:span><text:span text:style-name="T17">'register'</text:span><text:span text:style-name="T23">))</text:span></text:p>
      <text:p text:style-name="P19"><text:soft-page-break/>                            <text:span text:style-name="T10">&lt;a href=</text:span><text:span text:style-name="T17">"</text:span><text:span text:style-name="T27">{{</text:span><text:span text:style-name="T17"> </text:span><text:span text:style-name="T27">route(</text:span><text:span text:style-name="T17">'register'</text:span><text:span text:style-name="T27">)</text:span><text:span text:style-name="T17"> </text:span><text:span text:style-name="T27">}}</text:span><text:span text:style-name="T17">"</text:span><text:span text:style-name="T10"> class=</text:span><text:span text:style-name="T17">"ml-4 text-sm text-gray-700 dark:text-gray-500 underline"</text:span><text:span text:style-name="T10">&gt;</text:span><text:span text:style-name="T23">Register</text:span><text:span text:style-name="T10">&lt;/a&gt;</text:span></text:p>
      <text:p text:style-name="P19">                        <text:span text:style-name="T21">@endif</text:span></text:p>
      <text:p text:style-name="P19">                    <text:span text:style-name="T21">@endauth</text:span></text:p>
      <text:p text:style-name="P19">                <text:span text:style-name="T10">&lt;/div&gt;</text:span></text:p>
      <text:p text:style-name="P19">            <text:span text:style-name="T21">@endif</text:span></text:p>
      <text:p text:style-name="P19">                <text:span text:style-name="T10">&lt;div&gt;</text:span></text:p>
      <text:p text:style-name="P19">                    <text:span text:style-name="T10">&lt;div class=</text:span><text:span text:style-name="T17">"grid grid-cols-3 gap-4"</text:span><text:span text:style-name="T10">&gt;</text:span></text:p>
      <text:p text:style-name="P19">                        <text:span text:style-name="T21">@foreach </text:span><text:span text:style-name="T23">(</text:span><text:span text:style-name="T10">$comics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19">                        <text:span text:style-name="T10">&lt;div&gt;</text:span></text:p>
      <text:p text:style-name="P20"/>
      <text:p text:style-name="P17"><text:span text:style-name="T20">@if</text:span>(<text:span text:style-name="T9">$item</text:span>-&gt;<text:span text:style-name="T9">privado</text:span><text:span text:style-name="T11">==</text:span><text:span text:style-name="T16">"NO"</text:span>)</text:p>
      <text:p text:style-name="P20"/>
      <text:p text:style-name="P17"><text:span text:style-name="T9">&lt;div class=</text:span><text:span text:style-name="T16">" items-center bg-white rounded-lg border shadow-md md:flex-row md:max-w-xl hover:bg-gray-100 dark:border-gray-700 dark:bg-gray-800 dark:hover:bg-gray-700"</text:span><text:span text:style-name="T9">&gt;</text:span></text:p>
      <text:p text:style-name="P19">    <text:span text:style-name="T10">&lt;img class=</text:span><text:span text:style-name="T17">"object-cover w-full h-96 rounded-t-lg md:h-auto md:w-48 md:rounded-none md:rounded-l-lg"</text:span><text:span text:style-name="T10"> src=</text:span><text:span text:style-name="T17">"</text:span><text:span text:style-name="T27">{{</text:span><text:span text:style-name="T25">Storage</text:span><text:span text:style-name="T23">::</text:span><text:span text:style-name="T27">url</text:span><text:span text:style-name="T17">(</text:span><text:span text:style-name="T10">$item</text:span><text:span text:style-name="T23">-&gt;</text:span><text:span text:style-name="T10">image</text:span><text:span text:style-name="T17">)</text:span><text:span text:style-name="T27">}}</text:span><text:span text:style-name="T17">"</text:span><text:span text:style-name="T10">&gt;</text:span></text:p>
      <text:p text:style-name="P19">    <text:span text:style-name="T10">&lt;div class=</text:span><text:span text:style-name="T17">"flex flex-col justify-between p-4 leading-normal"</text:span><text:span text:style-name="T10">&gt;</text:span></text:p>
      <text:p text:style-name="P19">    <text:span text:style-name="T10">&lt;h5 class=</text:span><text:span text:style-name="T17">"mb-2 text-2xl font-bold tracking-tight text-gray-900 dark:text-white"</text:span><text:span text:style-name="T10">&gt;</text:span><text:span text:style-name="T27">{{</text:span><text:span text:style-name="T10">$item</text:span><text:span text:style-name="T23">-&gt;</text:span><text:span text:style-name="T10">nombre</text:span><text:span text:style-name="T27">}}</text:span><text:span text:style-name="T10">&lt;/h5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Editorial: </text:span><text:span text:style-name="T27">{{</text:span><text:span text:style-name="T10">$item</text:span><text:span text:style-name="T23">-&gt;</text:span><text:span text:style-name="T10">editorial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Nombre del escritor: </text:span><text:span text:style-name="T27">{{</text:span><text:span text:style-name="T10">$item</text:span><text:span text:style-name="T23">-&gt;</text:span><text:span text:style-name="T10">user</text:span><text:span text:style-name="T23">-&gt;</text:span><text:span text:style-name="T10">name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Categoria: </text:span><text:span text:style-name="T27">{{</text:span><text:span text:style-name="T10">$item</text:span><text:span text:style-name="T23">-&gt;</text:span><text:span text:style-name="T10">category</text:span><text:span text:style-name="T23">-&gt;</text:span><text:span text:style-name="T10">nombre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Privado: </text:span><text:span text:style-name="T27">{{</text:span><text:span text:style-name="T10">$item</text:span><text:span text:style-name="T23">-&gt;</text:span><text:span text:style-name="T10">privado</text:span><text:span text:style-name="T27">}}</text:span><text:span text:style-name="T10">&lt;/p&gt;</text:span></text:p>
      <text:p text:style-name="P14"><text:line-break/></text:p>
      <text:p text:style-name="P19">    <text:span text:style-name="T10">&lt;/div&gt;</text:span></text:p>
      <text:p text:style-name="P19">    <text:span text:style-name="T10">&lt;/div&gt;</text:span></text:p>
      <text:p text:style-name="P19">    <text:span text:style-name="T21">@endif</text:span></text:p>
      <text:p text:style-name="P19">                        <text:span text:style-name="T10">&lt;/div&gt;</text:span></text:p>
      <text:p text:style-name="P19">                      </text:p>
      <text:p text:style-name="P19">                        <text:span text:style-name="T21">@endforeach</text:span></text:p>
      <text:p text:style-name="P12"/>
      <text:p text:style-name="P19">                      <text:span text:style-name="T10">&lt;/div&gt;</text:span></text:p>
      <text:p text:style-name="P19">                      <text:span text:style-name="T10">&lt;div class=</text:span><text:span text:style-name="T17">"mt-2"</text:span><text:span text:style-name="T10">&gt;</text:span></text:p>
      <text:p text:style-name="P20"/>
      <text:p text:style-name="P19">                        <text:span text:style-name="T27">{{</text:span><text:span text:style-name="T23"> </text:span><text:span text:style-name="T10">$comics</text:span><text:span text:style-name="T23">-&gt;</text:span><text:span text:style-name="T27">links</text:span><text:span text:style-name="T23">() </text:span><text:span text:style-name="T27">}}</text:span></text:p>
      <text:p text:style-name="P19">                    <text:span text:style-name="T10">&lt;/div&gt;</text:span></text:p>
      <text:p text:style-name="P19">                <text:span text:style-name="T10">&lt;/div&gt;</text:span></text:p>
      <text:p text:style-name="P20"/>
      <text:p text:style-name="P19">                <text:span text:style-name="T10">&lt;/div&gt;</text:span></text:p>
      <text:p text:style-name="P19">            <text:span text:style-name="T10">&lt;/div&gt;</text:span></text:p>
      <text:p text:style-name="P19">        <text:span text:style-name="T10">&lt;/div&gt;</text:span></text:p>
      <text:p text:style-name="P19">    <text:span text:style-name="T10">&lt;/body&gt;</text:span></text:p>
      <text:p text:style-name="P25"><text:soft-page-break/>&lt;/html&gt;</text:p>
      <text:p text:style-name="P2"/>
      <text:p text:style-name="Preformatted_20_Text"/>
      <text:list xml:id="list42686070" text:continue-numbering="true" text:style-name="L1">
        <text:list-item>
          <text:p text:style-name="P28">Preparamos el controlador del index de comics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index</text:span><text:span text:style-name="T23">()</text:span></text:p>
      <text:p text:style-name="P19">    <text:span text:style-name="T23">{</text:span></text:p>
      <text:p text:style-name="P19">        <text:span text:style-name="T10">$comics</text:span><text:span text:style-name="T12">=</text:span><text:span text:style-name="T25">Comic</text:span><text:span text:style-name="T23">::</text:span><text:span text:style-name="T27">all</text:span><text:span text:style-name="T23">();</text:span></text:p>
      <text:p text:style-name="P19">        <text:span text:style-name="T21">return</text:span><text:span text:style-name="T23"> </text:span><text:span text:style-name="T27">view(</text:span><text:span text:style-name="T17">'comics.index'</text:span><text:span text:style-name="T27">,compact(</text:span><text:span text:style-name="T17">'comics'</text:span><text:span text:style-name="T27">))</text:span><text:span text:style-name="T23">;</text:span></text:p>
      <text:p text:style-name="P19">    <text:span text:style-name="T23">}</text:span></text:p>
      <text:p text:style-name="Preformatted_20_Text"/>
      <text:list xml:id="list42691516" text:continue-numbering="true" text:style-name="L1">
        <text:list-item>
          <text:p text:style-name="P28">Preparamos la vista index de comics, que solo podremos entrar si estamos logeados y solo veremos los comics de nuestro usuario,usamos de plantilla app.blade. Hemos dejado listo las llamadas a create, delete y edit, asi que las veremos ahora con sus controladores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COMICS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20"/>
      <text:p text:style-name="P19">    <text:span text:style-name="T10">&lt;div class=</text:span><text:span text:style-name="T17">"py-12"</text:span><text:span text:style-name="T10">&gt;</text:span></text:p>
      <text:p text:style-name="P19">        <text:span text:style-name="T10">&lt;div class=</text:span><text:span text:style-name="T17">"max-w-7xl mx-auto sm:px-6 lg:px-8"</text:span><text:span text:style-name="T10">&gt;</text:span></text:p>
      <text:p text:style-name="P19">            <text:span text:style-name="T10">&lt;div class=</text:span><text:span text:style-name="T17">"bg-white overflow-hidden shadow-xl sm:rounded-lg"</text:span><text:span text:style-name="T10">&gt;</text:span></text:p>
      <text:p text:style-name="P19">                </text:p>
      <text:p text:style-name="P17"><text:span text:style-name="T9">&lt;div class=</text:span><text:span text:style-name="T16">"relative overflow-x-auto shadow-md sm:rounded-lg"</text:span><text:span text:style-name="T9">&gt;</text:span></text:p>
      <text:p text:style-name="P19">    <text:span text:style-name="T10">&lt;div class=</text:span><text:span text:style-name="T17">"flex flex-row-reverse"</text:span><text:span text:style-name="T10">&gt;</text:span></text:p>
      <text:p text:style-name="P19">        <text:span text:style-name="T10">&lt;a href=</text:span><text:span text:style-name="T17">"</text:span><text:span text:style-name="T27">{{route(</text:span><text:span text:style-name="T17">'comics.create'</text:span><text:span text:style-name="T27">)}}</text:span><text:span text:style-name="T17">"</text:span><text:span text:style-name="T10"> class=</text:span><text:span text:style-name="T17">" bg-blue-500 hover:bg-blue-700 text-white font-bold py-2 px-4 rounded"</text:span><text:span text:style-name="T10">&gt;&lt;i class=</text:span><text:span text:style-name="T17">"fas fa-plus"</text:span><text:span text:style-name="T10">&gt;</text:span><text:span text:style-name="T23"> NUEVO</text:span><text:span text:style-name="T10">&lt;/i&gt;&lt;/a&gt;</text:span></text:p>
      <text:p text:style-name="P19">    <text:span text:style-name="T10">&lt;/div&gt;</text:span></text:p>
      <text:p text:style-name="P19">    <text:span text:style-name="T10">&lt;table class=</text:span><text:span text:style-name="T17">"w-full text-sm text-left text-gray-500 dark:text-gray-400"</text:span><text:span text:style-name="T10">&gt;</text:span></text:p>
      <text:p text:style-name="P19">    <text:span text:style-name="T10">&lt;thead class=</text:span><text:span text:style-name="T17">"text-xs text-gray-700 uppercase bg-gray-50 dark:bg-gray-700 dark:text-gray-400"</text:span><text:span text:style-name="T10">&gt;</text:span></text:p>
      <text:p text:style-name="P19">    <text:span text:style-name="T10">&lt;tr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Nombre</text:span></text:p>
      <text:p text:style-name="P19">    <text:span text:style-name="T10">&lt;/th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Privado</text:span></text:p>
      <text:p text:style-name="P19">    <text:span text:style-name="T10">&lt;/th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Editorial</text:span></text:p>
      <text:p text:style-name="P19">    <text:span text:style-name="T10">&lt;/th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Categoria</text:span></text:p>
      <text:p text:style-name="P19">    <text:span text:style-name="T10">&lt;/th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10">&lt;span class=</text:span><text:span text:style-name="T17">"sr-only"</text:span><text:span text:style-name="T10">&gt;</text:span><text:span text:style-name="T23">Acciones</text:span><text:span text:style-name="T10">&lt;/span&gt;</text:span></text:p>
      <text:p text:style-name="P19">    <text:span text:style-name="T10">&lt;/th&gt;</text:span></text:p>
      <text:p text:style-name="P19">    <text:span text:style-name="T10">&lt;/tr&gt;</text:span></text:p>
      <text:p text:style-name="P19">    <text:span text:style-name="T10">&lt;/thead&gt;</text:span></text:p>
      <text:p text:style-name="P19">    <text:span text:style-name="T10">&lt;tbody&gt;</text:span></text:p>
      <text:p text:style-name="P19"><text:soft-page-break/>        <text:span text:style-name="T21">@foreach</text:span><text:span text:style-name="T23">(</text:span><text:span text:style-name="T10">$comics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19">        <text:span text:style-name="T21">@if</text:span><text:span text:style-name="T23">(</text:span><text:span text:style-name="T10">$item</text:span><text:span text:style-name="T23">-&gt;</text:span><text:span text:style-name="T10">user</text:span><text:span text:style-name="T23">-&gt;</text:span><text:span text:style-name="T10">id</text:span><text:span text:style-name="T12">==</text:span><text:span text:style-name="T27">auth()</text:span><text:span text:style-name="T23">-&gt;</text:span><text:span text:style-name="T27">user</text:span><text:span text:style-name="T23">()-&gt;</text:span><text:span text:style-name="T10">id</text:span><text:span text:style-name="T23">)</text:span></text:p>
      <text:p text:style-name="P19">    <text:span text:style-name="T10">&lt;tr class=</text:span><text:span text:style-name="T17">"bg-white border-b dark:bg-gray-800 dark:border-gray-700"</text:span><text:span text:style-name="T10">&gt;</text:span></text:p>
      <text:p text:style-name="P19">    <text:span text:style-name="T10">&lt;th scope=</text:span><text:span text:style-name="T17">"row"</text:span><text:span text:style-name="T10"> class=</text:span><text:span text:style-name="T17">"px-6 py-4 font-medium text-gray-900 dark:text-white whitespace-nowrap"</text:span><text:span text:style-name="T10">&gt;</text:span></text:p>
      <text:p text:style-name="P19">        <text:span text:style-name="T10">&lt;div class=</text:span><text:span text:style-name="T17">"rounded-full w-auto h-auto"</text:span><text:span text:style-name="T10"> &gt;</text:span></text:p>
      <text:p text:style-name="P19">    <text:span text:style-name="T10">&lt;img src=</text:span><text:span text:style-name="T17">"</text:span><text:span text:style-name="T27">{{</text:span><text:span text:style-name="T25">Storage</text:span><text:span text:style-name="T23">::</text:span><text:span text:style-name="T27">url</text:span><text:span text:style-name="T17">(</text:span><text:span text:style-name="T10">$item</text:span><text:span text:style-name="T23">-&gt;</text:span><text:span text:style-name="T10">image</text:span><text:span text:style-name="T17">)</text:span><text:span text:style-name="T27">}}</text:span><text:span text:style-name="T17">"</text:span><text:span text:style-name="T10"> alt=</text:span><text:span text:style-name="T17">""</text:span><text:span text:style-name="T10">width=</text:span><text:span text:style-name="T17">"80"</text:span><text:span text:style-name="T10"> heigth=</text:span><text:span text:style-name="T17">"80"</text:span><text:span text:style-name="T10">&gt;</text:span></text:p>
      <text:p text:style-name="P25">&lt;/div&gt;</text:p>
      <text:p text:style-name="P19">    <text:span text:style-name="T27">{{</text:span><text:span text:style-name="T10">$item</text:span><text:span text:style-name="T23">-&gt;</text:span><text:span text:style-name="T10">nombre</text:span><text:span text:style-name="T27">}}</text:span></text:p>
      <text:p text:style-name="P19">    <text:span text:style-name="T10">&lt;/th&gt;</text:span></text:p>
      <text:p text:style-name="P19">    <text:span text:style-name="T10">&lt;td class=</text:span><text:span text:style-name="T17">"px-6 py-4"</text:span><text:span text:style-name="T10">&gt;</text:span></text:p>
      <text:p text:style-name="P19">    <text:span text:style-name="T27">{{</text:span><text:span text:style-name="T10">$item</text:span><text:span text:style-name="T23">-&gt;</text:span><text:span text:style-name="T10">privado</text:span><text:span text:style-name="T27">}}</text:span></text:p>
      <text:p text:style-name="P19">    <text:span text:style-name="T10">&lt;/td&gt;</text:span></text:p>
      <text:p text:style-name="P19">    <text:span text:style-name="T10">&lt;td class=</text:span><text:span text:style-name="T17">"px-6 py-4"</text:span><text:span text:style-name="T10">&gt;</text:span></text:p>
      <text:p text:style-name="P19">    <text:span text:style-name="T27">{{</text:span><text:span text:style-name="T10">$item</text:span><text:span text:style-name="T23">-&gt;</text:span><text:span text:style-name="T10">editorial</text:span><text:span text:style-name="T27">}}</text:span></text:p>
      <text:p text:style-name="P19">    <text:span text:style-name="T10">&lt;/td&gt;</text:span></text:p>
      <text:p text:style-name="P19">    <text:span text:style-name="T10">&lt;td class=</text:span><text:span text:style-name="T17">"px-6 py-4"</text:span><text:span text:style-name="T10">&gt;</text:span></text:p>
      <text:p text:style-name="P19">    <text:span text:style-name="T27">{{</text:span><text:span text:style-name="T10">$item</text:span><text:span text:style-name="T23">-&gt;</text:span><text:span text:style-name="T10">category</text:span><text:span text:style-name="T23">-&gt;</text:span><text:span text:style-name="T10">nombre</text:span><text:span text:style-name="T27">}}</text:span></text:p>
      <text:p text:style-name="P19">    <text:span text:style-name="T10">&lt;/td&gt;</text:span></text:p>
      <text:p text:style-name="P19">    <text:span text:style-name="T10">&lt;td class=</text:span><text:span text:style-name="T17">"px-6 py-4 text-right"</text:span><text:span text:style-name="T10">&gt;</text:span></text:p>
      <text:p text:style-name="P19">    <text:span text:style-name="T10">&lt;form action=</text:span><text:span text:style-name="T17">"</text:span><text:span text:style-name="T27">{{route(</text:span><text:span text:style-name="T17">'comics.destroy'</text:span><text:span text:style-name="T27">,</text:span><text:span text:style-name="T10">$item</text:span><text:span text:style-name="T27">)}}</text:span><text:span text:style-name="T17">"</text:span><text:span text:style-name="T10"> method=</text:span><text:span text:style-name="T17">"POST"</text:span><text:span text:style-name="T10">&gt;</text:span></text:p>
      <text:p text:style-name="P19">    <text:span text:style-name="T21">@csrf</text:span></text:p>
      <text:p text:style-name="P19">        <text:span text:style-name="T21">@METHOD</text:span><text:span text:style-name="T23">(</text:span><text:span text:style-name="T17">'</text:span><text:span text:style-name="T21">DELETE</text:span><text:span text:style-name="T17">'</text:span><text:span text:style-name="T23">)</text:span></text:p>
      <text:p text:style-name="P19">        <text:span text:style-name="T10">&lt;button class=</text:span><text:span text:style-name="T17">"bg-red-500 hover:bg-red-700 text-white font-bold py-2 px-4 rounded"</text:span><text:span text:style-name="T10">&gt;&lt;i class=</text:span><text:span text:style-name="T17">"fas fa-trash"</text:span><text:span text:style-name="T10">&gt;&lt;/i&gt;</text:span><text:span text:style-name="T23">Borrar</text:span><text:span text:style-name="T10">&lt;/button&gt;</text:span></text:p>
      <text:p text:style-name="P25">&lt;/form&gt;</text:p>
      <text:p text:style-name="P17"><text:span text:style-name="T9">&lt;a href=</text:span><text:span text:style-name="T16">"</text:span><text:span text:style-name="T26">{{route(</text:span><text:span text:style-name="T16">'comics.edit'</text:span><text:span text:style-name="T26">,</text:span><text:span text:style-name="T9">$item</text:span><text:span text:style-name="T26">)}}</text:span><text:span text:style-name="T16">"</text:span><text:span text:style-name="T9"> class=</text:span><text:span text:style-name="T16">"bg-yellow-500 hover:bg-yellow-700 text-white font-bold py-2 px-4 rounded"</text:span><text:span text:style-name="T9">&gt;&lt;i class=</text:span><text:span text:style-name="T16">"fas fa-broom"</text:span><text:span text:style-name="T9">&gt;&lt;/i&gt;</text:span>Editar<text:span text:style-name="T9">&lt;/a&gt;</text:span></text:p>
      <text:p text:style-name="P17"><text:span text:style-name="T9">&lt;a href=</text:span><text:span text:style-name="T16">"</text:span><text:span text:style-name="T26">{{route(</text:span><text:span text:style-name="T16">'comics.show'</text:span><text:span text:style-name="T26">,</text:span><text:span text:style-name="T9">$item</text:span><text:span text:style-name="T26">)}}</text:span><text:span text:style-name="T16">"</text:span><text:span text:style-name="T9"> class=</text:span><text:span text:style-name="T16">"bg-green-500 hover:bg-green-700 text-white font-bold py-2 px-4 rounded"</text:span><text:span text:style-name="T9">&gt;&lt;i class=</text:span><text:span text:style-name="T16">"fa fa-eye"</text:span><text:span text:style-name="T9">&gt;&lt;/i&gt;</text:span>Mostrar<text:span text:style-name="T9">&lt;/a&gt;</text:span></text:p>
      <text:p text:style-name="P20"/>
      <text:p text:style-name="P25">&lt;/td&gt;</text:p>
      <text:p text:style-name="P19">    <text:span text:style-name="T10">&lt;/tr&gt;</text:span></text:p>
      <text:p text:style-name="P19">    <text:span text:style-name="T21">@endif</text:span></text:p>
      <text:p text:style-name="P19">    <text:span text:style-name="T21">@endforeach</text:span></text:p>
      <text:p text:style-name="P19">    <text:span text:style-name="T10">&lt;/tbody&gt;</text:span></text:p>
      <text:p text:style-name="P19">    </text:p>
      <text:p text:style-name="P19">    <text:span text:style-name="T10">&lt;/table&gt;</text:span></text:p>
      <text:p text:style-name="P19">    <text:span text:style-name="T10">&lt;/div&gt;</text:span></text:p>
      <text:p text:style-name="P19">    </text:p>
      <text:p text:style-name="P19">            <text:span text:style-name="T10">&lt;/div&gt;</text:span></text:p>
      <text:p text:style-name="P19">        <text:span text:style-name="T10">&lt;/div&gt;</text:span></text:p>
      <text:p text:style-name="P19">    <text:span text:style-name="T10">&lt;/div&gt;</text:span></text:p>
      <text:p text:style-name="P25">&lt;/x-app-layout&gt;</text:p>
      <text:p text:style-name="P17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42667624" text:continue-numbering="true" text:style-name="L1">
        <text:list-item>
          <text:p text:style-name="P28"><text:soft-page-break/>Controlador de create</text:p>
        </text:list-item>
      </text:list>
      <text:p text:style-name="P16"><text:span text:style-name="T20">public</text:span> <text:span text:style-name="T20">function</text:span> <text:span text:style-name="T26">create</text:span>()</text:p>
      <text:p text:style-name="P19">    <text:span text:style-name="T23">{</text:span></text:p>
      <text:p text:style-name="P19">        <text:span text:style-name="T10">$category</text:span><text:span text:style-name="T12">=</text:span><text:span text:style-name="T25">Category</text:span><text:span text:style-name="T23">::</text:span><text:span text:style-name="T27">all</text:span><text:span text:style-name="T23">();</text:span></text:p>
      <text:p text:style-name="P19">        <text:span text:style-name="T10">$user</text:span><text:span text:style-name="T12">=</text:span><text:span text:style-name="T25">User</text:span><text:span text:style-name="T23">::</text:span><text:span text:style-name="T27">all</text:span><text:span text:style-name="T23">();</text:span></text:p>
      <text:p text:style-name="P19">        <text:span text:style-name="T10">$editorial</text:span><text:span text:style-name="T12">=</text:span><text:span text:style-name="T23">[</text:span><text:span text:style-name="T17">'DC'</text:span><text:span text:style-name="T23">,</text:span><text:span text:style-name="T17">'Marvel'</text:span><text:span text:style-name="T23">,</text:span><text:span text:style-name="T17">'Vertigo'</text:span><text:span text:style-name="T23">,</text:span><text:span text:style-name="T17">'Salvat'</text:span><text:span text:style-name="T23">,</text:span><text:span text:style-name="T17">'Planeta'</text:span><text:span text:style-name="T23">];</text:span></text:p>
      <text:p text:style-name="P19">        <text:span text:style-name="T21">return</text:span><text:span text:style-name="T23"> </text:span><text:span text:style-name="T27">view(</text:span><text:span text:style-name="T17">'comics.create'</text:span><text:span text:style-name="T27">,compact(</text:span><text:span text:style-name="T17">'category'</text:span><text:span text:style-name="T27">,</text:span><text:span text:style-name="T17">'editorial'</text:span><text:span text:style-name="T27">,</text:span><text:span text:style-name="T17">'user'</text:span><text:span text:style-name="T27">))</text:span><text:span text:style-name="T23">;</text:span></text:p>
      <text:p text:style-name="P19">    <text:span text:style-name="T23">}</text:span></text:p>
      <text:p text:style-name="Preformatted_20_Text"/>
      <text:list xml:id="list42689000" text:continue-numbering="true" text:style-name="L1">
        <text:list-item>
          <text:p text:style-name="P28">Vista de comics.create, aquí ponemos un script que nos permite que se cambie la imagen que usamos para el comic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CREAR Comics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19">    <text:span text:style-name="T10">&lt;x-slot name=</text:span><text:span text:style-name="T17">"slot"</text:span><text:span text:style-name="T10">&gt;</text:span></text:p>
      <text:p text:style-name="P19">        <text:span text:style-name="T10">&lt;div class=</text:span><text:span text:style-name="T17">"flex mx-auto my-auto"</text:span><text:span text:style-name="T10">&gt;</text:span></text:p>
      <text:p text:style-name="P19">        <text:span text:style-name="T10">&lt;form action=</text:span><text:span text:style-name="T17">"</text:span><text:span text:style-name="T27">{{route(</text:span><text:span text:style-name="T17">'comics.store'</text:span><text:span text:style-name="T27">)}}</text:span><text:span text:style-name="T17">"</text:span><text:span text:style-name="T10"> name=</text:span><text:span text:style-name="T17">"c"</text:span><text:span text:style-name="T10"> method=</text:span><text:span text:style-name="T17">"POST"</text:span><text:span text:style-name="T10">  enctype=</text:span><text:span text:style-name="T17">"multipart/form-data"</text:span><text:span text:style-name="T10">&gt;</text:span></text:p>
      <text:p text:style-name="P19">            <text:span text:style-name="T21">@csrf</text:span></text:p>
      <text:p text:style-name="P19">    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 value=</text:span><text:span text:style-name="T17">"Nombre"</text:span><text:span text:style-name="T10">&gt;&lt;/x-jet-label&gt;</text:span></text:p>
      <text:p text:style-name="P19">            <text:span text:style-name="T10">&lt;x-jet-input name=</text:span><text:span text:style-name="T17">"nombre"</text:span><text:span text:style-name="T10"> value=</text:span><text:span text:style-name="T17">"</text:span><text:span text:style-name="T27">{{old(</text:span><text:span text:style-name="T17">'nombre'</text:span><text:span text:style-name="T27">)}}</text:span><text:span text:style-name="T17">"</text:span><text:span text:style-name="T10">&gt;&lt;/x-jet-input&gt;</text:span></text:p>
      <text:p text:style-name="P19">            <text:span text:style-name="T21">@error</text:span><text:span text:style-name="T23">(</text:span><text:span text:style-name="T17">'nombre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div&gt;</text:span></text:p>
      <text:p text:style-name="P19">       </text:p>
      <text:p text:style-name="P20"/>
      <text:p text:style-name="P19">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&gt;</text:span><text:span text:style-name="T23">Privado:</text:span><text:span text:style-name="T10">&lt;/x-jet-label&gt;</text:span></text:p>
      <text:p text:style-name="P19">            <text:span text:style-name="T10">&lt;br&gt;</text:span></text:p>
      <text:p text:style-name="P19">            <text:span text:style-name="T10">&lt;x-jet-label&gt;</text:span><text:span text:style-name="T23">SI</text:span><text:span text:style-name="T10">&lt;/x-jet-label&gt;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1"</text:span><text:span text:style-name="T10">&gt;&lt;/x-jet-input&gt;</text:span></text:p>
      <text:p text:style-name="P19">            <text:span text:style-name="T10">&lt;x-jet-label&gt;</text:span><text:span text:style-name="T23">NO</text:span><text:span text:style-name="T10">&lt;/x-jet-label&gt;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2"</text:span><text:span text:style-name="T10">&gt;&lt;/x-jet-input&gt;</text:span></text:p>
      <text:p text:style-name="P19">            </text:p>
      <text:p text:style-name="P19">            <text:span text:style-name="T21">@error</text:span><text:span text:style-name="T23">(</text:span><text:span text:style-name="T17">'privado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&gt;</text:span><text:span text:style-name="T23">Imagen:</text:span><text:span text:style-name="T10">&lt;/x-jet-label&gt;</text:span></text:p>
      <text:p text:style-name="P19">            <text:span text:style-name="T10">&lt;input type=</text:span><text:span text:style-name="T17">"file"</text:span><text:span text:style-name="T10"> name=</text:span><text:span text:style-name="T17">"image"</text:span><text:span text:style-name="T10">  accept=</text:span><text:span text:style-name="T17">"image/*"</text:span><text:span text:style-name="T10"> id=</text:span><text:span text:style-name="T17">"image"</text:span><text:span text:style-name="T10"> &gt;</text:span></text:p>
      <text:p text:style-name="P19">            <text:span text:style-name="T10">&lt;img src=</text:span><text:span text:style-name="T17">"/storage/cursos/no_image.png"</text:span><text:span text:style-name="T10"> class=</text:span><text:span text:style-name="T17">"bg-cover bg-center"</text:span><text:span text:style-name="T10"> id=</text:span><text:span text:style-name="T17">"img"</text:span><text:span text:style-name="T10">&gt;</text:span></text:p>
      <text:p text:style-name="P20"/>
      <text:p text:style-name="P19">            <text:span text:style-name="T21">@error</text:span><text:span text:style-name="T23">(</text:span><text:span text:style-name="T17">'image'</text:span><text:span text:style-name="T23">)</text:span></text:p>
      <text:p text:style-name="P19"><text:soft-page-break/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20"/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 mt-2 mb-2"</text:span><text:span text:style-name="T10">&gt;</text:span></text:p>
      <text:p text:style-name="P19">            <text:span text:style-name="T10">&lt;x-jet-label&gt;</text:span><text:span text:style-name="T23">Editorial:</text:span><text:span text:style-name="T10">&lt;/x-jet-label&gt;</text:span></text:p>
      <text:p text:style-name="P19">            <text:span text:style-name="T10">&lt;select name=</text:span><text:span text:style-name="T17">"editorial"</text:span><text:span text:style-name="T10">&gt;</text:span></text:p>
      <text:p text:style-name="P20"/>
      <text:p text:style-name="P19">            <text:span text:style-name="T21">@foreach </text:span><text:span text:style-name="T23">(</text:span><text:span text:style-name="T10">$editorial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20"/>
      <text:p text:style-name="P19"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7">}}</text:span><text:span text:style-name="T17">"</text:span><text:span text:style-name="T10">&gt;</text:span><text:span text:style-name="T27">{{</text:span><text:span text:style-name="T10">$item</text:span><text:span text:style-name="T27">}}</text:span><text:span text:style-name="T10">&lt;/option&gt;</text:span></text:p>
      <text:p text:style-name="P20"/>
      <text:p text:style-name="P19">            <text:span text:style-name="T21">@endforeach</text:span></text:p>
      <text:p text:style-name="P19">            <text:span text:style-name="T21">@error</text:span><text:span text:style-name="T23">(</text:span><text:span text:style-name="T17">'editorial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select&gt;</text:span></text:p>
      <text:p text:style-name="P20"/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 mt-2 mb-2"</text:span><text:span text:style-name="T10">&gt;</text:span></text:p>
      <text:p text:style-name="P19">            <text:span text:style-name="T10">&lt;x-jet-label&gt;</text:span><text:span text:style-name="T23">Categoria:</text:span><text:span text:style-name="T10">&lt;/x-jet-label&gt;</text:span></text:p>
      <text:p text:style-name="P19">            <text:span text:style-name="T10">&lt;select name=</text:span><text:span text:style-name="T17">"category_id"</text:span><text:span text:style-name="T10">&gt;</text:span></text:p>
      <text:p text:style-name="P20"/>
      <text:p text:style-name="P19">            <text:span text:style-name="T21">@foreach </text:span><text:span text:style-name="T23">(</text:span><text:span text:style-name="T10">$category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20"/>
      <text:p text:style-name="P19"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3">-&gt;</text:span><text:span text:style-name="T10">id</text:span><text:span text:style-name="T27">}}</text:span><text:span text:style-name="T17">"</text:span><text:span text:style-name="T10">&gt;</text:span><text:span text:style-name="T27">{{</text:span><text:span text:style-name="T10">$item</text:span><text:span text:style-name="T23">-&gt;</text:span><text:span text:style-name="T10">nombre</text:span><text:span text:style-name="T27">}}</text:span><text:span text:style-name="T10">&lt;/option&gt;</text:span></text:p>
      <text:p text:style-name="P20"/>
      <text:p text:style-name="P19">            <text:span text:style-name="T21">@endforeach</text:span></text:p>
      <text:p text:style-name="P19">        <text:span text:style-name="T10">&lt;/select&gt;</text:span></text:p>
      <text:p text:style-name="P19">    </text:p>
      <text:p text:style-name="P19">        <text:span text:style-name="T10">&lt;input type=</text:span><text:span text:style-name="T17">"text"</text:span><text:span text:style-name="T10"> hidden value=</text:span><text:span text:style-name="T17">"</text:span><text:span text:style-name="T27">{{</text:span><text:span text:style-name="T25">Auth</text:span><text:span text:style-name="T23">::</text:span><text:span text:style-name="T27">id</text:span><text:span text:style-name="T17">()</text:span><text:span text:style-name="T27">}}</text:span><text:span text:style-name="T17">"</text:span><text:span text:style-name="T10"> name=</text:span><text:span text:style-name="T17">"user_id"</text:span><text:span text:style-name="T10">&gt;</text:span></text:p>
      <text:p text:style-name="P19">        <text:span text:style-name="T21">@error</text:span><text:span text:style-name="T23">(</text:span><text:span text:style-name="T17">'user_id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20"/>
      <text:p text:style-name="P19">    </text:p>
      <text:p text:style-name="P19">        <text:span text:style-name="T10">&lt;/div&gt;</text:span></text:p>
      <text:p text:style-name="P19">    </text:p>
      <text:p text:style-name="P19">        <text:span text:style-name="T10">&lt;x-jet-button type=</text:span><text:span text:style-name="T17">"submit"</text:span><text:span text:style-name="T10"> &gt;&lt;i class=</text:span><text:span text:style-name="T17">"fas fa-save"</text:span><text:span text:style-name="T10">&gt;&lt;/i&gt;</text:span><text:span text:style-name="T23">Crear</text:span><text:span text:style-name="T10">&lt;/x-jet-button&gt;</text:span></text:p>
      <text:p text:style-name="P19">        <text:span text:style-name="T10">&lt;x-jet-button type=</text:span><text:span text:style-name="T17">"clear"</text:span><text:span text:style-name="T10"> &gt;&lt;i class=</text:span><text:span text:style-name="T17">"fas fa-broom"</text:span><text:span text:style-name="T10">&gt;&lt;/i&gt;</text:span><text:span text:style-name="T23">Reset</text:span><text:span text:style-name="T10">&lt;/x-jet-button&gt;</text:span></text:p>
      <text:p text:style-name="P20"/>
      <text:p text:style-name="P19">        <text:span text:style-name="T10">&lt;/form&gt;</text:span></text:p>
      <text:p text:style-name="P19"><text:soft-page-break/>    <text:span text:style-name="T10">&lt;/div&gt;</text:span></text:p>
      <text:p text:style-name="P20"/>
      <text:p text:style-name="P19">    <text:span text:style-name="T10">&lt;script&gt;</text:span></text:p>
      <text:p text:style-name="P19">        <text:span text:style-name="T30">//Cambiar imagen</text:span></text:p>
      <text:p text:style-name="P19">        <text:span text:style-name="T10">document</text:span><text:span text:style-name="T27">.getElementById</text:span><text:span text:style-name="T23">(</text:span><text:span text:style-name="T17">"image"</text:span><text:span text:style-name="T23">)</text:span><text:span text:style-name="T27">.addEventListener</text:span><text:span text:style-name="T23">(</text:span><text:span text:style-name="T17">'change'</text:span><text:span text:style-name="T23">, </text:span><text:span text:style-name="T10">cambiarImagen</text:span><text:span text:style-name="T23">);</text:span></text:p>
      <text:p text:style-name="P19">        <text:span text:style-name="T21">function</text:span><text:span text:style-name="T23"> </text:span><text:span text:style-name="T27">cambiarImagen</text:span><text:span text:style-name="T23">(</text:span><text:span text:style-name="T15">event</text:span><text:span text:style-name="T23">){</text:span></text:p>
      <text:p text:style-name="P19">            <text:span text:style-name="T21">var</text:span><text:span text:style-name="T23"> </text:span><text:span text:style-name="T10">file</text:span><text:span text:style-name="T23"> </text:span><text:span text:style-name="T12">=</text:span><text:span text:style-name="T23"> </text:span><text:span text:style-name="T10">event</text:span><text:span text:style-name="T23">.</text:span><text:span text:style-name="T10">target</text:span><text:span text:style-name="T23">.</text:span><text:span text:style-name="T10">files</text:span><text:span text:style-name="T23">[</text:span><text:span text:style-name="T15">0</text:span><text:span text:style-name="T23">];</text:span></text:p>
      <text:p text:style-name="P19">            <text:span text:style-name="T21">var</text:span><text:span text:style-name="T23"> </text:span><text:span text:style-name="T10">reader</text:span><text:span text:style-name="T23"> </text:span><text:span text:style-name="T12">=</text:span><text:span text:style-name="T23"> </text:span><text:span text:style-name="T12">new</text:span><text:span text:style-name="T23"> </text:span><text:span text:style-name="T27">FileReader</text:span><text:span text:style-name="T23">();</text:span></text:p>
      <text:p text:style-name="P19">            <text:span text:style-name="T10">reader</text:span><text:span text:style-name="T23">.</text:span><text:span text:style-name="T27">onload</text:span><text:span text:style-name="T12">=</text:span><text:span text:style-name="T23">(</text:span><text:span text:style-name="T15">event</text:span><text:span text:style-name="T23">)</text:span><text:span text:style-name="T21">=&gt;</text:span><text:span text:style-name="T23">{</text:span></text:p>
      <text:p text:style-name="P19">                <text:span text:style-name="T10">document</text:span><text:span text:style-name="T27">.getElementById</text:span><text:span text:style-name="T23">(</text:span><text:span text:style-name="T17">"img"</text:span><text:span text:style-name="T23">)</text:span><text:span text:style-name="T27">.setAttribute</text:span><text:span text:style-name="T23">(</text:span><text:span text:style-name="T17">'src'</text:span><text:span text:style-name="T23">, </text:span><text:span text:style-name="T10">event</text:span><text:span text:style-name="T23">.</text:span><text:span text:style-name="T10">target</text:span><text:span text:style-name="T23">.</text:span><text:span text:style-name="T10">result</text:span><text:span text:style-name="T23">)</text:span></text:p>
      <text:p text:style-name="P19">            <text:span text:style-name="T23">};</text:span></text:p>
      <text:p text:style-name="P19">            <text:span text:style-name="T10">reader</text:span><text:span text:style-name="T27">.readAsDataURL</text:span><text:span text:style-name="T23">(</text:span><text:span text:style-name="T10">file</text:span><text:span text:style-name="T23">);</text:span></text:p>
      <text:p text:style-name="P19">        <text:span text:style-name="T23">}</text:span></text:p>
      <text:p text:style-name="P19">    <text:span text:style-name="T10">&lt;/script&gt;</text:span></text:p>
      <text:p text:style-name="P12"/>
      <text:p text:style-name="P19">    <text:span text:style-name="T10">&lt;/x-slot&gt;</text:span></text:p>
      <text:p text:style-name="P12"/>
      <text:p text:style-name="P25">&lt;/x-app-layout&gt;</text:p>
      <text:p text:style-name="Preformatted_20_Text"/>
      <text:p text:style-name="Preformatted_20_Text"/>
      <text:list xml:id="list42683433" text:continue-numbering="true" text:style-name="L1">
        <text:list-item>
          <text:p text:style-name="P28">Método store de Comic, aquí recogemos la id de nnuestro usuario mediante Auth::user()-&gt;id que devuelve la id del usuario conectado en ese momento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store</text:span><text:span text:style-name="T23">(</text:span><text:span text:style-name="T25">Request</text:span><text:span text:style-name="T23"> </text:span><text:span text:style-name="T10">$request</text:span><text:span text:style-name="T23">)</text:span></text:p>
      <text:p text:style-name="P19">    <text:span text:style-name="T23">{</text:span></text:p>
      <text:p text:style-name="P19">        <text:span text:style-name="T10">$request</text:span><text:span text:style-name="T23">-&gt;</text:span><text:span text:style-name="T27">validate</text:span><text:span text:style-name="T23">([</text:span></text:p>
      <text:p text:style-name="P19">            <text:span text:style-name="T17">'nombre'</text:span><text:span text:style-name="T12">=&gt;</text:span><text:span text:style-name="T23">[</text:span><text:span text:style-name="T17">'string'</text:span><text:span text:style-name="T23">,</text:span><text:span text:style-name="T17">'min:3'</text:span><text:span text:style-name="T23">,</text:span><text:span text:style-name="T17">'required'</text:span><text:span text:style-name="T23">,</text:span><text:span text:style-name="T17">'unique:comics,nombre'</text:span><text:span text:style-name="T23">],</text:span></text:p>
      <text:p text:style-name="P19">            <text:span text:style-name="T17">'privado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editorial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image'</text:span><text:span text:style-name="T12">=&gt;</text:span><text:span text:style-name="T23">[</text:span><text:span text:style-name="T17">'image'</text:span><text:span text:style-name="T23">,</text:span><text:span text:style-name="T17">'required'</text:span><text:span text:style-name="T23">,</text:span><text:span text:style-name="T17">'max:2048'</text:span><text:span text:style-name="T23">],</text:span></text:p>
      <text:p text:style-name="P19">            <text:span text:style-name="T17">'category_id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user_id'</text:span><text:span text:style-name="T12">=&gt;</text:span><text:span text:style-name="T23">[</text:span><text:span text:style-name="T17">'required'</text:span><text:span text:style-name="T23">]</text:span></text:p>
      <text:p text:style-name="P19">        <text:span text:style-name="T23">]);</text:span></text:p>
      <text:p text:style-name="P20"/>
      <text:p text:style-name="P19">        <text:span text:style-name="T10">$id</text:span><text:span text:style-name="T23"> </text:span><text:span text:style-name="T12">=</text:span><text:span text:style-name="T23"> </text:span><text:span text:style-name="T25">Auth</text:span><text:span text:style-name="T23">::</text:span><text:span text:style-name="T27">user</text:span><text:span text:style-name="T23">()-&gt;</text:span><text:span text:style-name="T10">id</text:span><text:span text:style-name="T23">;</text:span></text:p>
      <text:p text:style-name="P19">        </text:p>
      <text:p text:style-name="P19">        <text:span text:style-name="T25">Comic</text:span><text:span text:style-name="T23">::</text:span><text:span text:style-name="T27">create</text:span><text:span text:style-name="T23">([</text:span></text:p>
      <text:p text:style-name="P19">            <text:span text:style-name="T17">'nombre'</text:span><text:span text:style-name="T12">=&gt;</text:span><text:span text:style-name="T10">$request</text:span><text:span text:style-name="T23">-&gt;</text:span><text:span text:style-name="T10">nombre</text:span><text:span text:style-name="T23">,</text:span></text:p>
      <text:p text:style-name="P19">            <text:span text:style-name="T17">'privado'</text:span><text:span text:style-name="T12">=&gt;</text:span><text:span text:style-name="T10">$request</text:span><text:span text:style-name="T23">-&gt;</text:span><text:span text:style-name="T10">privado</text:span><text:span text:style-name="T23">,</text:span></text:p>
      <text:p text:style-name="P19">            <text:span text:style-name="T17">'editorial'</text:span><text:span text:style-name="T12">=&gt;</text:span><text:span text:style-name="T10">$request</text:span><text:span text:style-name="T23">-&gt;</text:span><text:span text:style-name="T10">editorial</text:span><text:span text:style-name="T23">,</text:span></text:p>
      <text:p text:style-name="P19">            <text:span text:style-name="T17">'image'</text:span><text:span text:style-name="T12">=&gt;</text:span><text:span text:style-name="T10">$request</text:span><text:span text:style-name="T23">-&gt;</text:span><text:span text:style-name="T10">image</text:span><text:span text:style-name="T23">-&gt;</text:span><text:span text:style-name="T27">store</text:span><text:span text:style-name="T23">(</text:span><text:span text:style-name="T17">'comics'</text:span><text:span text:style-name="T23">),</text:span></text:p>
      <text:p text:style-name="P19">            <text:span text:style-name="T17">'category_id'</text:span><text:span text:style-name="T12">=&gt;</text:span><text:span text:style-name="T10">$request</text:span><text:span text:style-name="T23">-&gt;</text:span><text:span text:style-name="T10">category_id</text:span><text:span text:style-name="T23">,</text:span></text:p>
      <text:p text:style-name="P19">            <text:span text:style-name="T17">'user_id'</text:span><text:span text:style-name="T12">=&gt;</text:span><text:span text:style-name="T10">$id</text:span></text:p>
      <text:p text:style-name="P19">        <text:span text:style-name="T23">]);</text:span></text:p>
      <text:p text:style-name="P20"/>
      <text:p text:style-name="P19">        <text:span text:style-name="T21">return</text:span><text:span text:style-name="T23"> </text:span><text:span text:style-name="T27">redirect()</text:span><text:span text:style-name="T23">-&gt;</text:span><text:span text:style-name="T27">route</text:span><text:span text:style-name="T23">(</text:span><text:span text:style-name="T17">'comics.index'</text:span><text:span text:style-name="T23">)-&gt;</text:span><text:span text:style-name="T27">with</text:span><text:span text:style-name="T23">(</text:span><text:span text:style-name="T17">'info'</text:span><text:span text:style-name="T23">,</text:span><text:span text:style-name="T17">'Comic creado con éxito'</text:span><text:span text:style-name="T23">);</text:span></text:p>
      <text:p text:style-name="P20"/>
      <text:p text:style-name="P19">    <text:span text:style-name="T23">}</text:span></text:p>
      <text:p text:style-name="P32"/>
      <text:list xml:id="list42686889" text:continue-numbering="true" text:style-name="L1">
        <text:list-item>
          <text:p text:style-name="P28"><text:soft-page-break/>Metodo de comic.edit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edit</text:span><text:span text:style-name="T23">(</text:span><text:span text:style-name="T25">Comic</text:span><text:span text:style-name="T23"> </text:span><text:span text:style-name="T10">$comic</text:span><text:span text:style-name="T23">)</text:span></text:p>
      <text:p text:style-name="P19">    <text:span text:style-name="T23">{</text:span></text:p>
      <text:p text:style-name="P19">        <text:span text:style-name="T10">$category</text:span><text:span text:style-name="T12">=</text:span><text:span text:style-name="T25">Category</text:span><text:span text:style-name="T23">::</text:span><text:span text:style-name="T27">all</text:span><text:span text:style-name="T23">();</text:span></text:p>
      <text:p text:style-name="P19">        <text:span text:style-name="T10">$editorial</text:span><text:span text:style-name="T12">=</text:span><text:span text:style-name="T23">[</text:span><text:span text:style-name="T17">'DC'</text:span><text:span text:style-name="T23">,</text:span><text:span text:style-name="T17">'Marvel'</text:span><text:span text:style-name="T23">,</text:span><text:span text:style-name="T17">'Vertigo'</text:span><text:span text:style-name="T23">,</text:span><text:span text:style-name="T17">'Salvat'</text:span><text:span text:style-name="T23">,</text:span><text:span text:style-name="T17">'Planeta'</text:span><text:span text:style-name="T23">];</text:span></text:p>
      <text:p text:style-name="P19">        <text:span text:style-name="T21">return</text:span><text:span text:style-name="T23"> </text:span><text:span text:style-name="T27">view(</text:span><text:span text:style-name="T17">'comics.edit'</text:span><text:span text:style-name="T27">,compact(</text:span><text:span text:style-name="T17">'comic'</text:span><text:span text:style-name="T27">,</text:span><text:span text:style-name="T17">'editorial'</text:span><text:span text:style-name="T27">,</text:span><text:span text:style-name="T17">'category'</text:span><text:span text:style-name="T27">))</text:span><text:span text:style-name="T23">;</text:span></text:p>
      <text:p text:style-name="P19">    <text:span text:style-name="T23">}</text:span></text:p>
      <text:p text:style-name="Preformatted_20_Text"/>
      <text:list xml:id="list42671400" text:continue-numbering="true" text:style-name="L1">
        <text:list-item>
          <text:p text:style-name="P28">Vista de comic.edit, aquí tendremos cuidado de poner los datos del registro que vamos a editar , para que sea más fácil de retocar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ACTUALIZAR Comics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19">    <text:span text:style-name="T10">&lt;x-slot name=</text:span><text:span text:style-name="T17">"slot"</text:span><text:span text:style-name="T10">&gt;</text:span></text:p>
      <text:p text:style-name="P19">        <text:span text:style-name="T10">&lt;div class=</text:span><text:span text:style-name="T17">"flex mx-auto my-auto"</text:span><text:span text:style-name="T10">&gt;</text:span></text:p>
      <text:p text:style-name="P19">        <text:span text:style-name="T10">&lt;form action=</text:span><text:span text:style-name="T17">"</text:span><text:span text:style-name="T27">{{route(</text:span><text:span text:style-name="T17">'comics.update'</text:span><text:span text:style-name="T27">,</text:span><text:span text:style-name="T10">$comic</text:span><text:span text:style-name="T27">)}}</text:span><text:span text:style-name="T17">"</text:span><text:span text:style-name="T10"> name=</text:span><text:span text:style-name="T17">"c"</text:span><text:span text:style-name="T10"> method=</text:span><text:span text:style-name="T17">"POST"</text:span><text:span text:style-name="T10">  enctype=</text:span><text:span text:style-name="T17">"multipart/form-data"</text:span><text:span text:style-name="T10">&gt;</text:span></text:p>
      <text:p text:style-name="P19">            <text:span text:style-name="T21">@METHOD</text:span><text:span text:style-name="T23">(</text:span><text:span text:style-name="T17">'PUT'</text:span><text:span text:style-name="T23">)</text:span></text:p>
      <text:p text:style-name="P19">            <text:span text:style-name="T21">@csrf</text:span></text:p>
      <text:p text:style-name="P19">            </text:p>
      <text:p text:style-name="P19">    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 value=</text:span><text:span text:style-name="T17">"nombre"</text:span><text:span text:style-name="T10">&gt;&lt;/x-jet-label&gt;</text:span></text:p>
      <text:p text:style-name="P19">            <text:span text:style-name="T10">&lt;x-jet-input name=</text:span><text:span text:style-name="T17">"nombre"</text:span><text:span text:style-name="T10"> value=</text:span><text:span text:style-name="T17">"</text:span><text:span text:style-name="T27">{{</text:span><text:span text:style-name="T10">$comic</text:span><text:span text:style-name="T23">-&gt;</text:span><text:span text:style-name="T10">nombre</text:span><text:span text:style-name="T27">}}</text:span><text:span text:style-name="T17">"</text:span><text:span text:style-name="T10">&gt;&lt;/x-jet-input&gt;</text:span></text:p>
      <text:p text:style-name="P19">            <text:span text:style-name="T21">@error</text:span><text:span text:style-name="T23">(</text:span><text:span text:style-name="T17">'nombre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div&gt;</text:span></text:p>
      <text:p text:style-name="P19">       </text:p>
      <text:p text:style-name="P20"/>
      <text:p text:style-name="P19">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&gt;</text:span><text:span text:style-name="T23">Privado:</text:span><text:span text:style-name="T10">&lt;/x-jet-label&gt;</text:span></text:p>
      <text:p text:style-name="P19">            <text:span text:style-name="T10">&lt;br&gt;</text:span></text:p>
      <text:p text:style-name="P19">            <text:span text:style-name="T10">&lt;x-jet-label&gt;</text:span><text:span text:style-name="T23">SI</text:span><text:span text:style-name="T10">&lt;/x-jet-label&gt;</text:span></text:p>
      <text:p text:style-name="P19">            <text:span text:style-name="T21">@if</text:span><text:span text:style-name="T23">(</text:span><text:span text:style-name="T10">$comic</text:span><text:span text:style-name="T23">-&gt;</text:span><text:span text:style-name="T10">privado</text:span><text:span text:style-name="T12">==</text:span><text:span text:style-name="T17">"SI"</text:span><text:span text:style-name="T23">)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1"</text:span><text:span text:style-name="T10"> checked&gt;&lt;/x-jet-input&gt;</text:span></text:p>
      <text:p text:style-name="P19">            <text:span text:style-name="T21">@else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1"</text:span><text:span text:style-name="T10">&gt;&lt;/x-jet-input&gt;</text:span></text:p>
      <text:p text:style-name="P19">            <text:span text:style-name="T21">@endif</text:span></text:p>
      <text:p text:style-name="P20"/>
      <text:p text:style-name="P19">            <text:span text:style-name="T10">&lt;x-jet-label&gt;</text:span><text:span text:style-name="T23">NO</text:span><text:span text:style-name="T10">&lt;/x-jet-label&gt;</text:span></text:p>
      <text:p text:style-name="P19">            <text:span text:style-name="T21">@if</text:span><text:span text:style-name="T23">(</text:span><text:span text:style-name="T10">$comic</text:span><text:span text:style-name="T23">-&gt;</text:span><text:span text:style-name="T10">privado</text:span><text:span text:style-name="T12">==</text:span><text:span text:style-name="T17">"NO"</text:span><text:span text:style-name="T23">)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2"</text:span><text:span text:style-name="T10"> checked&gt;&lt;/x-jet-input&gt;</text:span></text:p>
      <text:p text:style-name="P19">            <text:span text:style-name="T21">@else</text:span></text:p>
      <text:p text:style-name="P19">            <text:span text:style-name="T10">&lt;x-jet-input type=</text:span><text:span text:style-name="T17">"radio"</text:span><text:span text:style-name="T10"> name=</text:span><text:span text:style-name="T17">"privado"</text:span><text:span text:style-name="T10"> value=</text:span><text:span text:style-name="T17">"2"</text:span><text:span text:style-name="T10">&gt;&lt;/x-jet-input&gt;</text:span></text:p>
      <text:p text:style-name="P19">            <text:span text:style-name="T21">@endif</text:span></text:p>
      <text:p text:style-name="P20"/>
      <text:p text:style-name="P19">            <text:span text:style-name="T21">@error</text:span><text:span text:style-name="T23">(</text:span><text:span text:style-name="T17">'privado'</text:span><text:span text:style-name="T23">)</text:span></text:p>
      <text:p text:style-name="P19">            <text:span text:style-name="T10">&lt;br&gt;</text:span></text:p>
      <text:p text:style-name="P19"><text:soft-page-break/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"</text:span><text:span text:style-name="T10">&gt;</text:span></text:p>
      <text:p text:style-name="P19">            <text:span text:style-name="T10">&lt;x-jet-label&gt;</text:span><text:span text:style-name="T23">Imagen:</text:span><text:span text:style-name="T10">&lt;/x-jet-label&gt;</text:span></text:p>
      <text:p text:style-name="P19">            <text:span text:style-name="T10">&lt;input type=</text:span><text:span text:style-name="T17">"file"</text:span><text:span text:style-name="T10"> name=</text:span><text:span text:style-name="T17">"image"</text:span><text:span text:style-name="T10">  accept=</text:span><text:span text:style-name="T17">"image/*"</text:span><text:span text:style-name="T10"> id=</text:span><text:span text:style-name="T17">"image"</text:span><text:span text:style-name="T10"> &gt;</text:span></text:p>
      <text:p text:style-name="P19">            <text:span text:style-name="T10">&lt;img src=</text:span><text:span text:style-name="T17">"</text:span><text:span text:style-name="T27">{{</text:span><text:span text:style-name="T25">Storage</text:span><text:span text:style-name="T23">::</text:span><text:span text:style-name="T27">url</text:span><text:span text:style-name="T17">(</text:span><text:span text:style-name="T10">$comic</text:span><text:span text:style-name="T23">-&gt;</text:span><text:span text:style-name="T10">image</text:span><text:span text:style-name="T17">)</text:span><text:span text:style-name="T27">}}</text:span><text:span text:style-name="T17">"</text:span><text:span text:style-name="T10"> class=</text:span><text:span text:style-name="T17">"bg-cover bg-center"</text:span><text:span text:style-name="T10"> id=</text:span><text:span text:style-name="T17">"img"</text:span><text:span text:style-name="T10">&gt;</text:span></text:p>
      <text:p text:style-name="P20"/>
      <text:p text:style-name="P19">            <text:span text:style-name="T21">@error</text:span><text:span text:style-name="T23">(</text:span><text:span text:style-name="T17">'image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20"/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 mt-2 mb-2"</text:span><text:span text:style-name="T10">&gt;</text:span></text:p>
      <text:p text:style-name="P19">            <text:span text:style-name="T10">&lt;x-jet-label&gt;</text:span><text:span text:style-name="T23">Editorial:</text:span><text:span text:style-name="T10">&lt;/x-jet-label&gt;</text:span></text:p>
      <text:p text:style-name="P19">            <text:span text:style-name="T10">&lt;select name=</text:span><text:span text:style-name="T17">"editorial"</text:span><text:span text:style-name="T10">&gt;</text:span></text:p>
      <text:p text:style-name="P20"/>
      <text:p text:style-name="P19">            <text:span text:style-name="T21">@foreach </text:span><text:span text:style-name="T23">(</text:span><text:span text:style-name="T10">$editorial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19">                <text:span text:style-name="T21">@if</text:span><text:span text:style-name="T23">(</text:span><text:span text:style-name="T10">$item</text:span><text:span text:style-name="T12">==</text:span><text:span text:style-name="T10">$comic</text:span><text:span text:style-name="T23">-&gt;</text:span><text:span text:style-name="T10">editorial</text:span><text:span text:style-name="T23">)</text:span></text:p>
      <text:p text:style-name="P19"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7">}}</text:span><text:span text:style-name="T17">"</text:span><text:span text:style-name="T10"> selected&gt;</text:span><text:span text:style-name="T27">{{</text:span><text:span text:style-name="T10">$item</text:span><text:span text:style-name="T27">}}</text:span><text:span text:style-name="T10">&lt;/option&gt;</text:span></text:p>
      <text:p text:style-name="P19">                <text:span text:style-name="T21">@else</text:span></text:p>
      <text:p text:style-name="P19"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7">}}</text:span><text:span text:style-name="T17">"</text:span><text:span text:style-name="T10">&gt;</text:span><text:span text:style-name="T27">{{</text:span><text:span text:style-name="T10">$item</text:span><text:span text:style-name="T27">}}</text:span><text:span text:style-name="T10">&lt;/option&gt;</text:span></text:p>
      <text:p text:style-name="P19">                <text:span text:style-name="T21">@endif</text:span></text:p>
      <text:p text:style-name="P20"/>
      <text:p text:style-name="P19">            <text:span text:style-name="T21">@endforeach</text:span></text:p>
      <text:p text:style-name="P19">            <text:span text:style-name="T21">@error</text:span><text:span text:style-name="T23">(</text:span><text:span text:style-name="T17">'editorial'</text:span><text:span text:style-name="T23">)</text:span></text:p>
      <text:p text:style-name="P19">            <text:span text:style-name="T10">&lt;br&gt;</text:span></text:p>
      <text:p text:style-name="P19">            <text:span text:style-name="T10">&lt;p class=</text:span><text:span text:style-name="T17">"text-red-800"</text:span><text:span text:style-name="T10">&gt;</text:span><text:span text:style-name="T27">{{</text:span><text:span text:style-name="T10">$message</text:span><text:span text:style-name="T27">}}</text:span><text:span text:style-name="T10">&lt;/p&gt;</text:span></text:p>
      <text:p text:style-name="P19">            <text:span text:style-name="T21">@enderror</text:span></text:p>
      <text:p text:style-name="P19">        <text:span text:style-name="T10">&lt;/select&gt;</text:span></text:p>
      <text:p text:style-name="P20"/>
      <text:p text:style-name="P19">        <text:span text:style-name="T10">&lt;/div&gt;</text:span></text:p>
      <text:p text:style-name="P20"/>
      <text:p text:style-name="P19">        <text:span text:style-name="T10">&lt;div class=</text:span><text:span text:style-name="T17">"flex mt-2 mb-2"</text:span><text:span text:style-name="T10">&gt;</text:span></text:p>
      <text:p text:style-name="P19">            <text:span text:style-name="T10">&lt;x-jet-label&gt;</text:span><text:span text:style-name="T23">Categoria:</text:span><text:span text:style-name="T10">&lt;/x-jet-label&gt;</text:span></text:p>
      <text:p text:style-name="P19">            <text:span text:style-name="T10">&lt;select name=</text:span><text:span text:style-name="T17">"category_id"</text:span><text:span text:style-name="T10">&gt;</text:span></text:p>
      <text:p text:style-name="P20"/>
      <text:p text:style-name="P19">            <text:span text:style-name="T21">@foreach </text:span><text:span text:style-name="T23">(</text:span><text:span text:style-name="T10">$category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19">                <text:span text:style-name="T21">@if</text:span><text:span text:style-name="T23">(</text:span><text:span text:style-name="T10">$item</text:span><text:span text:style-name="T23">-&gt;</text:span><text:span text:style-name="T10">nombre</text:span><text:span text:style-name="T12">==</text:span><text:span text:style-name="T10">$comic</text:span><text:span text:style-name="T23">-&gt;</text:span><text:span text:style-name="T10">category</text:span><text:span text:style-name="T23">-&gt;</text:span><text:span text:style-name="T10">nombre</text:span><text:span text:style-name="T23">)</text:span></text:p>
      <text:p text:style-name="P19"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3">-&gt;</text:span><text:span text:style-name="T10">id</text:span><text:span text:style-name="T27">}}</text:span><text:span text:style-name="T17">"</text:span><text:span text:style-name="T10"> selected&gt;</text:span><text:span text:style-name="T27">{{</text:span><text:span text:style-name="T10">$item</text:span><text:span text:style-name="T23">-&gt;</text:span><text:span text:style-name="T10">nombre</text:span><text:span text:style-name="T27">}}</text:span><text:span text:style-name="T10">&lt;/option&gt;</text:span></text:p>
      <text:p text:style-name="P19">                <text:span text:style-name="T21">@else</text:span></text:p>
      <text:p text:style-name="P19"><text:soft-page-break/>                <text:span text:style-name="T10">&lt;option class=</text:span><text:span text:style-name="T17">"border-gray-300 focus:border-indigo-300 focus:ring focus:ring-indigo-200 focus:ring-opacity-50 rounded-md shadow-sm"</text:span><text:span text:style-name="T10"> value=</text:span><text:span text:style-name="T17">"</text:span><text:span text:style-name="T27">{{</text:span><text:span text:style-name="T10">$item</text:span><text:span text:style-name="T23">-&gt;</text:span><text:span text:style-name="T10">id</text:span><text:span text:style-name="T27">}}</text:span><text:span text:style-name="T17">"</text:span><text:span text:style-name="T10">&gt;</text:span><text:span text:style-name="T27">{{</text:span><text:span text:style-name="T10">$item</text:span><text:span text:style-name="T23">-&gt;</text:span><text:span text:style-name="T10">nombre</text:span><text:span text:style-name="T27">}}</text:span><text:span text:style-name="T10">&lt;/option&gt;</text:span></text:p>
      <text:p text:style-name="P19">                <text:span text:style-name="T21">@endif</text:span></text:p>
      <text:p text:style-name="P12"/>
      <text:p text:style-name="P19">            <text:span text:style-name="T21">@endforeach</text:span></text:p>
      <text:p text:style-name="P19">        <text:span text:style-name="T10">&lt;/select&gt;</text:span></text:p>
      <text:p text:style-name="P19">    </text:p>
      <text:p text:style-name="P19">        <text:span text:style-name="T10">&lt;input type=</text:span><text:span text:style-name="T17">"text"</text:span><text:span text:style-name="T10"> hidden value=</text:span><text:span text:style-name="T17">"</text:span><text:span text:style-name="T27">{{</text:span><text:span text:style-name="T25">Auth</text:span><text:span text:style-name="T23">::</text:span><text:span text:style-name="T27">id</text:span><text:span text:style-name="T17">()</text:span><text:span text:style-name="T27">}}</text:span><text:span text:style-name="T17">"</text:span><text:span text:style-name="T10"> name=</text:span><text:span text:style-name="T17">"user_id"</text:span><text:span text:style-name="T10">&gt;</text:span></text:p>
      <text:p text:style-name="P20"/>
      <text:p text:style-name="P19">    </text:p>
      <text:p text:style-name="P19">        <text:span text:style-name="T10">&lt;/div&gt;</text:span></text:p>
      <text:p text:style-name="P19">    </text:p>
      <text:p text:style-name="P19">        <text:span text:style-name="T10">&lt;x-jet-button type=</text:span><text:span text:style-name="T17">"submit"</text:span><text:span text:style-name="T10"> &gt;&lt;i class=</text:span><text:span text:style-name="T17">"fas fa-edit"</text:span><text:span text:style-name="T10">&gt;&lt;/i&gt;</text:span><text:span text:style-name="T23">Actualizar</text:span><text:span text:style-name="T10">&lt;/x-jet-button&gt;</text:span></text:p>
      <text:p text:style-name="P19">        <text:span text:style-name="T10">&lt;x-jet-button type=</text:span><text:span text:style-name="T17">"clear"</text:span><text:span text:style-name="T10"> &gt;&lt;i class=</text:span><text:span text:style-name="T17">"fas fa-broom"</text:span><text:span text:style-name="T10">&gt;&lt;/i&gt;</text:span><text:span text:style-name="T23">Reset</text:span><text:span text:style-name="T10">&lt;/x-jet-button&gt;</text:span></text:p>
      <text:p text:style-name="P20"/>
      <text:p text:style-name="P19">        <text:span text:style-name="T10">&lt;/form&gt;</text:span></text:p>
      <text:p text:style-name="P19">    <text:span text:style-name="T10">&lt;/div&gt;</text:span></text:p>
      <text:p text:style-name="P20"/>
      <text:p text:style-name="P19">    <text:span text:style-name="T10">&lt;script&gt;</text:span></text:p>
      <text:p text:style-name="P19">        <text:span text:style-name="T30">//Cambiar imagen</text:span></text:p>
      <text:p text:style-name="P19">        <text:span text:style-name="T10">document</text:span><text:span text:style-name="T27">.getElementById</text:span><text:span text:style-name="T23">(</text:span><text:span text:style-name="T17">"image"</text:span><text:span text:style-name="T23">)</text:span><text:span text:style-name="T27">.addEventListener</text:span><text:span text:style-name="T23">(</text:span><text:span text:style-name="T17">'change'</text:span><text:span text:style-name="T23">, </text:span><text:span text:style-name="T10">cambiarImagen</text:span><text:span text:style-name="T23">);</text:span></text:p>
      <text:p text:style-name="P19">        <text:span text:style-name="T21">function</text:span><text:span text:style-name="T23"> </text:span><text:span text:style-name="T27">cambiarImagen</text:span><text:span text:style-name="T23">(</text:span><text:span text:style-name="T15">event</text:span><text:span text:style-name="T23">){</text:span></text:p>
      <text:p text:style-name="P19">            <text:span text:style-name="T21">var</text:span><text:span text:style-name="T23"> </text:span><text:span text:style-name="T10">file</text:span><text:span text:style-name="T23"> </text:span><text:span text:style-name="T12">=</text:span><text:span text:style-name="T23"> </text:span><text:span text:style-name="T10">event</text:span><text:span text:style-name="T23">.</text:span><text:span text:style-name="T10">target</text:span><text:span text:style-name="T23">.</text:span><text:span text:style-name="T10">files</text:span><text:span text:style-name="T23">[</text:span><text:span text:style-name="T15">0</text:span><text:span text:style-name="T23">];</text:span></text:p>
      <text:p text:style-name="P19">            <text:span text:style-name="T21">var</text:span><text:span text:style-name="T23"> </text:span><text:span text:style-name="T10">reader</text:span><text:span text:style-name="T23"> </text:span><text:span text:style-name="T12">=</text:span><text:span text:style-name="T23"> </text:span><text:span text:style-name="T12">new</text:span><text:span text:style-name="T23"> </text:span><text:span text:style-name="T27">FileReader</text:span><text:span text:style-name="T23">();</text:span></text:p>
      <text:p text:style-name="P19">            <text:span text:style-name="T10">reader</text:span><text:span text:style-name="T23">.</text:span><text:span text:style-name="T27">onload</text:span><text:span text:style-name="T12">=</text:span><text:span text:style-name="T23">(</text:span><text:span text:style-name="T15">event</text:span><text:span text:style-name="T23">)</text:span><text:span text:style-name="T21">=&gt;</text:span><text:span text:style-name="T23">{</text:span></text:p>
      <text:p text:style-name="P19">                <text:span text:style-name="T10">document</text:span><text:span text:style-name="T27">.getElementById</text:span><text:span text:style-name="T23">(</text:span><text:span text:style-name="T17">"img"</text:span><text:span text:style-name="T23">)</text:span><text:span text:style-name="T27">.setAttribute</text:span><text:span text:style-name="T23">(</text:span><text:span text:style-name="T17">'src'</text:span><text:span text:style-name="T23">, </text:span><text:span text:style-name="T10">event</text:span><text:span text:style-name="T23">.</text:span><text:span text:style-name="T10">target</text:span><text:span text:style-name="T23">.</text:span><text:span text:style-name="T10">result</text:span><text:span text:style-name="T23">)</text:span></text:p>
      <text:p text:style-name="P19">            <text:span text:style-name="T23">};</text:span></text:p>
      <text:p text:style-name="P19">            <text:span text:style-name="T10">reader</text:span><text:span text:style-name="T27">.readAsDataURL</text:span><text:span text:style-name="T23">(</text:span><text:span text:style-name="T10">file</text:span><text:span text:style-name="T23">);</text:span></text:p>
      <text:p text:style-name="P19">        <text:span text:style-name="T23">}</text:span></text:p>
      <text:p text:style-name="P19">    <text:span text:style-name="T10">&lt;/script&gt;</text:span></text:p>
      <text:p text:style-name="P12"/>
      <text:p text:style-name="P19">    <text:span text:style-name="T10">&lt;/x-slot&gt;</text:span></text:p>
      <text:p text:style-name="P12"/>
      <text:p text:style-name="P25">&lt;/x-app-layout&gt;</text:p>
      <text:p text:style-name="Preformatted_20_Text"/>
      <text:p text:style-name="Preformatted_20_Text"/>
      <text:list xml:id="list42687669" text:continue-numbering="true" text:style-name="L1">
        <text:list-item>
          <text:p text:style-name="P28">Metodo update de comic</text:p>
        </text:list-item>
      </text:list>
      <text:p text:style-name="P18">  <text:span text:style-name="T21">public</text:span><text:span text:style-name="T23"> </text:span><text:span text:style-name="T21">function</text:span><text:span text:style-name="T23"> </text:span><text:span text:style-name="T27">update</text:span><text:span text:style-name="T23">(</text:span><text:span text:style-name="T25">Request</text:span><text:span text:style-name="T23"> </text:span><text:span text:style-name="T10">$request</text:span><text:span text:style-name="T23">, </text:span><text:span text:style-name="T25">Comic</text:span><text:span text:style-name="T23"> </text:span><text:span text:style-name="T10">$comic</text:span><text:span text:style-name="T23">)</text:span></text:p>
      <text:p text:style-name="P19">    <text:span text:style-name="T23">{</text:span></text:p>
      <text:p text:style-name="P19">        <text:span text:style-name="T10">$request</text:span><text:span text:style-name="T23">-&gt;</text:span><text:span text:style-name="T27">validate</text:span><text:span text:style-name="T23">([</text:span></text:p>
      <text:p text:style-name="P19">            <text:span text:style-name="T17">'nombre'</text:span><text:span text:style-name="T12">=&gt;</text:span><text:span text:style-name="T23">[</text:span><text:span text:style-name="T17">'string'</text:span><text:span text:style-name="T23">,</text:span><text:span text:style-name="T17">'min:3'</text:span><text:span text:style-name="T23">,</text:span><text:span text:style-name="T17">'required'</text:span><text:span text:style-name="T23">,</text:span><text:span text:style-name="T17">'unique:comics,nombre,'</text:span><text:span text:style-name="T12">.</text:span><text:span text:style-name="T10">$comic</text:span><text:span text:style-name="T23">-&gt;</text:span><text:span text:style-name="T10">id</text:span><text:span text:style-name="T23">],</text:span></text:p>
      <text:p text:style-name="P19">            <text:span text:style-name="T17">'privado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editorial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image'</text:span><text:span text:style-name="T12">=&gt;</text:span><text:span text:style-name="T23">[</text:span><text:span text:style-name="T17">'image'</text:span><text:span text:style-name="T23">,</text:span><text:span text:style-name="T17">'max:2048'</text:span><text:span text:style-name="T23">],</text:span></text:p>
      <text:p text:style-name="P19">            <text:span text:style-name="T17">'category_id'</text:span><text:span text:style-name="T12">=&gt;</text:span><text:span text:style-name="T23">[</text:span><text:span text:style-name="T17">'required'</text:span><text:span text:style-name="T23">],</text:span></text:p>
      <text:p text:style-name="P19">            <text:span text:style-name="T17">'user_id'</text:span><text:span text:style-name="T12">=&gt;</text:span><text:span text:style-name="T23">[</text:span><text:span text:style-name="T17">'required'</text:span><text:span text:style-name="T23">]</text:span></text:p>
      <text:p text:style-name="P20"><text:soft-page-break/></text:p>
      <text:p text:style-name="P19">    <text:span text:style-name="T23">]);</text:span></text:p>
      <text:p text:style-name="P19"> </text:p>
      <text:p text:style-name="P19">    <text:span text:style-name="T10">$urlimage</text:span><text:span text:style-name="T12">=</text:span><text:span text:style-name="T10">$comic</text:span><text:span text:style-name="T23">-&gt;</text:span><text:span text:style-name="T10">image</text:span><text:span text:style-name="T23">;</text:span></text:p>
      <text:p text:style-name="P20"/>
      <text:p text:style-name="P19">    <text:span text:style-name="T21">if</text:span><text:span text:style-name="T23">(</text:span><text:span text:style-name="T10">$request</text:span><text:span text:style-name="T23">-&gt;</text:span><text:span text:style-name="T10">image</text:span><text:span text:style-name="T23">){</text:span></text:p>
      <text:p text:style-name="P19">        </text:p>
      <text:p text:style-name="P19">        <text:span text:style-name="T25">Storage</text:span><text:span text:style-name="T23">::</text:span><text:span text:style-name="T27">delete</text:span><text:span text:style-name="T23">(</text:span><text:span text:style-name="T10">$comic</text:span><text:span text:style-name="T23">-&gt;</text:span><text:span text:style-name="T10">image</text:span><text:span text:style-name="T23">);</text:span></text:p>
      <text:p text:style-name="P19">        <text:span text:style-name="T30">//ruta de la imagen nueva</text:span></text:p>
      <text:p text:style-name="P19">        <text:span text:style-name="T10">$urlimage</text:span><text:span text:style-name="T12">=</text:span><text:span text:style-name="T10">$request</text:span><text:span text:style-name="T23">-&gt;</text:span><text:span text:style-name="T10">image</text:span><text:span text:style-name="T23">-&gt;</text:span><text:span text:style-name="T27">store</text:span><text:span text:style-name="T23">(</text:span><text:span text:style-name="T17">'comics'</text:span><text:span text:style-name="T23">);</text:span></text:p>
      <text:p text:style-name="P20"/>
      <text:p text:style-name="P19">    <text:span text:style-name="T23">}</text:span></text:p>
      <text:p text:style-name="P20"/>
      <text:p text:style-name="P19">    <text:span text:style-name="T10">$comic</text:span><text:span text:style-name="T23">-&gt;</text:span><text:span text:style-name="T27">update</text:span><text:span text:style-name="T23">([</text:span></text:p>
      <text:p text:style-name="P19">            <text:span text:style-name="T17">'nombre'</text:span><text:span text:style-name="T12">=&gt;</text:span><text:span text:style-name="T10">$request</text:span><text:span text:style-name="T23">-&gt;</text:span><text:span text:style-name="T10">nombre</text:span><text:span text:style-name="T23">,</text:span></text:p>
      <text:p text:style-name="P19">            <text:span text:style-name="T17">'privado'</text:span><text:span text:style-name="T12">=&gt;</text:span><text:span text:style-name="T10">$request</text:span><text:span text:style-name="T23">-&gt;</text:span><text:span text:style-name="T10">privado</text:span><text:span text:style-name="T23">,</text:span></text:p>
      <text:p text:style-name="P19">            <text:span text:style-name="T17">'image'</text:span><text:span text:style-name="T12">=&gt;</text:span><text:span text:style-name="T10">$urlimage</text:span><text:span text:style-name="T23">,</text:span></text:p>
      <text:p text:style-name="P19">            <text:span text:style-name="T17">'editorial'</text:span><text:span text:style-name="T12">=&gt;</text:span><text:span text:style-name="T10">$request</text:span><text:span text:style-name="T23">-&gt;</text:span><text:span text:style-name="T10">editorial</text:span><text:span text:style-name="T23">,</text:span></text:p>
      <text:p text:style-name="P19">            <text:span text:style-name="T17">'category_id'</text:span><text:span text:style-name="T12">=&gt;</text:span><text:span text:style-name="T10">$request</text:span><text:span text:style-name="T23">-&gt;</text:span><text:span text:style-name="T10">category_id</text:span><text:span text:style-name="T23">,</text:span></text:p>
      <text:p text:style-name="P19">            <text:span text:style-name="T17">'user_id'</text:span><text:span text:style-name="T12">=&gt;</text:span><text:span text:style-name="T25">Auth</text:span><text:span text:style-name="T23">::</text:span><text:span text:style-name="T27">user</text:span><text:span text:style-name="T23">()-&gt;</text:span><text:span text:style-name="T10">id</text:span></text:p>
      <text:p text:style-name="P19">    <text:span text:style-name="T23">]);</text:span></text:p>
      <text:p text:style-name="P20"/>
      <text:p text:style-name="P19">    <text:span text:style-name="T21">return</text:span><text:span text:style-name="T23"> </text:span><text:span text:style-name="T27">redirect()</text:span><text:span text:style-name="T23">-&gt;</text:span><text:span text:style-name="T27">route</text:span><text:span text:style-name="T23">(</text:span><text:span text:style-name="T17">'comics.index'</text:span><text:span text:style-name="T23">)-&gt;</text:span><text:span text:style-name="T27">with</text:span><text:span text:style-name="T23">(</text:span><text:span text:style-name="T17">'info'</text:span><text:span text:style-name="T23">,</text:span><text:span text:style-name="T17">'Comic actualizado con éxito'</text:span><text:span text:style-name="T23">);</text:span></text:p>
      <text:p text:style-name="P20"/>
      <text:p text:style-name="P19">    <text:span text:style-name="T23">}</text:span></text:p>
      <text:p text:style-name="Preformatted_20_Text"/>
      <text:list xml:id="list42686037" text:continue-numbering="true" text:style-name="L1">
        <text:list-item>
          <text:p text:style-name="P28">Metodo destroy de comic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destroy</text:span><text:span text:style-name="T23">(</text:span><text:span text:style-name="T25">Comic</text:span><text:span text:style-name="T23"> </text:span><text:span text:style-name="T10">$comic</text:span><text:span text:style-name="T23">)</text:span></text:p>
      <text:p text:style-name="P19">    <text:span text:style-name="T23">{</text:span></text:p>
      <text:p text:style-name="P19">        <text:span text:style-name="T10">$comic</text:span><text:span text:style-name="T23">-&gt;</text:span><text:span text:style-name="T27">delete</text:span><text:span text:style-name="T23">();</text:span></text:p>
      <text:p text:style-name="P19">        <text:span text:style-name="T21">return</text:span><text:span text:style-name="T23"> </text:span><text:span text:style-name="T27">redirect()</text:span><text:span text:style-name="T23">-&gt;</text:span><text:span text:style-name="T27">route</text:span><text:span text:style-name="T23">(</text:span><text:span text:style-name="T17">'comics.index'</text:span><text:span text:style-name="T23">)-&gt;</text:span><text:span text:style-name="T27">with</text:span><text:span text:style-name="T23">(</text:span><text:span text:style-name="T17">'info'</text:span><text:span text:style-name="T23">,</text:span><text:span text:style-name="T17">'comic borrado con exito'</text:span><text:span text:style-name="T23">);</text:span></text:p>
      <text:p text:style-name="P19">    <text:span text:style-name="T23">}</text:span></text:p>
      <text:p text:style-name="Preformatted_20_Text"/>
      <text:list xml:id="list42663509" text:continue-numbering="true" text:style-name="L1">
        <text:list-item>
          <text:p text:style-name="P28">Metodo de comic.show</text:p>
        </text:list-item>
      </text:list>
      <text:p text:style-name="P18"> <text:span text:style-name="T21">public</text:span><text:span text:style-name="T23"> </text:span><text:span text:style-name="T21">function</text:span><text:span text:style-name="T23"> </text:span><text:span text:style-name="T27">show</text:span><text:span text:style-name="T23">(</text:span><text:span text:style-name="T25">Comic</text:span><text:span text:style-name="T23"> </text:span><text:span text:style-name="T10">$comic</text:span><text:span text:style-name="T23">)</text:span></text:p>
      <text:p text:style-name="P19">    <text:span text:style-name="T23">{</text:span></text:p>
      <text:p text:style-name="P19">        <text:span text:style-name="T21">return</text:span><text:span text:style-name="T23"> </text:span><text:span text:style-name="T27">view(</text:span><text:span text:style-name="T17">'comics.show'</text:span><text:span text:style-name="T27">,compact(</text:span><text:span text:style-name="T17">'comic'</text:span><text:span text:style-name="T27">))</text:span><text:span text:style-name="T23">;</text:span></text:p>
      <text:p text:style-name="P19">    <text:span text:style-name="T23">}</text:span></text:p>
      <text:p text:style-name="Preformatted_20_Text"/>
      <text:p text:style-name="Preformatted_20_Text"/>
      <text:list xml:id="list42684268" text:continue-numbering="true" text:style-name="L1">
        <text:list-item>
          <text:p text:style-name="P28">Vista de comic.show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MOSTRAR Comics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19">    <text:span text:style-name="T10">&lt;x-slot name=</text:span><text:span text:style-name="T17">"slot"</text:span><text:span text:style-name="T10">&gt;</text:span></text:p>
      <text:p text:style-name="P19">        <text:span text:style-name="T10">&lt;div class=</text:span><text:span text:style-name="T17">"flex mx-auto my-auto"</text:span><text:span text:style-name="T10">&gt;</text:span></text:p>
      <text:p text:style-name="P19">   </text:p>
      <text:p text:style-name="P19"><text:soft-page-break/>            </text:p>
      <text:p text:style-name="P17"><text:span text:style-name="T9">&lt;div class=</text:span><text:span text:style-name="T16">"max-w-sm bg-white rounded-lg border border-gray-200 shadow-md dark:bg-gray-800 dark:border-gray-700"</text:span><text:span text:style-name="T9">&gt;</text:span></text:p>
      <text:p text:style-name="P19">    <text:span text:style-name="T10">&lt;div&gt;</text:span></text:p>
      <text:p text:style-name="P19">    <text:span text:style-name="T10">&lt;img class=</text:span><text:span text:style-name="T17">"rounded-t-lg"</text:span><text:span text:style-name="T10"> src=</text:span><text:span text:style-name="T17">"</text:span><text:span text:style-name="T27">{{</text:span><text:span text:style-name="T25">Storage</text:span><text:span text:style-name="T23">::</text:span><text:span text:style-name="T27">url</text:span><text:span text:style-name="T17">(</text:span><text:span text:style-name="T10">$comic</text:span><text:span text:style-name="T23">-&gt;</text:span><text:span text:style-name="T10">image</text:span><text:span text:style-name="T17">)</text:span><text:span text:style-name="T27">}}</text:span><text:span text:style-name="T17">"</text:span><text:span text:style-name="T10"> alt=</text:span><text:span text:style-name="T17">""</text:span><text:span text:style-name="T10">&gt;</text:span></text:p>
      <text:p text:style-name="P19">    </text:p>
      <text:p text:style-name="P19">    <text:span text:style-name="T10">&lt;div class=</text:span><text:span text:style-name="T17">"p-5"</text:span><text:span text:style-name="T10">&gt;</text:span></text:p>
      <text:p text:style-name="P19">    </text:p>
      <text:p text:style-name="P19">    <text:span text:style-name="T10">&lt;h5 class=</text:span><text:span text:style-name="T17">"mb-2 text-2xl font-bold tracking-tight text-gray-900 dark:text-white"</text:span><text:span text:style-name="T10">&gt;</text:span><text:span text:style-name="T27">{{</text:span><text:span text:style-name="T10">$comic</text:span><text:span text:style-name="T23">-&gt;</text:span><text:span text:style-name="T10">nombre</text:span><text:span text:style-name="T27">}}</text:span><text:span text:style-name="T10">&lt;/h5&gt;</text:span></text:p>
      <text:p text:style-name="P19">    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Privado:</text:span><text:span text:style-name="T27">{{</text:span><text:span text:style-name="T10">$comic</text:span><text:span text:style-name="T23">-&gt;</text:span><text:span text:style-name="T10">privado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Editorial: </text:span><text:span text:style-name="T27">{{</text:span><text:span text:style-name="T10">$comic</text:span><text:span text:style-name="T23">-&gt;</text:span><text:span text:style-name="T10">editorial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Categoria: </text:span><text:span text:style-name="T27">{{</text:span><text:span text:style-name="T10">$comic</text:span><text:span text:style-name="T23">-&gt;</text:span><text:span text:style-name="T10">category</text:span><text:span text:style-name="T23">-&gt;</text:span><text:span text:style-name="T10">nombre</text:span><text:span text:style-name="T27">}}</text:span><text:span text:style-name="T10">&lt;/p&gt;</text:span></text:p>
      <text:p text:style-name="P19">    <text:span text:style-name="T10">&lt;p class=</text:span><text:span text:style-name="T17">"mb-3 font-normal text-gray-700 dark:text-gray-400"</text:span><text:span text:style-name="T10">&gt;</text:span><text:span text:style-name="T23">Autor: </text:span><text:span text:style-name="T27">{{</text:span><text:span text:style-name="T10">$comic</text:span><text:span text:style-name="T23">-&gt;</text:span><text:span text:style-name="T10">user</text:span><text:span text:style-name="T23">-&gt;</text:span><text:span text:style-name="T10">name</text:span><text:span text:style-name="T27">}}</text:span><text:span text:style-name="T10">&lt;/p&gt;</text:span></text:p>
      <text:p text:style-name="P20"/>
      <text:p text:style-name="P19">    <text:span text:style-name="T10">&lt;/div&gt;</text:span></text:p>
      <text:p text:style-name="P19">    </text:p>
      <text:p text:style-name="P19">    <text:span text:style-name="T10">&lt;/div&gt;</text:span></text:p>
      <text:p text:style-name="P19">    <text:span text:style-name="T10">&lt;a href=</text:span><text:span text:style-name="T17">"</text:span><text:span text:style-name="T27">{{route(</text:span><text:span text:style-name="T17">'comics.index'</text:span><text:span text:style-name="T27">)}}</text:span><text:span text:style-name="T17">"</text:span><text:span text:style-name="T10"> class=</text:span><text:span text:style-name="T17">"bg-blue-500 hover:bg-blue-700 text-white font-bold py-2 px-4 rounded"</text:span><text:span text:style-name="T10">&gt;&lt;i class=</text:span><text:span text:style-name="T17">"fas fa-home"</text:span><text:span text:style-name="T10">&gt;&lt;/i&gt;</text:span><text:span text:style-name="T23">Inicio</text:span><text:span text:style-name="T10">&lt;/a&gt;</text:span></text:p>
      <text:p text:style-name="P19">    <text:span text:style-name="T10">&lt;/div&gt;</text:span></text:p>
      <text:p text:style-name="P19">    </text:p>
      <text:p text:style-name="P19">        <text:span text:style-name="T10">&lt;/div&gt;</text:span></text:p>
      <text:p text:style-name="P20"/>
      <text:p text:style-name="P19">    <text:span text:style-name="T10">&lt;/x-slot&gt;</text:span></text:p>
      <text:p text:style-name="P12"/>
      <text:p text:style-name="P25">&lt;/x-app-layout&gt;</text:p>
      <text:p text:style-name="Preformatted_20_Text"/>
      <text:list xml:id="list42674651" text:continue-numbering="true" text:style-name="L1">
        <text:list-item>
          <text:p text:style-name="P28">Ahora nos preocupamos de hacer un par de vistas sencillas a la tabla categorias, empezamos por el emtodo de categories.index</text:p>
        </text:list-item>
      </text:list>
      <text:p text:style-name="P18">  <text:span text:style-name="T21">public</text:span><text:span text:style-name="T23"> </text:span><text:span text:style-name="T21">function</text:span><text:span text:style-name="T23"> </text:span><text:span text:style-name="T27">index</text:span><text:span text:style-name="T23">()</text:span></text:p>
      <text:p text:style-name="P19">    <text:span text:style-name="T23">{</text:span></text:p>
      <text:p text:style-name="P19">        <text:span text:style-name="T10">$category</text:span><text:span text:style-name="T12">=</text:span><text:span text:style-name="T25">Category</text:span><text:span text:style-name="T23">::</text:span><text:span text:style-name="T27">all</text:span><text:span text:style-name="T23">();</text:span></text:p>
      <text:p text:style-name="P19">        <text:span text:style-name="T21">return</text:span><text:span text:style-name="T23"> </text:span><text:span text:style-name="T27">view(</text:span><text:span text:style-name="T17">'categories.index'</text:span><text:span text:style-name="T27">,compact(</text:span><text:span text:style-name="T17">'category'</text:span><text:span text:style-name="T27">))</text:span><text:span text:style-name="T23">;</text:span></text:p>
      <text:p text:style-name="P19">    <text:span text:style-name="T23">}</text:span></text:p>
      <text:p text:style-name="Preformatted_20_Text"/>
      <text:list xml:id="list42694321" text:continue-numbering="true" text:style-name="L1">
        <text:list-item>
          <text:p text:style-name="P28">Vista de categories.index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CATEGORIAS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20"/>
      <text:p text:style-name="P19">    <text:span text:style-name="T10">&lt;div class=</text:span><text:span text:style-name="T17">"py-12"</text:span><text:span text:style-name="T10">&gt;</text:span></text:p>
      <text:p text:style-name="P19">        <text:span text:style-name="T10">&lt;div class=</text:span><text:span text:style-name="T17">"max-w-7xl mx-auto sm:px-6 lg:px-8"</text:span><text:span text:style-name="T10">&gt;</text:span></text:p>
      <text:p text:style-name="P19"><text:soft-page-break/>            <text:span text:style-name="T10">&lt;div class=</text:span><text:span text:style-name="T17">"bg-white overflow-hidden shadow-xl sm:rounded-lg"</text:span><text:span text:style-name="T10">&gt;</text:span></text:p>
      <text:p text:style-name="P19">                </text:p>
      <text:p text:style-name="P17"><text:span text:style-name="T9">&lt;div class=</text:span><text:span text:style-name="T16">"relative overflow-x-auto shadow-md sm:rounded-lg"</text:span><text:span text:style-name="T9">&gt;</text:span></text:p>
      <text:p text:style-name="P19">   </text:p>
      <text:p text:style-name="P19">    <text:span text:style-name="T10">&lt;table class=</text:span><text:span text:style-name="T17">"w-full text-sm text-left text-gray-500 dark:text-gray-400"</text:span><text:span text:style-name="T10">&gt;</text:span></text:p>
      <text:p text:style-name="P19">    <text:span text:style-name="T10">&lt;thead class=</text:span><text:span text:style-name="T17">"text-xs text-gray-700 uppercase bg-gray-50 dark:bg-gray-700 dark:text-gray-400"</text:span><text:span text:style-name="T10">&gt;</text:span></text:p>
      <text:p text:style-name="P19">    <text:span text:style-name="T10">&lt;tr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Nombre</text:span></text:p>
      <text:p text:style-name="P19">    <text:span text:style-name="T10">&lt;/th&gt;</text:span></text:p>
      <text:p text:style-name="P19">    <text:span text:style-name="T10">&lt;th scope=</text:span><text:span text:style-name="T17">"col"</text:span><text:span text:style-name="T10"> class=</text:span><text:span text:style-name="T17">"px-6 py-3"</text:span><text:span text:style-name="T10">&gt;</text:span></text:p>
      <text:p text:style-name="P19">    <text:span text:style-name="T23">Descripcion</text:span></text:p>
      <text:p text:style-name="P19">    <text:span text:style-name="T10">&lt;/th&gt;</text:span></text:p>
      <text:p text:style-name="P19">    </text:p>
      <text:p text:style-name="P19">    <text:span text:style-name="T10">&lt;/tr&gt;</text:span></text:p>
      <text:p text:style-name="P19">    <text:span text:style-name="T10">&lt;/thead&gt;</text:span></text:p>
      <text:p text:style-name="P19">    <text:span text:style-name="T10">&lt;tbody&gt;</text:span></text:p>
      <text:p text:style-name="P19">        <text:span text:style-name="T21">@foreach</text:span><text:span text:style-name="T23">(</text:span><text:span text:style-name="T10">$category</text:span><text:span text:style-name="T23"> </text:span><text:span text:style-name="T12">as</text:span><text:span text:style-name="T23"> </text:span><text:span text:style-name="T10">$item</text:span><text:span text:style-name="T23">)</text:span></text:p>
      <text:p text:style-name="P19">    <text:span text:style-name="T10">&lt;tr class=</text:span><text:span text:style-name="T17">"bg-white border-b dark:bg-gray-800 dark:border-gray-700"</text:span><text:span text:style-name="T10">&gt;</text:span></text:p>
      <text:p text:style-name="P19">    <text:span text:style-name="T10">&lt;th scope=</text:span><text:span text:style-name="T17">"row"</text:span><text:span text:style-name="T10"> class=</text:span><text:span text:style-name="T17">"px-6 py-4 font-medium text-gray-900 dark:text-white whitespace-nowrap"</text:span><text:span text:style-name="T10">&gt;</text:span></text:p>
      <text:p text:style-name="P19">     </text:p>
      <text:p text:style-name="P19">    <text:span text:style-name="T27">{{</text:span><text:span text:style-name="T10">$item</text:span><text:span text:style-name="T23">-&gt;</text:span><text:span text:style-name="T10">nombre</text:span><text:span text:style-name="T27">}}</text:span></text:p>
      <text:p text:style-name="P19">    <text:span text:style-name="T10">&lt;/th&gt;</text:span></text:p>
      <text:p text:style-name="P19">    <text:span text:style-name="T10">&lt;td class=</text:span><text:span text:style-name="T17">"px-6 py-4"</text:span><text:span text:style-name="T10">&gt;</text:span></text:p>
      <text:p text:style-name="P19">    <text:span text:style-name="T27">{{</text:span><text:span text:style-name="T10">$item</text:span><text:span text:style-name="T23">-&gt;</text:span><text:span text:style-name="T10">descripcion</text:span><text:span text:style-name="T27">}}</text:span></text:p>
      <text:p text:style-name="P19">    <text:span text:style-name="T10">&lt;/td&gt;</text:span></text:p>
      <text:p text:style-name="P19">    </text:p>
      <text:p text:style-name="P19">    <text:span text:style-name="T10">&lt;/tr&gt;</text:span></text:p>
      <text:p text:style-name="P19">    <text:span text:style-name="T21">@endforeach</text:span></text:p>
      <text:p text:style-name="P19">    <text:span text:style-name="T10">&lt;/tbody&gt;</text:span></text:p>
      <text:p text:style-name="P19">    </text:p>
      <text:p text:style-name="P19">    <text:span text:style-name="T10">&lt;/table&gt;</text:span></text:p>
      <text:p text:style-name="P19">    <text:span text:style-name="T10">&lt;/div&gt;</text:span></text:p>
      <text:p text:style-name="P19">    </text:p>
      <text:p text:style-name="P19">            <text:span text:style-name="T10">&lt;/div&gt;</text:span></text:p>
      <text:p text:style-name="P19">        <text:span text:style-name="T10">&lt;/div&gt;</text:span></text:p>
      <text:p text:style-name="P19">    <text:span text:style-name="T10">&lt;/div&gt;</text:span></text:p>
      <text:p text:style-name="P25">&lt;/x-app-layout&gt;</text:p>
      <text:p text:style-name="P2"/>
      <text:p text:style-name="Preformatted_20_Text"/>
      <text:list xml:id="list42691644" text:continue-numbering="true" text:style-name="L1">
        <text:list-item>
          <text:p text:style-name="P28">Ahora que hemos terminado con el CRUD terminaremos de retocar el proyecto para que haya un modelo de contacto funcional.</text:p>
        </text:list-item>
        <text:list-item>
          <text:p text:style-name="P28">Creamos en resources/views una carpeta contacto y creamos un index con un formulario</text:p>
        </text:list-item>
      </text:list>
      <text:p text:style-name="P24">&lt;x-app-layout&gt;</text:p>
      <text:p text:style-name="P19">    <text:span text:style-name="T10">&lt;x-slot name=</text:span><text:span text:style-name="T17">"header"</text:span><text:span text:style-name="T10">&gt;</text:span></text:p>
      <text:p text:style-name="P19">        <text:span text:style-name="T10">&lt;h2 class=</text:span><text:span text:style-name="T17">"font-semibold text-xl text-gray-800 leading-tight"</text:span><text:span text:style-name="T10">&gt;</text:span></text:p>
      <text:p text:style-name="P19">            <text:span text:style-name="T27">{{</text:span><text:span text:style-name="T23"> </text:span><text:span text:style-name="T27">__(</text:span><text:span text:style-name="T17">'CONTACTO'</text:span><text:span text:style-name="T27">)</text:span><text:span text:style-name="T23"> </text:span><text:span text:style-name="T27">}}</text:span></text:p>
      <text:p text:style-name="P19">        <text:span text:style-name="T10">&lt;/h2&gt;</text:span></text:p>
      <text:p text:style-name="P19">    <text:span text:style-name="T10">&lt;/x-slot&gt;</text:span></text:p>
      <text:p text:style-name="P20"><text:soft-page-break/></text:p>
      <text:p text:style-name="P19">    <text:span text:style-name="T10">&lt;div class=</text:span><text:span text:style-name="T17">"py-12"</text:span><text:span text:style-name="T10">&gt;</text:span></text:p>
      <text:p text:style-name="P19">        <text:span text:style-name="T10">&lt;div class=</text:span><text:span text:style-name="T17">"max-w-7xl mx-auto sm:px-6 lg:px-8"</text:span><text:span text:style-name="T10">&gt;</text:span></text:p>
      <text:p text:style-name="P19">            <text:span text:style-name="T10">&lt;div class=</text:span><text:span text:style-name="T17">"bg-white overflow-hidden shadow-xl sm:rounded-lg"</text:span><text:span text:style-name="T10">&gt;</text:span></text:p>
      <text:p text:style-name="P19">                </text:p>
      <text:p text:style-name="P17"><text:span text:style-name="T9">&lt;div class=</text:span><text:span text:style-name="T16">"relative overflow-x-auto shadow-md sm:rounded-lg"</text:span><text:span text:style-name="T9">&gt;</text:span></text:p>
      <text:p text:style-name="P19">    <text:span text:style-name="T10">&lt;div class=</text:span><text:span text:style-name="T17">"bg-gray-300 rounded py-4 px-2 w-3/4 mx-auto"</text:span><text:span text:style-name="T10">&gt;</text:span></text:p>
      <text:p text:style-name="P19">        <text:span text:style-name="T10">&lt;form action=</text:span><text:span text:style-name="T17">"</text:span><text:span text:style-name="T27">{{</text:span><text:span text:style-name="T17"> </text:span><text:span text:style-name="T27">route(</text:span><text:span text:style-name="T17">'contacto.enviar'</text:span><text:span text:style-name="T27">)</text:span><text:span text:style-name="T17"> </text:span><text:span text:style-name="T27">}}</text:span><text:span text:style-name="T17">"</text:span><text:span text:style-name="T10"> method=</text:span><text:span text:style-name="T17">"POST"</text:span><text:span text:style-name="T10">&gt;</text:span></text:p>
      <text:p text:style-name="P19">            <text:span text:style-name="T21">@csrf</text:span></text:p>
      <text:p text:style-name="P19">            <text:span text:style-name="T10">&lt;div&gt;</text:span></text:p>
      <text:p text:style-name="P19">                <text:span text:style-name="T10">&lt;label for=</text:span><text:span text:style-name="T17">"tit"</text:span><text:span text:style-name="T10"> class=</text:span><text:span text:style-name="T17">"block text-sm font-medium text-gray-700 mb-2"</text:span><text:span text:style-name="T10">&gt;</text:span><text:span text:style-name="T23">Nombre de contacto</text:span><text:span text:style-name="T10">&lt;/label&gt;</text:span></text:p>
      <text:p text:style-name="P19">                <text:span text:style-name="T10">&lt;input type=</text:span><text:span text:style-name="T17">"text"</text:span><text:span text:style-name="T10"> name=</text:span><text:span text:style-name="T17">"nombre"</text:span><text:span text:style-name="T10"> id=</text:span><text:span text:style-name="T17">"nombre"</text:span></text:p>
      <text:p text:style-name="P19"><text:span text:style-name="T9">                    </text:span><text:span text:style-name="T10">class=</text:span><text:span text:style-name="T17">"py-2 px-2 focus:ring-indigo-500 focus:border-indigo-500 block w-full  sm:text-sm border-gray-300 rounded-md"</text:span></text:p>
      <text:p text:style-name="P19"><text:span text:style-name="T9">                    </text:span><text:span text:style-name="T10">placeholder=</text:span><text:span text:style-name="T17">"Nombre"</text:span><text:span text:style-name="T10"> required&gt;</text:span></text:p>
      <text:p text:style-name="P19">                <text:span text:style-name="T21">@error</text:span><text:span text:style-name="T23">(</text:span><text:span text:style-name="T17">'nombre'</text:span><text:span text:style-name="T23">)</text:span></text:p>
      <text:p text:style-name="P19">                    <text:span text:style-name="T10">&lt;p class=</text:span><text:span text:style-name="T17">"text-sm text-orange-900 mt-1"</text:span><text:span text:style-name="T10">&gt;</text:span><text:span text:style-name="T23">* </text:span><text:span text:style-name="T27">{{</text:span><text:span text:style-name="T23"> </text:span><text:span text:style-name="T10">$message</text:span><text:span text:style-name="T23"> </text:span><text:span text:style-name="T27">}}</text:span><text:span text:style-name="T10">&lt;/p&gt;</text:span></text:p>
      <text:p text:style-name="P19">                <text:span text:style-name="T21">@enderror</text:span></text:p>
      <text:p text:style-name="P19">            <text:span text:style-name="T10">&lt;/div&gt;</text:span></text:p>
      <text:p text:style-name="P19">            <text:span text:style-name="T10">&lt;div class=</text:span><text:span text:style-name="T17">"mt-2"</text:span><text:span text:style-name="T10">&gt;</text:span></text:p>
      <text:p text:style-name="P19">                <text:span text:style-name="T10">&lt;label for=</text:span><text:span text:style-name="T17">"email"</text:span><text:span text:style-name="T10"> class=</text:span><text:span text:style-name="T17">"block text-sm font-medium text-gray-700 mb-2"</text:span><text:span text:style-name="T10">&gt;</text:span><text:span text:style-name="T23">Correo de contacto</text:span><text:span text:style-name="T10">&lt;/label&gt;</text:span></text:p>
      <text:p text:style-name="P19">                <text:span text:style-name="T10">&lt;input type=</text:span><text:span text:style-name="T17">"email"</text:span><text:span text:style-name="T10"> name=</text:span><text:span text:style-name="T17">"email"</text:span><text:span text:style-name="T10"> id=</text:span><text:span text:style-name="T17">"email"</text:span></text:p>
      <text:p text:style-name="P19"><text:span text:style-name="T9">                    </text:span><text:span text:style-name="T10">class=</text:span><text:span text:style-name="T17">"px-2 py-2 focus:ring-indigo-500 focus:border-indigo-500 block w-full  sm:text-sm border-gray-300 rounded-md"</text:span></text:p>
      <text:p text:style-name="P19"><text:span text:style-name="T9">                    </text:span><text:span text:style-name="T10">placeholder=</text:span><text:span text:style-name="T17">"email"</text:span><text:span text:style-name="T10"> required&gt;</text:span></text:p>
      <text:p text:style-name="P19">                <text:span text:style-name="T21">@error</text:span><text:span text:style-name="T23">(</text:span><text:span text:style-name="T17">'email'</text:span><text:span text:style-name="T23">)</text:span></text:p>
      <text:p text:style-name="P19">                    <text:span text:style-name="T10">&lt;p class=</text:span><text:span text:style-name="T17">"text-sm text-orange-900 mt-1"</text:span><text:span text:style-name="T10">&gt;</text:span><text:span text:style-name="T23">* </text:span><text:span text:style-name="T27">{{</text:span><text:span text:style-name="T23"> </text:span><text:span text:style-name="T10">$message</text:span><text:span text:style-name="T23"> </text:span><text:span text:style-name="T27">}}</text:span><text:span text:style-name="T10">&lt;/p&gt;</text:span></text:p>
      <text:p text:style-name="P19">                <text:span text:style-name="T21">@enderror</text:span></text:p>
      <text:p text:style-name="P19">            <text:span text:style-name="T10">&lt;/div&gt;</text:span></text:p>
      <text:p text:style-name="P19">            <text:span text:style-name="T10">&lt;div class=</text:span><text:span text:style-name="T17">"mt-2"</text:span><text:span text:style-name="T10">&gt;</text:span></text:p>
      <text:p text:style-name="P19">                <text:span text:style-name="T10">&lt;label for=</text:span><text:span text:style-name="T17">"cont"</text:span><text:span text:style-name="T10"> class=</text:span><text:span text:style-name="T17">"block text-sm font-medium text-gray-700 mb-2"</text:span><text:span text:style-name="T10">&gt;</text:span><text:span text:style-name="T23">Contenido del mensaje</text:span><text:span text:style-name="T10">&lt;/label&gt;</text:span></text:p>
      <text:p text:style-name="P19">                <text:span text:style-name="T10">&lt;textarea name=</text:span><text:span text:style-name="T17">"contenido"</text:span><text:span text:style-name="T10"> id=</text:span><text:span text:style-name="T17">"cont"</text:span></text:p>
      <text:p text:style-name="P19"><text:span text:style-name="T9">                    </text:span><text:span text:style-name="T10">class=</text:span><text:span text:style-name="T17">"px-2 py-2 focus:ring-indigo-500 focus:border-indigo-500 block w-full  sm:text-sm border-gray-300 rounded-md"</text:span><text:span text:style-name="T10">&gt;&lt;/textarea&gt;</text:span></text:p>
      <text:p text:style-name="P19">                <text:span text:style-name="T21">@error</text:span><text:span text:style-name="T23">(</text:span><text:span text:style-name="T17">'contenido'</text:span><text:span text:style-name="T23">)</text:span></text:p>
      <text:p text:style-name="P19">                    <text:span text:style-name="T10">&lt;p class=</text:span><text:span text:style-name="T17">"text-sm text-orange-900 mt-1"</text:span><text:span text:style-name="T10">&gt;</text:span><text:span text:style-name="T23">* </text:span><text:span text:style-name="T27">{{</text:span><text:span text:style-name="T23"> </text:span><text:span text:style-name="T10">$message</text:span><text:span text:style-name="T23"> </text:span><text:span text:style-name="T27">}}</text:span><text:span text:style-name="T10">&lt;/p&gt;</text:span></text:p>
      <text:p text:style-name="P19">                <text:span text:style-name="T21">@enderror</text:span></text:p>
      <text:p text:style-name="P19">            <text:span text:style-name="T10">&lt;/div&gt;</text:span></text:p>
      <text:p text:style-name="P19">            <text:span text:style-name="T10">&lt;div class=</text:span><text:span text:style-name="T17">"mt-2"</text:span><text:span text:style-name="T10">&gt;</text:span></text:p>
      <text:p text:style-name="P19">                <text:span text:style-name="T10">&lt;button type=</text:span><text:span text:style-name="T17">"submit"</text:span><text:span text:style-name="T10"> class=</text:span><text:span text:style-name="T17">"bg-blue-500 hover:bg-blue-700 text-white font-bold py-2 px-4 rounded"</text:span><text:span text:style-name="T10">&gt;&lt;i class=</text:span><text:span text:style-name="T17">"fas fa-envelope"</text:span><text:span text:style-name="T10">&gt;&lt;/i&gt;</text:span><text:span text:style-name="T23">Enviar</text:span><text:span text:style-name="T10">&lt;/button&gt;</text:span></text:p>
      <text:p text:style-name="P19">            <text:span text:style-name="T10">&lt;/div&gt;</text:span></text:p>
      <text:p text:style-name="P19">        <text:span text:style-name="T10">&lt;/form&gt;</text:span></text:p>
      <text:p text:style-name="P19">    <text:span text:style-name="T10">&lt;/div&gt;</text:span></text:p>
      <text:p text:style-name="P19">    </text:p>
      <text:p text:style-name="P25">&lt;/div&gt;</text:p>
      <text:p text:style-name="P19">            <text:span text:style-name="T10">&lt;/div&gt;</text:span></text:p>
      <text:p text:style-name="P19">        <text:span text:style-name="T10">&lt;/div&gt;</text:span></text:p>
      <text:p text:style-name="P19"><text:soft-page-break/>    <text:span text:style-name="T10">&lt;/div&gt;</text:span></text:p>
      <text:p text:style-name="P25">&lt;/x-app-layout&gt;</text:p>
      <text:p text:style-name="P2"/>
      <text:p text:style-name="Preformatted_20_Text"/>
      <text:list xml:id="list42690092" text:continue-numbering="true" text:style-name="L1">
        <text:list-item>
          <text:p text:style-name="P28">En routes/web.php creamos dos rutas respectivas a 2 metodos que usaremos en Contactocontroller.php</text:p>
        </text:list-item>
      </text:list>
      <text:p text:style-name="Standard"/>
      <text:p text:style-name="P17"><text:span text:style-name="T24">Route</text:span>::<text:span text:style-name="T26">get</text:span>(<text:span text:style-name="T16">'Contacto'</text:span>,<text:span text:style-name="T16">'App\Http\Controllers\ContactoController@index'</text:span>)-&gt;<text:span text:style-name="T26">name</text:span>(<text:span text:style-name="T16">'contacto.index'</text:span>);</text:p>
      <text:p text:style-name="P22">//esta es post porque envia formulario</text:p>
      <text:p text:style-name="P17"><text:span text:style-name="T24">Route</text:span>::<text:span text:style-name="T26">post</text:span>(<text:span text:style-name="T16">'Contacto'</text:span>,<text:span text:style-name="T16">'App\Http\Controllers\ContactoController@enviar'</text:span>)-&gt;<text:span text:style-name="T26">name</text:span>(<text:span text:style-name="T16">'contacto.enviar'</text:span>);</text:p>
      <text:p text:style-name="P2"/>
      <text:p text:style-name="Preformatted_20_Text"/>
      <text:list xml:id="list42687663" text:continue-numbering="true" text:style-name="L1">
        <text:list-item>
          <text:p text:style-name="P28">Añadimos a la barra de navegacion(la veremos entera al final) una ruta para el contacto</text:p>
        </text:list-item>
      </text:list>
      <text:p text:style-name="P18"> <text:span text:style-name="T10">&lt;x-jet-nav-link href=</text:span><text:span text:style-name="T17">"</text:span><text:span text:style-name="T27">{{</text:span><text:span text:style-name="T17"> </text:span><text:span text:style-name="T27">route(</text:span><text:span text:style-name="T17">'contacto.index'</text:span><text:span text:style-name="T27">)</text:span><text:span text:style-name="T17"> </text:span><text:span text:style-name="T27">}}</text:span><text:span text:style-name="T17">"</text:span><text:span text:style-name="T10"> :active=</text:span><text:span text:style-name="T17">"</text:span><text:span text:style-name="T27">request()</text:span><text:span text:style-name="T23">-&gt;</text:span><text:span text:style-name="T27">routeIs</text:span><text:span text:style-name="T10">(</text:span><text:span text:style-name="T17">'contacto.*'</text:span><text:span text:style-name="T10">)</text:span><text:span text:style-name="T17">"</text:span><text:span text:style-name="T10">&gt;</text:span></text:p>
      <text:p text:style-name="P19">                        <text:span text:style-name="T27">{{</text:span><text:span text:style-name="T23"> </text:span><text:span text:style-name="T27">__(</text:span><text:span text:style-name="T17">'Contacto'</text:span><text:span text:style-name="T27">)</text:span><text:span text:style-name="T23"> </text:span><text:span text:style-name="T27">}}</text:span></text:p>
      <text:p text:style-name="P19">                    <text:span text:style-name="T10">&lt;/x-jet-nav-link&gt;</text:span></text:p>
      <text:p text:style-name="Preformatted_20_Text"/>
      <text:list xml:id="list42676338" text:continue-numbering="true" text:style-name="L1">
        <text:list-item>
          <text:p text:style-name="P28">Modificamos ContactoController, nos enviará a la ruta con el formulario,</text:p>
        </text:list-item>
      </text:list>
      <text:p text:style-name="P16"><text:span text:style-name="T20">public</text:span> <text:span text:style-name="T20">function</text:span> <text:span text:style-name="T26">index</text:span>(){</text:p>
      <text:p text:style-name="P20"><text:span text:style-name="T5">        </text:span><text:span text:style-name="T22">return</text:span><text:span text:style-name="T7"> </text:span><text:span text:style-name="T28">view(</text:span><text:span text:style-name="T18">'contacto.index'</text:span><text:span text:style-name="T28">)</text:span><text:span text:style-name="T7">;</text:span></text:p>
      <text:p text:style-name="P19">    <text:span text:style-name="T23">}</text:span></text:p>
      <text:p text:style-name="Preformatted_20_Text"/>
      <text:list xml:id="list42672816" text:continue-numbering="true" text:style-name="L1">
        <text:list-item>
          <text:p text:style-name="P28">Creamos el otro metodo de ContactoController que se encargará de recoger los datos del formulario, además enviará el email y nos redirigirá a otra página</text:p>
        </text:list-item>
      </text:list>
      <text:p text:style-name="P16"><text:span text:style-name="T20">public</text:span> <text:span text:style-name="T20">function</text:span> <text:span text:style-name="T26">enviar</text:span>(<text:span text:style-name="T24">Request</text:span> <text:span text:style-name="T9">$request</text:span>){</text:p>
      <text:p text:style-name="P19">         <text:span text:style-name="T30">//validacion</text:span></text:p>
      <text:p text:style-name="P19">         <text:span text:style-name="T10">$request</text:span><text:span text:style-name="T23">-&gt;</text:span><text:span text:style-name="T27">validate</text:span><text:span text:style-name="T23">([</text:span></text:p>
      <text:p text:style-name="P19">            <text:span text:style-name="T17">'nombre'</text:span><text:span text:style-name="T12">=&gt;</text:span><text:span text:style-name="T23">[</text:span><text:span text:style-name="T17">'required'</text:span><text:span text:style-name="T23">,</text:span><text:span text:style-name="T17">'string'</text:span><text:span text:style-name="T23">,</text:span><text:span text:style-name="T17">'min:5'</text:span><text:span text:style-name="T23">],</text:span></text:p>
      <text:p text:style-name="P19">            <text:span text:style-name="T17">'email'</text:span><text:span text:style-name="T12">=&gt;</text:span><text:span text:style-name="T23">[</text:span><text:span text:style-name="T17">'required'</text:span><text:span text:style-name="T23">,</text:span><text:span text:style-name="T17">'email'</text:span><text:span text:style-name="T23">,</text:span><text:span text:style-name="T17">'min:5'</text:span><text:span text:style-name="T23">],</text:span></text:p>
      <text:p text:style-name="P19">            <text:span text:style-name="T17">'contenido'</text:span><text:span text:style-name="T12">=&gt;</text:span><text:span text:style-name="T23">[</text:span><text:span text:style-name="T17">'required'</text:span><text:span text:style-name="T23">,</text:span><text:span text:style-name="T17">'string'</text:span><text:span text:style-name="T23">,</text:span><text:span text:style-name="T17">'min:10'</text:span><text:span text:style-name="T23">]</text:span></text:p>
      <text:p text:style-name="P19">        <text:span text:style-name="T23">]);</text:span></text:p>
      <text:p text:style-name="P19">  <text:span text:style-name="T30">//Mandamos el mensaje</text:span></text:p>
      <text:p text:style-name="P19">  <text:span text:style-name="T10">$correo</text:span><text:span text:style-name="T23"> </text:span><text:span text:style-name="T12">=</text:span><text:span text:style-name="T21">new</text:span><text:span text:style-name="T23"> </text:span><text:span text:style-name="T25">ContactoMailable</text:span><text:span text:style-name="T23">(</text:span><text:span text:style-name="T10">$request</text:span><text:span text:style-name="T23">-&gt;</text:span><text:span text:style-name="T27">all</text:span><text:span text:style-name="T23">());</text:span></text:p>
      <text:p text:style-name="P19">  <text:span text:style-name="T25">Mail</text:span><text:span text:style-name="T23">::</text:span><text:span text:style-name="T27">to</text:span><text:span text:style-name="T23">(</text:span><text:span text:style-name="T17">'admin@misposts.es'</text:span><text:span text:style-name="T23">)-&gt;</text:span><text:span text:style-name="T27">send</text:span><text:span text:style-name="T23">(</text:span><text:span text:style-name="T10">$correo</text:span><text:span text:style-name="T23">);</text:span></text:p>
      <text:p text:style-name="P19">    <text:span text:style-name="T30">//le hemos puesto nombre inicio a la ruta de welcome.blade.php en web.php</text:span></text:p>
      <text:p text:style-name="P22">//Route::get('/', 'App\Http\Controllers\InicioController@index')-&gt;name('inicio');</text:p>
      <text:p text:style-name="P20"><text:span text:style-name="T22">return</text:span><text:span text:style-name="T7"> </text:span><text:span text:style-name="T28">redirect()</text:span><text:span text:style-name="T7">-&gt;</text:span><text:span text:style-name="T28">route</text:span><text:span text:style-name="T7">(</text:span><text:span text:style-name="T18">'dashboard'</text:span><text:span text:style-name="T7">)-&gt;</text:span><text:span text:style-name="T28">with</text:span><text:span text:style-name="T7">(</text:span><text:span text:style-name="T18">'info'</text:span><text:span text:style-name="T7">, </text:span><text:span text:style-name="T18">"Se ha enviado el mensaje"</text:span><text:span text:style-name="T7">);</text:span></text:p>
      <text:p text:style-name="P19">    <text:span text:style-name="T23">}</text:span></text:p>
      <text:p text:style-name="Preformatted_20_Text"/>
      <text:list xml:id="list42666261" text:continue-numbering="true" text:style-name="L1">
        <text:list-item>
          <text:p text:style-name="P28">Ahora empezaremos a usar la clase Mailable, pero antes tenemos <text:s/>que crear en resources/views una carpeta mails y su index que será mailcontacto.blade.php</text:p>
        </text:list-item>
      </text:list>
      <text:p text:style-name="P7">php artisan vendor:publish</text:p>
      <text:p text:style-name="Preformatted_20_Text">Una vez dentro, elegimos MailServiceProvider, y nos dará una serie de plantillas a utilizar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list xml:id="list42683773" text:continue-numbering="true" text:style-name="L1">
        <text:list-item>
          <text:p text:style-name="P28"><text:soft-page-break/>Modificamos app/Mail/ContactoMailable.php</text:p>
        </text:list-item>
      </text:list>
      <text:p text:style-name="P26">&lt;?php</text:p>
      <text:p text:style-name="P20"/>
      <text:p text:style-name="P17"><text:span text:style-name="T20">namespace</text:span> <text:span text:style-name="T24">App\Mail</text:span>;</text:p>
      <text:p text:style-name="P20"/>
      <text:p text:style-name="P17"><text:span text:style-name="T20">use</text:span> Illuminate\Bus\<text:span text:style-name="T24">Queueable</text:span>;</text:p>
      <text:p text:style-name="P17"><text:span text:style-name="T20">use</text:span> Illuminate\Contracts\Queue\<text:span text:style-name="T24">ShouldQueue</text:span>;</text:p>
      <text:p text:style-name="P17"><text:span text:style-name="T20">use</text:span> Illuminate\Mail\<text:span text:style-name="T24">Mailable</text:span>;</text:p>
      <text:p text:style-name="P17"><text:span text:style-name="T20">use</text:span> Illuminate\Queue\<text:span text:style-name="T24">SerializesModels</text:span>;</text:p>
      <text:p text:style-name="P20"/>
      <text:p text:style-name="P17"><text:span text:style-name="T20">class</text:span> <text:span text:style-name="T24">ContactoMailable</text:span> <text:span text:style-name="T20">extends</text:span> <text:span text:style-name="T16">Mailable</text:span></text:p>
      <text:p text:style-name="P17">{</text:p>
      <text:p text:style-name="P19">    <text:span text:style-name="T21">use</text:span><text:span text:style-name="T23"> </text:span><text:span text:style-name="T25">Queueable</text:span><text:span text:style-name="T23">, </text:span><text:span text:style-name="T25">SerializesModels</text:span><text:span text:style-name="T23">;</text:span></text:p>
      <text:p text:style-name="P19">    <text:span text:style-name="T21">public</text:span><text:span text:style-name="T23"> </text:span><text:span text:style-name="T10">$datosMensaje</text:span><text:span text:style-name="T23">;</text:span></text:p>
      <text:p text:style-name="P12"/>
      <text:p text:style-name="P19">    <text:span text:style-name="T30">/**</text:span></text:p>
      <text:p text:style-name="P21">     <text:span text:style-name="T23">* Create a new message instance.</text:span></text:p>
      <text:p text:style-name="P21">     <text:span text:style-name="T23">*</text:span></text:p>
      <text:p text:style-name="P19"><text:span text:style-name="T29">     </text:span><text:span text:style-name="T30">* </text:span><text:span text:style-name="T21">@return</text:span><text:span text:style-name="T30"> </text:span><text:span text:style-name="T21">void</text:span></text:p>
      <text:p text:style-name="P21">     <text:span text:style-name="T23">*/</text:span></text:p>
      <text:p text:style-name="P19">    <text:span text:style-name="T21">public</text:span><text:span text:style-name="T23"> </text:span><text:span text:style-name="T21">function</text:span><text:span text:style-name="T23"> </text:span><text:span text:style-name="T27">__construct</text:span><text:span text:style-name="T23">(</text:span><text:span text:style-name="T10">$datos</text:span><text:span text:style-name="T23">)</text:span></text:p>
      <text:p text:style-name="P19">    <text:span text:style-name="T23">{</text:span></text:p>
      <text:p text:style-name="P19">        <text:span text:style-name="T10">$this</text:span><text:span text:style-name="T23">-&gt;</text:span><text:span text:style-name="T10">datosMensaje</text:span><text:span text:style-name="T12">=</text:span><text:span text:style-name="T10">$datos</text:span><text:span text:style-name="T23">;</text:span></text:p>
      <text:p text:style-name="P19">    <text:span text:style-name="T23">}</text:span></text:p>
      <text:p text:style-name="P20"/>
      <text:p text:style-name="P19">    <text:span text:style-name="T30">/**</text:span></text:p>
      <text:p text:style-name="P21">     <text:span text:style-name="T23">* Build the message.</text:span></text:p>
      <text:p text:style-name="P21">     <text:span text:style-name="T23">*</text:span></text:p>
      <text:p text:style-name="P19"><text:span text:style-name="T29">     </text:span><text:span text:style-name="T30">* </text:span><text:span text:style-name="T21">@return</text:span><text:span text:style-name="T30"> $this</text:span></text:p>
      <text:p text:style-name="P21">     <text:span text:style-name="T23">*/</text:span></text:p>
      <text:p text:style-name="P19">    <text:span text:style-name="T21">public</text:span><text:span text:style-name="T23"> </text:span><text:span text:style-name="T21">function</text:span><text:span text:style-name="T23"> </text:span><text:span text:style-name="T27">build</text:span><text:span text:style-name="T23">()</text:span></text:p>
      <text:p text:style-name="P19">    <text:span text:style-name="T23">{</text:span></text:p>
      <text:p text:style-name="P19">        <text:span text:style-name="T21">return</text:span><text:span text:style-name="T23"> </text:span><text:span text:style-name="T10">$this</text:span><text:span text:style-name="T23">-&gt;</text:span><text:span text:style-name="T27">markdown</text:span><text:span text:style-name="T23">(</text:span><text:span text:style-name="T17">'mail.mailcontacto'</text:span><text:span text:style-name="T23">);</text:span></text:p>
      <text:p text:style-name="P20"/>
      <text:p text:style-name="P19">    <text:span text:style-name="T23">}</text:span></text:p>
      <text:p text:style-name="P17">}</text:p>
      <text:p text:style-name="P2"/>
      <text:p text:style-name="Preformatted_20_Text"/>
      <text:list xml:id="list42683582" text:continue-numbering="true" text:style-name="L1">
        <text:list-item>
          <text:p text:style-name="P28">Preparamos la vista mail/MailContacto.blade.php para que llegue el mensaje del usuario al admin</text:p>
        </text:list-item>
      </text:list>
      <text:p text:style-name="P16"><text:span text:style-name="T20">@component</text:span>(<text:span text:style-name="T16">'mail::message'</text:span>)</text:p>
      <text:p text:style-name="P17"># Hola Admin</text:p>
      <text:p text:style-name="P25">&lt;br&gt;</text:p>
      <text:p text:style-name="P25">&lt;p&gt;</text:p>
      <text:p text:style-name="P19">    <text:span text:style-name="T23">Has recibido un mensaje  del formulario de contacto</text:span></text:p>
      <text:p text:style-name="P25">&lt;/p&gt;</text:p>
      <text:p text:style-name="P20"/>
      <text:p text:style-name="P17">*Nombre:* <text:span text:style-name="T26">{{</text:span><text:span text:style-name="T9">$datosMensaje</text:span>[<text:span text:style-name="T16">'nombre'</text:span>]<text:span text:style-name="T26">}}</text:span></text:p>
      <text:p text:style-name="P20"/>
      <text:p text:style-name="P17">*Email:* <text:span text:style-name="T26">{{</text:span><text:span text:style-name="T9">$datosMensaje</text:span>[<text:span text:style-name="T16">'email'</text:span>]<text:span text:style-name="T26">}}</text:span></text:p>
      <text:p text:style-name="P20"/>
      <text:p text:style-name="P17"><text:soft-page-break/>*Información*</text:p>
      <text:p text:style-name="P12"/>
      <text:p text:style-name="P17"><text:span text:style-name="T26">{{</text:span><text:span text:style-name="T9">$datosMensaje</text:span>[<text:span text:style-name="T16">'contenido'</text:span>]<text:span text:style-name="T26">}}</text:span></text:p>
      <text:p text:style-name="P20"/>
      <text:p text:style-name="P27">@endcomponent</text:p>
      <text:p text:style-name="P2"/>
      <text:p text:style-name="Preformatted_20_Text"/>
      <text:list xml:id="list42668041" text:continue-numbering="true" text:style-name="L1">
        <text:list-item>
          <text:p text:style-name="P28">Listo</text:p>
        </text:list-item>
        <text:list-item>
          <text:p text:style-name="P28">Uso de app.blade.php como plantilla, con todos los scripts y CDN necesarios para el funcionamiento</text:p>
        </text:list-item>
      </text:list>
      <text:p text:style-name="P24">&lt;!DOCTYPE html&gt;</text:p>
      <text:p text:style-name="P17"><text:span text:style-name="T9">&lt;html lang=</text:span><text:span text:style-name="T16">"</text:span><text:span text:style-name="T26">{{</text:span><text:span text:style-name="T16"> </text:span><text:span text:style-name="T26">str_replace(</text:span><text:span text:style-name="T16">'_'</text:span><text:span text:style-name="T26">, </text:span><text:span text:style-name="T16">'-'</text:span><text:span text:style-name="T26">, app()</text:span>-&gt;<text:span text:style-name="T26">getLocale())</text:span><text:span text:style-name="T16"> </text:span><text:span text:style-name="T26">}}</text:span><text:span text:style-name="T16">"</text:span><text:span text:style-name="T9">&gt;</text:span></text:p>
      <text:p text:style-name="P20"/>
      <text:p text:style-name="P25">&lt;head&gt;</text:p>
      <text:p text:style-name="P19">    <text:span text:style-name="T10">&lt;meta charset=</text:span><text:span text:style-name="T17">"utf-8"</text:span><text:span text:style-name="T10">&gt;</text:span></text:p>
      <text:p text:style-name="P19">    <text:span text:style-name="T10">&lt;meta name=</text:span><text:span text:style-name="T17">"viewport"</text:span><text:span text:style-name="T10"> content=</text:span><text:span text:style-name="T17">"width=device-width, initial-scale=1"</text:span><text:span text:style-name="T10">&gt;</text:span></text:p>
      <text:p text:style-name="P19">    <text:span text:style-name="T10">&lt;meta name=</text:span><text:span text:style-name="T17">"csrf-token"</text:span><text:span text:style-name="T10"> content=</text:span><text:span text:style-name="T17">"</text:span><text:span text:style-name="T27">{{</text:span><text:span text:style-name="T17"> </text:span><text:span text:style-name="T27">csrf_token()</text:span><text:span text:style-name="T17"> </text:span><text:span text:style-name="T27">}}</text:span><text:span text:style-name="T17">"</text:span><text:span text:style-name="T10">&gt;</text:span></text:p>
      <text:p text:style-name="P20"/>
      <text:p text:style-name="P19">    <text:span text:style-name="T10">&lt;title&gt;</text:span><text:span text:style-name="T27">{{</text:span><text:span text:style-name="T23"> </text:span><text:span text:style-name="T27">config(</text:span><text:span text:style-name="T17">'app.name'</text:span><text:span text:style-name="T27">, </text:span><text:span text:style-name="T17">'Laravel'</text:span><text:span text:style-name="T27">)</text:span><text:span text:style-name="T23"> </text:span><text:span text:style-name="T27">}}</text:span><text:span text:style-name="T10">&lt;/title&gt;</text:span></text:p>
      <text:p text:style-name="P20"/>
      <text:p text:style-name="P19">    <text:span text:style-name="T30">&lt;!-- Fonts --&gt;</text:span></text:p>
      <text:p text:style-name="P19">    <text:span text:style-name="T10">&lt;link rel=</text:span><text:span text:style-name="T17">"stylesheet"</text:span><text:span text:style-name="T10"> href=</text:span><text:span text:style-name="T17">"https://fonts.googleapis.com/css2?family=Nunito:wght@400;600;700&amp;display=swap"</text:span><text:span text:style-name="T10">&gt;</text:span></text:p>
      <text:p text:style-name="P20"/>
      <text:p text:style-name="P19">    <text:span text:style-name="T30">&lt;!--Fontawesome CDN--&gt;</text:span></text:p>
      <text:p text:style-name="P19">    <text:span text:style-name="T10">&lt;link rel=</text:span><text:span text:style-name="T17">"stylesheet"</text:span><text:span text:style-name="T10"> href=</text:span><text:span text:style-name="T17">"https://cdnjs.cloudflare.com/ajax/libs/font-awesome/6.1.1/css/all.min.css"</text:span></text:p>
      <text:p text:style-name="P19"><text:span text:style-name="T9">        </text:span><text:span text:style-name="T10">integrity=</text:span><text:span text:style-name="T17">"sha512-KfkfwYDsLkIlwQp6LFnl8zNdLGxu9YAA1QvwINks4PhcElQSvqcyVLLD9aMhXd13uQjoXtEKNosOWaZqXgel0g=="</text:span></text:p>
      <text:p text:style-name="P19"><text:span text:style-name="T9">        </text:span><text:span text:style-name="T10">crossorigin=</text:span><text:span text:style-name="T17">"anonymous"</text:span><text:span text:style-name="T10"> referrerpolicy=</text:span><text:span text:style-name="T17">"no-referrer"</text:span><text:span text:style-name="T10"> /&gt;</text:span></text:p>
      <text:p text:style-name="P20"/>
      <text:p text:style-name="P19">    <text:span text:style-name="T30">&lt;!--Sweet alert 2 CDN--&gt;</text:span></text:p>
      <text:p text:style-name="P19">    <text:span text:style-name="T10">&lt;script src=</text:span><text:span text:style-name="T17">"//cdn.jsdelivr.net/npm/sweetalert2@11"</text:span><text:span text:style-name="T10">&gt;&lt;/script&gt;</text:span></text:p>
      <text:p text:style-name="P20"/>
      <text:p text:style-name="P19">    <text:span text:style-name="T30">&lt;!--Animate.css CDN--&gt;</text:span></text:p>
      <text:p text:style-name="P19">    <text:span text:style-name="T10">&lt;link rel=</text:span><text:span text:style-name="T17">"stylesheet"</text:span><text:span text:style-name="T10"> href=</text:span><text:span text:style-name="T17">"https://cdnjs.cloudflare.com/ajax/libs/animate.css/4.1.1/animate.min.css"</text:span><text:span text:style-name="T10"> /&gt;</text:span></text:p>
      <text:p text:style-name="P12"/>
      <text:p text:style-name="P19">    <text:span text:style-name="T30">&lt;!-- Styles --&gt;</text:span></text:p>
      <text:p text:style-name="P19">    <text:span text:style-name="T10">&lt;link rel=</text:span><text:span text:style-name="T17">"stylesheet"</text:span><text:span text:style-name="T10"> href=</text:span><text:span text:style-name="T17">"</text:span><text:span text:style-name="T27">{{</text:span><text:span text:style-name="T17"> </text:span><text:span text:style-name="T27">mix(</text:span><text:span text:style-name="T17">'css/app.css'</text:span><text:span text:style-name="T27">)</text:span><text:span text:style-name="T17"> </text:span><text:span text:style-name="T27">}}</text:span><text:span text:style-name="T17">"</text:span><text:span text:style-name="T10">&gt;</text:span></text:p>
      <text:p text:style-name="P20"/>
      <text:p text:style-name="P19">    <text:span text:style-name="T21">@livewireStyles</text:span></text:p>
      <text:p text:style-name="P20"/>
      <text:p text:style-name="P19">    <text:span text:style-name="T30">&lt;!-- Scripts --&gt;</text:span></text:p>
      <text:p text:style-name="P19">    <text:span text:style-name="T10">&lt;script src=</text:span><text:span text:style-name="T17">"</text:span><text:span text:style-name="T27">{{</text:span><text:span text:style-name="T17"> </text:span><text:span text:style-name="T27">mix(</text:span><text:span text:style-name="T17">'js/app.js'</text:span><text:span text:style-name="T27">)</text:span><text:span text:style-name="T17"> </text:span><text:span text:style-name="T27">}}</text:span><text:span text:style-name="T17">"</text:span><text:span text:style-name="T10"> defer&gt;&lt;/script&gt;</text:span></text:p>
      <text:p text:style-name="P25">&lt;/head&gt;</text:p>
      <text:p text:style-name="P20"/>
      <text:p text:style-name="P17"><text:span text:style-name="T9">&lt;body class=</text:span><text:span text:style-name="T16">"font-sans antialiased"</text:span><text:span text:style-name="T9">&gt;</text:span></text:p>
      <text:p text:style-name="P19">    <text:span text:style-name="T10">&lt;x-jet-banner /&gt;</text:span></text:p>
      <text:p text:style-name="P20"><text:soft-page-break/></text:p>
      <text:p text:style-name="P19">    <text:span text:style-name="T10">&lt;div class=</text:span><text:span text:style-name="T17">"min-h-screen bg-gray-100"</text:span><text:span text:style-name="T10">&gt;</text:span></text:p>
      <text:p text:style-name="P19">        <text:span text:style-name="T21">@livewire</text:span><text:span text:style-name="T23">(</text:span><text:span text:style-name="T17">'navigation-menu'</text:span><text:span text:style-name="T23">)</text:span></text:p>
      <text:p text:style-name="P20"/>
      <text:p text:style-name="P19">        <text:span text:style-name="T30">&lt;!-- Page Heading --&gt;</text:span></text:p>
      <text:p text:style-name="P19">        <text:span text:style-name="T21">@if </text:span><text:span text:style-name="T23">(</text:span><text:span text:style-name="T27">isset(</text:span><text:span text:style-name="T10">$header</text:span><text:span text:style-name="T27">)</text:span><text:span text:style-name="T23">)</text:span></text:p>
      <text:p text:style-name="P19">            <text:span text:style-name="T10">&lt;header class=</text:span><text:span text:style-name="T17">"bg-white shadow"</text:span><text:span text:style-name="T10">&gt;</text:span></text:p>
      <text:p text:style-name="P19">                <text:span text:style-name="T10">&lt;div class=</text:span><text:span text:style-name="T17">"max-w-7xl mx-auto py-6 px-4 sm:px-6 lg:px-8"</text:span><text:span text:style-name="T10">&gt;</text:span></text:p>
      <text:p text:style-name="P19">                    <text:span text:style-name="T27">{{</text:span><text:span text:style-name="T23"> </text:span><text:span text:style-name="T10">$header</text:span><text:span text:style-name="T23"> </text:span><text:span text:style-name="T27">}}</text:span></text:p>
      <text:p text:style-name="P19">                <text:span text:style-name="T10">&lt;/div&gt;</text:span></text:p>
      <text:p text:style-name="P19">            <text:span text:style-name="T10">&lt;/header&gt;</text:span></text:p>
      <text:p text:style-name="P19">        <text:span text:style-name="T21">@endif</text:span></text:p>
      <text:p text:style-name="P20"/>
      <text:p text:style-name="P19">        <text:span text:style-name="T30">&lt;!-- Page Content --&gt;</text:span></text:p>
      <text:p text:style-name="P19">        <text:span text:style-name="T10">&lt;main&gt;</text:span></text:p>
      <text:p text:style-name="P19">            <text:span text:style-name="T27">{{</text:span><text:span text:style-name="T23"> </text:span><text:span text:style-name="T10">$slot</text:span><text:span text:style-name="T23"> </text:span><text:span text:style-name="T27">}}</text:span></text:p>
      <text:p text:style-name="P20"/>
      <text:p text:style-name="P19">        <text:span text:style-name="T10">&lt;/main&gt;</text:span></text:p>
      <text:p text:style-name="P19">    <text:span text:style-name="T10">&lt;/div&gt;</text:span></text:p>
      <text:p text:style-name="P20"/>
      <text:p text:style-name="P19">    <text:span text:style-name="T21">@stack</text:span><text:span text:style-name="T23">(</text:span><text:span text:style-name="T17">'modals'</text:span><text:span text:style-name="T23">)</text:span></text:p>
      <text:p text:style-name="P20"/>
      <text:p text:style-name="P19">    <text:span text:style-name="T21">@livewireScripts</text:span></text:p>
      <text:p text:style-name="P19">    <text:span text:style-name="T21">@if </text:span><text:span text:style-name="T23">(</text:span><text:span text:style-name="T27">session(</text:span><text:span text:style-name="T17">'info'</text:span><text:span text:style-name="T27">)</text:span><text:span text:style-name="T23">)</text:span></text:p>
      <text:p text:style-name="P19">        <text:span text:style-name="T10">&lt;script&gt;</text:span></text:p>
      <text:p text:style-name="P17"><text:span text:style-name="T9">Swal</text:span><text:span text:style-name="T26">.fire</text:span>({</text:p>
      <text:p text:style-name="P19">  <text:span text:style-name="T23">icon: </text:span><text:span text:style-name="T17">'success'</text:span><text:span text:style-name="T23">,</text:span></text:p>
      <text:p text:style-name="P19">  <text:span text:style-name="T23">title: </text:span><text:span text:style-name="T17">'{{session('</text:span><text:span text:style-name="T10">info</text:span><text:span text:style-name="T17">')}}'</text:span><text:span text:style-name="T23">,</text:span></text:p>
      <text:p text:style-name="P19">  <text:span text:style-name="T23">showConfirmButton: </text:span><text:span text:style-name="T15">false</text:span><text:span text:style-name="T23">,</text:span></text:p>
      <text:p text:style-name="P19">  <text:span text:style-name="T23">timer: </text:span><text:span text:style-name="T15">1500</text:span></text:p>
      <text:p text:style-name="P17">})        <text:span text:style-name="T9">&lt;/script&gt;</text:span></text:p>
      <text:p text:style-name="P19">    <text:span text:style-name="T21">@endif</text:span></text:p>
      <text:p text:style-name="P25">&lt;/body&gt;</text:p>
      <text:p text:style-name="P20"/>
      <text:p text:style-name="P25">&lt;/html&gt;</text:p>
      <text:p text:style-name="Preformatted_20_Text"/>
      <text:list xml:id="list42684343" text:continue-numbering="true" text:style-name="L1">
        <text:list-item>
          <text:p text:style-name="P28">Uso de navigation-menu.blade.php como menu de navegacion en la plataforma</text:p>
        </text:list-item>
      </text:list>
      <text:p text:style-name="P16"><text:span text:style-name="T9">&lt;div class=</text:span><text:span text:style-name="T16">"hidden space-x-8 sm:-my-px sm:ml-10 sm:flex"</text:span><text:span text:style-name="T9">&gt;</text:span></text:p>
      <text:p text:style-name="P19">                    <text:span text:style-name="T10">&lt;x-jet-nav-link href=</text:span><text:span text:style-name="T17">"</text:span><text:span text:style-name="T27">{{</text:span><text:span text:style-name="T17"> </text:span><text:span text:style-name="T27">route(</text:span><text:span text:style-name="T17">'dashboard'</text:span><text:span text:style-name="T27">)</text:span><text:span text:style-name="T17"> </text:span><text:span text:style-name="T27">}}</text:span><text:span text:style-name="T17">"</text:span><text:span text:style-name="T10"> :active=</text:span><text:span text:style-name="T17">"</text:span><text:span text:style-name="T27">request()</text:span><text:span text:style-name="T23">-&gt;</text:span><text:span text:style-name="T27">routeIs</text:span><text:span text:style-name="T10">(</text:span><text:span text:style-name="T17">'dashboard'</text:span><text:span text:style-name="T10">)</text:span><text:span text:style-name="T17">"</text:span><text:span text:style-name="T10">&gt;</text:span></text:p>
      <text:p text:style-name="P19">                        <text:span text:style-name="T27">{{</text:span><text:span text:style-name="T23"> </text:span><text:span text:style-name="T27">__(</text:span><text:span text:style-name="T17">'Dashboard'</text:span><text:span text:style-name="T27">)</text:span><text:span text:style-name="T23"> </text:span><text:span text:style-name="T27">}}</text:span></text:p>
      <text:p text:style-name="P19">                    <text:span text:style-name="T10">&lt;/x-jet-nav-link&gt;</text:span></text:p>
      <text:p text:style-name="P19">                    <text:span text:style-name="T10">&lt;x-jet-nav-link href=</text:span><text:span text:style-name="T17">"</text:span><text:span text:style-name="T27">{{</text:span><text:span text:style-name="T17"> </text:span><text:span text:style-name="T27">route(</text:span><text:span text:style-name="T17">'comics.index'</text:span><text:span text:style-name="T27">)</text:span><text:span text:style-name="T17"> </text:span><text:span text:style-name="T27">}}</text:span><text:span text:style-name="T17">"</text:span><text:span text:style-name="T10"> :active=</text:span><text:span text:style-name="T17">"</text:span><text:span text:style-name="T27">request()</text:span><text:span text:style-name="T23">-&gt;</text:span><text:span text:style-name="T27">routeIs</text:span><text:span text:style-name="T10">(</text:span><text:span text:style-name="T17">'comics.*'</text:span><text:span text:style-name="T10">)</text:span><text:span text:style-name="T17">"</text:span><text:span text:style-name="T10">&gt;</text:span></text:p>
      <text:p text:style-name="P19">                        <text:span text:style-name="T27">{{</text:span><text:span text:style-name="T23"> </text:span><text:span text:style-name="T27">__(</text:span><text:span text:style-name="T17">'Comics'</text:span><text:span text:style-name="T27">)</text:span><text:span text:style-name="T23"> </text:span><text:span text:style-name="T27">}}</text:span></text:p>
      <text:p text:style-name="P19">                    <text:span text:style-name="T10">&lt;/x-jet-nav-link&gt;</text:span></text:p>
      <text:p text:style-name="P19">                    <text:span text:style-name="T10">&lt;x-jet-nav-link href=</text:span><text:span text:style-name="T17">"</text:span><text:span text:style-name="T27">{{</text:span><text:span text:style-name="T17"> </text:span><text:span text:style-name="T27">route(</text:span><text:span text:style-name="T17">'categories.index'</text:span><text:span text:style-name="T27">)</text:span><text:span text:style-name="T17"> </text:span><text:span text:style-name="T27">}}</text:span><text:span text:style-name="T17">"</text:span><text:span text:style-name="T10"> :active=</text:span><text:span text:style-name="T17">"</text:span><text:span text:style-name="T27">request()</text:span><text:span text:style-name="T23">-&gt;</text:span><text:span text:style-name="T27">routeIs</text:span><text:span text:style-name="T10">(</text:span><text:span text:style-name="T17">'categories.*'</text:span><text:span text:style-name="T10">)</text:span><text:span text:style-name="T17">"</text:span><text:span text:style-name="T10">&gt;</text:span></text:p>
      <text:p text:style-name="P19">                        <text:span text:style-name="T27">{{</text:span><text:span text:style-name="T23"> </text:span><text:span text:style-name="T27">__(</text:span><text:span text:style-name="T17">'Categorias'</text:span><text:span text:style-name="T27">)</text:span><text:span text:style-name="T23"> </text:span><text:span text:style-name="T27">}}</text:span></text:p>
      <text:p text:style-name="P19">                    <text:span text:style-name="T10">&lt;/x-jet-nav-link&gt;</text:span></text:p>
      <text:p text:style-name="P19"><text:soft-page-break/>                    <text:span text:style-name="T10">&lt;x-jet-nav-link href=</text:span><text:span text:style-name="T17">"</text:span><text:span text:style-name="T27">{{</text:span><text:span text:style-name="T17"> </text:span><text:span text:style-name="T27">route(</text:span><text:span text:style-name="T17">'contacto.index'</text:span><text:span text:style-name="T27">)</text:span><text:span text:style-name="T17"> </text:span><text:span text:style-name="T27">}}</text:span><text:span text:style-name="T17">"</text:span><text:span text:style-name="T10"> :active=</text:span><text:span text:style-name="T17">"</text:span><text:span text:style-name="T27">request()</text:span><text:span text:style-name="T23">-&gt;</text:span><text:span text:style-name="T27">routeIs</text:span><text:span text:style-name="T10">(</text:span><text:span text:style-name="T17">'contacto.*'</text:span><text:span text:style-name="T10">)</text:span><text:span text:style-name="T17">"</text:span><text:span text:style-name="T10">&gt;</text:span></text:p>
      <text:p text:style-name="P19">                        <text:span text:style-name="T27">{{</text:span><text:span text:style-name="T23"> </text:span><text:span text:style-name="T27">__(</text:span><text:span text:style-name="T17">'Contacto'</text:span><text:span text:style-name="T27">)</text:span><text:span text:style-name="T23"> </text:span><text:span text:style-name="T27">}}</text:span></text:p>
      <text:p text:style-name="P19">                    <text:span text:style-name="T10">&lt;/x-jet-nav-link&gt;</text:span></text:p>
      <text:p text:style-name="P19">                <text:span text:style-name="T10">&lt;/div&gt;</text:span></text:p>
      <text:p text:style-name="P19">            <text:span text:style-name="T10">&lt;/div&gt;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Black" svg:font-family="'Arial Black'"/>
    <style:font-face style:name="Consolas" svg:font-family="Consolas, 'Courier New', monospace"/>
    <style:font-face style:name="Inter" svg:font-family="Inter, system-ui, apple-system, 'Segoe UI', Roboto, Ubuntu, Cantarell, 'Noto Sans', sans-serif"/>
    <style:font-face style:name="source-code-pro" svg:font-family="source-code-pro, Menlo, Monaco, Consolas, 'Courier New', monospace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 Black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name="Times New Roman"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Times New Roman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6-15T22:44:14.74</dc:date>
    <meta:editing-duration>PT6H48M20S</meta:editing-duration>
    <meta:editing-cycles>6</meta:editing-cycles>
    <meta:generator>OpenOffice/4.1.10$Win32 OpenOffice.org_project/4110m2$Build-9807</meta:generator>
    <meta:document-statistic meta:table-count="0" meta:image-count="1" meta:object-count="0" meta:page-count="27" meta:paragraph-count="933" meta:word-count="3049" meta:character-count="41260"/>
    <dc:creator>Francisco Ruiz Ortega</dc:creator>
  </office:meta>
</office:document-meta>
</file>